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shapes>
          <draw:frame draw:z-index="0" draw:style-name="gr1" svg:width="15.999cm" svg:height="8.999cm" svg:x="12.614cm" svg:y="0.447cm">
            <draw:object draw:notify-on-update-of-ranges="Sheet1.A2:Sheet1.A175 Sheet1.C2:Sheet1.C175 Sheet1.A2:Sheet1.A175 Sheet1.D2:Sheet1.D175 Sheet1.A2:Sheet1.A175 Sheet1.E2:Sheet1.E17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1cm" svg:height="8.987cm" svg:x="2.314cm" svg:y="79.837cm">
            <draw:object draw:notify-on-update-of-ranges="Sheet1.A2:Sheet1.A175 Sheet1.B1:Sheet1.B1 Sheet1.B2:Sheet1.B175 Sheet1.A2:Sheet1.A175 Sheet1.E1:Sheet1.E1 Sheet1.E2:Sheet1.E175 Sheet1.A2:Sheet1.A175 Sheet1.C1:Sheet1.C1 Sheet1.C2:Sheet1.C175 Sheet1.A2:Sheet1.A175 Sheet1.D1:Sheet1.D1 Sheet1.D2:Sheet1.D17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Distance (mm)</text:p>
          </table:table-cell>
          <table:table-cell office:value-type="string">
            <text:p>Magnetic force <text:s/>(N)</text:p>
          </table:table-cell>
          <table:table-cell office:value-type="string">
            <text:p>CF force (N) @ 80 km / h</text:p>
          </table:table-cell>
          <table:table-cell office:value-type="string">
            <text:p>CF force (N) @ 120 km / h</text:p>
          </table:table-cell>
          <table:table-cell office:value-type="string">
            <text:p>CF force (N) @ 40 km / h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18.0364210537669">
            <text:p>18,0364210538</text:p>
          </table:table-cell>
          <table:table-cell table:formula="of:=-1.67/1000*(275-[.A2])/1000*((80/3.6/1.9)^2)" office:value-type="float" office:value="-0.0627999042440409">
            <text:p>-0,0627999042</text:p>
          </table:table-cell>
          <table:table-cell table:formula="of:=-1.67/1000*(275-[.A2])/1000*((120/3.6/1.9)^2)" office:value-type="float" office:value="-0.141299784549092">
            <text:p>-0,1412997845</text:p>
          </table:table-cell>
          <table:table-cell table:formula="of:=-1.67/1000*(275-[.A2])/1000*((40/3.6/1.9)^2)" office:value-type="float" office:value="-0.0156999760610102">
            <text:p>-0,0156999761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16.4671634610066">
            <text:p>16,467163461</text:p>
          </table:table-cell>
          <table:table-cell table:formula="of:=-1.67/1000*(275-[.A3])/1000*((80/3.6/1.9)^2)" office:value-type="float" office:value="-0.0627770596080845">
            <text:p>-0,0627770596</text:p>
          </table:table-cell>
          <table:table-cell table:formula="of:=-1.67/1000*(275-[.A3])/1000*((120/3.6/1.9)^2)" office:value-type="float" office:value="-0.14124838411819">
            <text:p>-0,1412483841</text:p>
          </table:table-cell>
          <table:table-cell table:formula="of:=-1.67/1000*(275-[.A3])/1000*((40/3.6/1.9)^2)" office:value-type="float" office:value="-0.0156942649020211">
            <text:p>-0,0156942649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15.3193739584147">
            <text:p>15,3193739584</text:p>
          </table:table-cell>
          <table:table-cell table:formula="of:=-1.67/1000*(275-[.A4])/1000*((80/3.6/1.9)^2)" office:value-type="float" office:value="-0.0627542149721282">
            <text:p>-0,062754215</text:p>
          </table:table-cell>
          <table:table-cell table:formula="of:=-1.67/1000*(275-[.A4])/1000*((120/3.6/1.9)^2)" office:value-type="float" office:value="-0.141196983687288">
            <text:p>-0,1411969837</text:p>
          </table:table-cell>
          <table:table-cell table:formula="of:=-1.67/1000*(275-[.A4])/1000*((40/3.6/1.9)^2)" office:value-type="float" office:value="-0.015688553743032">
            <text:p>-0,0156885537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14.2356277381374">
            <text:p>14,2356277381</text:p>
          </table:table-cell>
          <table:table-cell table:formula="of:=-1.67/1000*(275-[.A5])/1000*((80/3.6/1.9)^2)" office:value-type="float" office:value="-0.0627313703361718">
            <text:p>-0,0627313703</text:p>
          </table:table-cell>
          <table:table-cell table:formula="of:=-1.67/1000*(275-[.A5])/1000*((120/3.6/1.9)^2)" office:value-type="float" office:value="-0.141145583256387">
            <text:p>-0,1411455833</text:p>
          </table:table-cell>
          <table:table-cell table:formula="of:=-1.67/1000*(275-[.A5])/1000*((40/3.6/1.9)^2)" office:value-type="float" office:value="-0.015682842584043">
            <text:p>-0,0156828426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3.3292008312678">
            <text:p>13,3292008313</text:p>
          </table:table-cell>
          <table:table-cell table:formula="of:=-1.67/1000*(275-[.A6])/1000*((80/3.6/1.9)^2)" office:value-type="float" office:value="-0.0627085257002155">
            <text:p>-0,0627085257</text:p>
          </table:table-cell>
          <table:table-cell table:formula="of:=-1.67/1000*(275-[.A6])/1000*((120/3.6/1.9)^2)" office:value-type="float" office:value="-0.141094182825485">
            <text:p>-0,1410941828</text:p>
          </table:table-cell>
          <table:table-cell table:formula="of:=-1.67/1000*(275-[.A6])/1000*((40/3.6/1.9)^2)" office:value-type="float" office:value="-0.0156771314250539">
            <text:p>-0,0156771314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12.6607191647974">
            <text:p>12,6607191648</text:p>
          </table:table-cell>
          <table:table-cell table:formula="of:=-1.67/1000*(275-[.A7])/1000*((80/3.6/1.9)^2)" office:value-type="float" office:value="-0.0626856810642591">
            <text:p>-0,0626856811</text:p>
          </table:table-cell>
          <table:table-cell table:formula="of:=-1.67/1000*(275-[.A7])/1000*((120/3.6/1.9)^2)" office:value-type="float" office:value="-0.141042782394583">
            <text:p>-0,1410427824</text:p>
          </table:table-cell>
          <table:table-cell table:formula="of:=-1.67/1000*(275-[.A7])/1000*((40/3.6/1.9)^2)" office:value-type="float" office:value="-0.0156714202660648">
            <text:p>-0,0156714203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11.8612526795573">
            <text:p>11,8612526796</text:p>
          </table:table-cell>
          <table:table-cell table:formula="of:=-1.67/1000*(275-[.A8])/1000*((80/3.6/1.9)^2)" office:value-type="float" office:value="-0.0626628364283027">
            <text:p>-0,0626628364</text:p>
          </table:table-cell>
          <table:table-cell table:formula="of:=-1.67/1000*(275-[.A8])/1000*((120/3.6/1.9)^2)" office:value-type="float" office:value="-0.140991381963681">
            <text:p>-0,140991382</text:p>
          </table:table-cell>
          <table:table-cell table:formula="of:=-1.67/1000*(275-[.A8])/1000*((40/3.6/1.9)^2)" office:value-type="float" office:value="-0.0156657091070757">
            <text:p>-0,0156657091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11.2635494282747">
            <text:p>11,2635494283</text:p>
          </table:table-cell>
          <table:table-cell table:formula="of:=-1.67/1000*(275-[.A9])/1000*((80/3.6/1.9)^2)" office:value-type="float" office:value="-0.0626399917923464">
            <text:p>-0,0626399918</text:p>
          </table:table-cell>
          <table:table-cell table:formula="of:=-1.67/1000*(275-[.A9])/1000*((120/3.6/1.9)^2)" office:value-type="float" office:value="-0.140939981532779">
            <text:p>-0,1409399815</text:p>
          </table:table-cell>
          <table:table-cell table:formula="of:=-1.67/1000*(275-[.A9])/1000*((40/3.6/1.9)^2)" office:value-type="float" office:value="-0.0156599979480866">
            <text:p>-0,0156599979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0.5428182516789">
            <text:p>10,5428182517</text:p>
          </table:table-cell>
          <table:table-cell table:formula="of:=-1.67/1000*(275-[.A10])/1000*((80/3.6/1.9)^2)" office:value-type="float" office:value="-0.06261714715639">
            <text:p>-0,0626171472</text:p>
          </table:table-cell>
          <table:table-cell table:formula="of:=-1.67/1000*(275-[.A10])/1000*((120/3.6/1.9)^2)" office:value-type="float" office:value="-0.140888581101878">
            <text:p>-0,1408885811</text:p>
          </table:table-cell>
          <table:table-cell table:formula="of:=-1.67/1000*(275-[.A10])/1000*((40/3.6/1.9)^2)" office:value-type="float" office:value="-0.0156542867890975">
            <text:p>-0,01565428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1374835009439">
            <text:p>10,1374835009</text:p>
          </table:table-cell>
          <table:table-cell table:formula="of:=-1.67/1000*(275-[.A11])/1000*((80/3.6/1.9)^2)" office:value-type="float" office:value="-0.0625943025204336">
            <text:p>-0,0625943025</text:p>
          </table:table-cell>
          <table:table-cell table:formula="of:=-1.67/1000*(275-[.A11])/1000*((120/3.6/1.9)^2)" office:value-type="float" office:value="-0.140837180670976">
            <text:p>-0,1408371807</text:p>
          </table:table-cell>
          <table:table-cell table:formula="of:=-1.67/1000*(275-[.A11])/1000*((40/3.6/1.9)^2)" office:value-type="float" office:value="-0.0156485756301084">
            <text:p>-0,0156485756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9.51877655945043">
            <text:p>9,5187765595</text:p>
          </table:table-cell>
          <table:table-cell table:formula="of:=-1.67/1000*(275-[.A12])/1000*((80/3.6/1.9)^2)" office:value-type="float" office:value="-0.0625714578844773">
            <text:p>-0,0625714579</text:p>
          </table:table-cell>
          <table:table-cell table:formula="of:=-1.67/1000*(275-[.A12])/1000*((120/3.6/1.9)^2)" office:value-type="float" office:value="-0.140785780240074">
            <text:p>-0,1407857802</text:p>
          </table:table-cell>
          <table:table-cell table:formula="of:=-1.67/1000*(275-[.A12])/1000*((40/3.6/1.9)^2)" office:value-type="float" office:value="-0.0156428644711193">
            <text:p>-0,0156428645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9.17906177941164">
            <text:p>9,1790617794</text:p>
          </table:table-cell>
          <table:table-cell table:formula="of:=-1.67/1000*(275-[.A13])/1000*((80/3.6/1.9)^2)" office:value-type="float" office:value="-0.0625486132485209">
            <text:p>-0,0625486132</text:p>
          </table:table-cell>
          <table:table-cell table:formula="of:=-1.67/1000*(275-[.A13])/1000*((120/3.6/1.9)^2)" office:value-type="float" office:value="-0.140734379809172">
            <text:p>-0,1407343798</text:p>
          </table:table-cell>
          <table:table-cell table:formula="of:=-1.67/1000*(275-[.A13])/1000*((40/3.6/1.9)^2)" office:value-type="float" office:value="-0.0156371533121302">
            <text:p>-0,0156371533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8.81896538297868">
            <text:p>8,818965383</text:p>
          </table:table-cell>
          <table:table-cell table:formula="of:=-1.67/1000*(275-[.A14])/1000*((80/3.6/1.9)^2)" office:value-type="float" office:value="-0.0625257686125646">
            <text:p>-0,0625257686</text:p>
          </table:table-cell>
          <table:table-cell table:formula="of:=-1.67/1000*(275-[.A14])/1000*((120/3.6/1.9)^2)" office:value-type="float" office:value="-0.14068297937827">
            <text:p>-0,1406829794</text:p>
          </table:table-cell>
          <table:table-cell table:formula="of:=-1.67/1000*(275-[.A14])/1000*((40/3.6/1.9)^2)" office:value-type="float" office:value="-0.0156314421531411">
            <text:p>-0,0156314422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8.40208097592322">
            <text:p>8,4020809759</text:p>
          </table:table-cell>
          <table:table-cell table:formula="of:=-1.67/1000*(275-[.A15])/1000*((80/3.6/1.9)^2)" office:value-type="float" office:value="-0.0625029239766082">
            <text:p>-0,062502924</text:p>
          </table:table-cell>
          <table:table-cell table:formula="of:=-1.67/1000*(275-[.A15])/1000*((120/3.6/1.9)^2)" office:value-type="float" office:value="-0.140631578947368">
            <text:p>-0,1406315789</text:p>
          </table:table-cell>
          <table:table-cell table:formula="of:=-1.67/1000*(275-[.A15])/1000*((40/3.6/1.9)^2)" office:value-type="float" office:value="-0.015625730994152">
            <text:p>-0,015625731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8.05415502335001">
            <text:p>8,0541550234</text:p>
          </table:table-cell>
          <table:table-cell table:formula="of:=-1.67/1000*(275-[.A16])/1000*((80/3.6/1.9)^2)" office:value-type="float" office:value="-0.0624800793406518">
            <text:p>-0,0624800793</text:p>
          </table:table-cell>
          <table:table-cell table:formula="of:=-1.67/1000*(275-[.A16])/1000*((120/3.6/1.9)^2)" office:value-type="float" office:value="-0.140580178516467">
            <text:p>-0,1405801785</text:p>
          </table:table-cell>
          <table:table-cell table:formula="of:=-1.67/1000*(275-[.A16])/1000*((40/3.6/1.9)^2)" office:value-type="float" office:value="-0.015620019835163">
            <text:p>-0,0156200198</text:p>
          </table:table-cell>
          <table:table-cell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7.64229380266638">
            <text:p>7,6422938027</text:p>
          </table:table-cell>
          <table:table-cell table:formula="of:=-1.67/1000*(275-[.A17])/1000*((80/3.6/1.9)^2)" office:value-type="float" office:value="-0.0624572347046955">
            <text:p>-0,0624572347</text:p>
          </table:table-cell>
          <table:table-cell table:formula="of:=-1.67/1000*(275-[.A17])/1000*((120/3.6/1.9)^2)" office:value-type="float" office:value="-0.140528778085565">
            <text:p>-0,1405287781</text:p>
          </table:table-cell>
          <table:table-cell table:formula="of:=-1.67/1000*(275-[.A17])/1000*((40/3.6/1.9)^2)" office:value-type="float" office:value="-0.0156143086761739">
            <text:p>-0,0156143087</text:p>
          </table:table-cell>
          <table:table-cell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7.37804902947577">
            <text:p>7,3780490295</text:p>
          </table:table-cell>
          <table:table-cell table:formula="of:=-1.67/1000*(275-[.A18])/1000*((80/3.6/1.9)^2)" office:value-type="float" office:value="-0.0624343900687391">
            <text:p>-0,0624343901</text:p>
          </table:table-cell>
          <table:table-cell table:formula="of:=-1.67/1000*(275-[.A18])/1000*((120/3.6/1.9)^2)" office:value-type="float" office:value="-0.140477377654663">
            <text:p>-0,1404773777</text:p>
          </table:table-cell>
          <table:table-cell table:formula="of:=-1.67/1000*(275-[.A18])/1000*((40/3.6/1.9)^2)" office:value-type="float" office:value="-0.0156085975171848">
            <text:p>-0,0156085975</text:p>
          </table:table-cell>
          <table:table-cell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7.07569209310833">
            <text:p>7,0756920931</text:p>
          </table:table-cell>
          <table:table-cell table:formula="of:=-1.67/1000*(275-[.A19])/1000*((80/3.6/1.9)^2)" office:value-type="float" office:value="-0.0624115454327827">
            <text:p>-0,0624115454</text:p>
          </table:table-cell>
          <table:table-cell table:formula="of:=-1.67/1000*(275-[.A19])/1000*((120/3.6/1.9)^2)" office:value-type="float" office:value="-0.140425977223761">
            <text:p>-0,1404259772</text:p>
          </table:table-cell>
          <table:table-cell table:formula="of:=-1.67/1000*(275-[.A19])/1000*((40/3.6/1.9)^2)" office:value-type="float" office:value="-0.0156028863581957">
            <text:p>-0,0156028864</text:p>
          </table:table-cell>
          <table:table-cell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6.7922642783502">
            <text:p>6,7922642784</text:p>
          </table:table-cell>
          <table:table-cell table:formula="of:=-1.67/1000*(275-[.A20])/1000*((80/3.6/1.9)^2)" office:value-type="float" office:value="-0.0623887007968264">
            <text:p>-0,0623887008</text:p>
          </table:table-cell>
          <table:table-cell table:formula="of:=-1.67/1000*(275-[.A20])/1000*((120/3.6/1.9)^2)" office:value-type="float" office:value="-0.140374576792859">
            <text:p>-0,1403745768</text:p>
          </table:table-cell>
          <table:table-cell table:formula="of:=-1.67/1000*(275-[.A20])/1000*((40/3.6/1.9)^2)" office:value-type="float" office:value="-0.0155971751992066">
            <text:p>-0,015597175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52995255667304">
            <text:p>6,5299525567</text:p>
          </table:table-cell>
          <table:table-cell table:formula="of:=-1.67/1000*(275-[.A21])/1000*((80/3.6/1.9)^2)" office:value-type="float" office:value="-0.06236585616087">
            <text:p>-0,0623658562</text:p>
          </table:table-cell>
          <table:table-cell table:formula="of:=-1.67/1000*(275-[.A21])/1000*((120/3.6/1.9)^2)" office:value-type="float" office:value="-0.140323176361958">
            <text:p>-0,1403231764</text:p>
          </table:table-cell>
          <table:table-cell table:formula="of:=-1.67/1000*(275-[.A21])/1000*((40/3.6/1.9)^2)" office:value-type="float" office:value="-0.0155914640402175">
            <text:p>-0,015591464</text:p>
          </table:table-cell>
          <table:table-cell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6.27833678874649">
            <text:p>6,2783367887</text:p>
          </table:table-cell>
          <table:table-cell table:formula="of:=-1.67/1000*(275-[.A22])/1000*((80/3.6/1.9)^2)" office:value-type="float" office:value="-0.0623430115249136">
            <text:p>-0,0623430115</text:p>
          </table:table-cell>
          <table:table-cell table:formula="of:=-1.67/1000*(275-[.A22])/1000*((120/3.6/1.9)^2)" office:value-type="float" office:value="-0.140271775931056">
            <text:p>-0,1402717759</text:p>
          </table:table-cell>
          <table:table-cell table:formula="of:=-1.67/1000*(275-[.A22])/1000*((40/3.6/1.9)^2)" office:value-type="float" office:value="-0.0155857528812284">
            <text:p>-0,0155857529</text:p>
          </table:table-cell>
          <table:table-cell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5.99034531026372">
            <text:p>5,9903453103</text:p>
          </table:table-cell>
          <table:table-cell table:formula="of:=-1.67/1000*(275-[.A23])/1000*((80/3.6/1.9)^2)" office:value-type="float" office:value="-0.0623201668889573">
            <text:p>-0,0623201669</text:p>
          </table:table-cell>
          <table:table-cell table:formula="of:=-1.67/1000*(275-[.A23])/1000*((120/3.6/1.9)^2)" office:value-type="float" office:value="-0.140220375500154">
            <text:p>-0,1402203755</text:p>
          </table:table-cell>
          <table:table-cell table:formula="of:=-1.67/1000*(275-[.A23])/1000*((40/3.6/1.9)^2)" office:value-type="float" office:value="-0.0155800417222393">
            <text:p>-0,0155800417</text:p>
          </table:table-cell>
          <table:table-cell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5.82911259040183">
            <text:p>5,8291125904</text:p>
          </table:table-cell>
          <table:table-cell table:formula="of:=-1.67/1000*(275-[.A24])/1000*((80/3.6/1.9)^2)" office:value-type="float" office:value="-0.0622973222530009">
            <text:p>-0,0622973223</text:p>
          </table:table-cell>
          <table:table-cell table:formula="of:=-1.67/1000*(275-[.A24])/1000*((120/3.6/1.9)^2)" office:value-type="float" office:value="-0.140168975069252">
            <text:p>-0,1401689751</text:p>
          </table:table-cell>
          <table:table-cell table:formula="of:=-1.67/1000*(275-[.A24])/1000*((40/3.6/1.9)^2)" office:value-type="float" office:value="-0.0155743305632502">
            <text:p>-0,0155743306</text:p>
          </table:table-cell>
          <table:table-cell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5.54690573762257">
            <text:p>5,5469057376</text:p>
          </table:table-cell>
          <table:table-cell table:formula="of:=-1.67/1000*(275-[.A25])/1000*((80/3.6/1.9)^2)" office:value-type="float" office:value="-0.0622744776170446">
            <text:p>-0,0622744776</text:p>
          </table:table-cell>
          <table:table-cell table:formula="of:=-1.67/1000*(275-[.A25])/1000*((120/3.6/1.9)^2)" office:value-type="float" office:value="-0.14011757463835">
            <text:p>-0,1401175746</text:p>
          </table:table-cell>
          <table:table-cell table:formula="of:=-1.67/1000*(275-[.A25])/1000*((40/3.6/1.9)^2)" office:value-type="float" office:value="-0.0155686194042611">
            <text:p>-0,0155686194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5.32569684911077">
            <text:p>5,3256968491</text:p>
          </table:table-cell>
          <table:table-cell table:formula="of:=-1.67/1000*(275-[.A26])/1000*((80/3.6/1.9)^2)" office:value-type="float" office:value="-0.0622516329810882">
            <text:p>-0,062251633</text:p>
          </table:table-cell>
          <table:table-cell table:formula="of:=-1.67/1000*(275-[.A26])/1000*((120/3.6/1.9)^2)" office:value-type="float" office:value="-0.140066174207448">
            <text:p>-0,1400661742</text:p>
          </table:table-cell>
          <table:table-cell table:formula="of:=-1.67/1000*(275-[.A26])/1000*((40/3.6/1.9)^2)" office:value-type="float" office:value="-0.015562908245272">
            <text:p>-0,0155629082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5.10255120927101">
            <text:p>5,1025512093</text:p>
          </table:table-cell>
          <table:table-cell table:formula="of:=-1.67/1000*(275-[.A27])/1000*((80/3.6/1.9)^2)" office:value-type="float" office:value="-0.0622287883451318">
            <text:p>-0,0622287883</text:p>
          </table:table-cell>
          <table:table-cell table:formula="of:=-1.67/1000*(275-[.A27])/1000*((120/3.6/1.9)^2)" office:value-type="float" office:value="-0.140014773776547">
            <text:p>-0,1400147738</text:p>
          </table:table-cell>
          <table:table-cell table:formula="of:=-1.67/1000*(275-[.A27])/1000*((40/3.6/1.9)^2)" office:value-type="float" office:value="-0.015557197086283">
            <text:p>-0,0155571971</text:p>
          </table:table-cell>
          <table:table-cell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4.94635483099533">
            <text:p>4,946354831</text:p>
          </table:table-cell>
          <table:table-cell table:formula="of:=-1.67/1000*(275-[.A28])/1000*((80/3.6/1.9)^2)" office:value-type="float" office:value="-0.0622059437091755">
            <text:p>-0,0622059437</text:p>
          </table:table-cell>
          <table:table-cell table:formula="of:=-1.67/1000*(275-[.A28])/1000*((120/3.6/1.9)^2)" office:value-type="float" office:value="-0.139963373345645">
            <text:p>-0,1399633733</text:p>
          </table:table-cell>
          <table:table-cell table:formula="of:=-1.67/1000*(275-[.A28])/1000*((40/3.6/1.9)^2)" office:value-type="float" office:value="-0.0155514859272939">
            <text:p>-0,0155514859</text:p>
          </table:table-cell>
          <table:table-cell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4.77938180927179">
            <text:p>4,7793818093</text:p>
          </table:table-cell>
          <table:table-cell table:formula="of:=-1.67/1000*(275-[.A29])/1000*((80/3.6/1.9)^2)" office:value-type="float" office:value="-0.0621830990732191">
            <text:p>-0,0621830991</text:p>
          </table:table-cell>
          <table:table-cell table:formula="of:=-1.67/1000*(275-[.A29])/1000*((120/3.6/1.9)^2)" office:value-type="float" office:value="-0.139911972914743">
            <text:p>-0,1399119729</text:p>
          </table:table-cell>
          <table:table-cell table:formula="of:=-1.67/1000*(275-[.A29])/1000*((40/3.6/1.9)^2)" office:value-type="float" office:value="-0.0155457747683048">
            <text:p>-0,0155457748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4.63819063302441">
            <text:p>4,638190633</text:p>
          </table:table-cell>
          <table:table-cell table:formula="of:=-1.67/1000*(275-[.A30])/1000*((80/3.6/1.9)^2)" office:value-type="float" office:value="-0.0621602544372628">
            <text:p>-0,0621602544</text:p>
          </table:table-cell>
          <table:table-cell table:formula="of:=-1.67/1000*(275-[.A30])/1000*((120/3.6/1.9)^2)" office:value-type="float" office:value="-0.139860572483841">
            <text:p>-0,1398605725</text:p>
          </table:table-cell>
          <table:table-cell table:formula="of:=-1.67/1000*(275-[.A30])/1000*((40/3.6/1.9)^2)" office:value-type="float" office:value="-0.0155400636093157">
            <text:p>-0,015540063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40184211441064">
            <text:p>4,4018421144</text:p>
          </table:table-cell>
          <table:table-cell table:formula="of:=-1.67/1000*(275-[.A31])/1000*((80/3.6/1.9)^2)" office:value-type="float" office:value="-0.0621374098013064">
            <text:p>-0,0621374098</text:p>
          </table:table-cell>
          <table:table-cell table:formula="of:=-1.67/1000*(275-[.A31])/1000*((120/3.6/1.9)^2)" office:value-type="float" office:value="-0.139809172052939">
            <text:p>-0,1398091721</text:p>
          </table:table-cell>
          <table:table-cell table:formula="of:=-1.67/1000*(275-[.A31])/1000*((40/3.6/1.9)^2)" office:value-type="float" office:value="-0.0155343524503266">
            <text:p>-0,0155343525</text:p>
          </table:table-cell>
          <table:table-cell table:formula="of:=(375-[.A31])/1000*((40/3.6/1.9)^2)" office:value-type="float" office:value="12.7218631373756">
            <text:p>12,7218631374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4.22953556719077">
            <text:p>4,2295355672</text:p>
          </table:table-cell>
          <table:table-cell table:formula="of:=-1.67/1000*(275-[.A32])/1000*((80/3.6/1.9)^2)" office:value-type="float" office:value="-0.06211456516535">
            <text:p>-0,0621145652</text:p>
          </table:table-cell>
          <table:table-cell table:formula="of:=-1.67/1000*(275-[.A32])/1000*((120/3.6/1.9)^2)" office:value-type="float" office:value="-0.139757771622038">
            <text:p>-0,1397577716</text:p>
          </table:table-cell>
          <table:table-cell table:formula="of:=-1.67/1000*(275-[.A32])/1000*((40/3.6/1.9)^2)" office:value-type="float" office:value="-0.0155286412913375">
            <text:p>-0,0155286413</text:p>
          </table:table-cell>
          <table:table-cell table:formula="of:=(375-[.D32])/1000*((80/3.6/1.9)^2)" office:value-type="float" office:value="51.3169532877292">
            <text:p>51,3169532877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4.13497245841757">
            <text:p>4,1349724584</text:p>
          </table:table-cell>
          <table:table-cell table:formula="of:=-1.67/1000*(275-[.A33])/1000*((80/3.6/1.9)^2)" office:value-type="float" office:value="-0.0620917205293937">
            <text:p>-0,0620917205</text:p>
          </table:table-cell>
          <table:table-cell table:formula="of:=-1.67/1000*(275-[.A33])/1000*((120/3.6/1.9)^2)" office:value-type="float" office:value="-0.139706371191136">
            <text:p>-0,1397063712</text:p>
          </table:table-cell>
          <table:table-cell table:formula="of:=-1.67/1000*(275-[.A33])/1000*((40/3.6/1.9)^2)" office:value-type="float" office:value="-0.0155229301323484">
            <text:p>-0,0155229301</text:p>
          </table:table-cell>
          <table:table-cell table:formula="of:=(375-[.A33])/1000*((120/3.6/1.9)^2)" office:value-type="float" office:value="114.435210834103">
            <text:p>114,4352108341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3.96793524656862">
            <text:p>3,9679352466</text:p>
          </table:table-cell>
          <table:table-cell table:formula="of:=-1.67/1000*(275-[.A34])/1000*((80/3.6/1.9)^2)" office:value-type="float" office:value="-0.0620688758934373">
            <text:p>-0,0620688759</text:p>
          </table:table-cell>
          <table:table-cell table:formula="of:=-1.67/1000*(275-[.A34])/1000*((120/3.6/1.9)^2)" office:value-type="float" office:value="-0.139654970760234">
            <text:p>-0,1396549708</text:p>
          </table:table-cell>
          <table:table-cell table:formula="of:=-1.67/1000*(275-[.A34])/1000*((40/3.6/1.9)^2)" office:value-type="float" office:value="-0.0155172189733593">
            <text:p>-0,015517219</text:p>
          </table:table-cell>
          <table:table-cell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3.79328888506187">
            <text:p>3,7932888851</text:p>
          </table:table-cell>
          <table:table-cell table:formula="of:=-1.67/1000*(275-[.A35])/1000*((80/3.6/1.9)^2)" office:value-type="float" office:value="-0.0620460312574809">
            <text:p>-0,0620460313</text:p>
          </table:table-cell>
          <table:table-cell table:formula="of:=-1.67/1000*(275-[.A35])/1000*((120/3.6/1.9)^2)" office:value-type="float" office:value="-0.139603570329332">
            <text:p>-0,1396035703</text:p>
          </table:table-cell>
          <table:table-cell table:formula="of:=-1.67/1000*(275-[.A35])/1000*((40/3.6/1.9)^2)" office:value-type="float" office:value="-0.0155115078143702">
            <text:p>-0,0155115078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3.6565671832032">
            <text:p>3,6565671832</text:p>
          </table:table-cell>
          <table:table-cell table:formula="of:=-1.67/1000*(275-[.A36])/1000*((80/3.6/1.9)^2)" office:value-type="float" office:value="-0.0620231866215246">
            <text:p>-0,0620231866</text:p>
          </table:table-cell>
          <table:table-cell table:formula="of:=-1.67/1000*(275-[.A36])/1000*((120/3.6/1.9)^2)" office:value-type="float" office:value="-0.13955216989843">
            <text:p>-0,1395521699</text:p>
          </table:table-cell>
          <table:table-cell table:formula="of:=-1.67/1000*(275-[.A36])/1000*((40/3.6/1.9)^2)" office:value-type="float" office:value="-0.0155057966553811">
            <text:p>-0,0155057967</text:p>
          </table:table-cell>
          <table:table-cell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3.54834181096904">
            <text:p>3,548341811</text:p>
          </table:table-cell>
          <table:table-cell table:formula="of:=-1.67/1000*(275-[.A37])/1000*((80/3.6/1.9)^2)" office:value-type="float" office:value="-0.0620003419855682">
            <text:p>-0,062000342</text:p>
          </table:table-cell>
          <table:table-cell table:formula="of:=-1.67/1000*(275-[.A37])/1000*((120/3.6/1.9)^2)" office:value-type="float" office:value="-0.139500769467528">
            <text:p>-0,1395007695</text:p>
          </table:table-cell>
          <table:table-cell table:formula="of:=-1.67/1000*(275-[.A37])/1000*((40/3.6/1.9)^2)" office:value-type="float" office:value="-0.0155000854963921">
            <text:p>-0,0155000855</text:p>
          </table:table-cell>
          <table:table-cell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3.42790127942338">
            <text:p>3,4279012794</text:p>
          </table:table-cell>
          <table:table-cell table:formula="of:=-1.67/1000*(275-[.A38])/1000*((80/3.6/1.9)^2)" office:value-type="float" office:value="-0.0619774973496118">
            <text:p>-0,0619774973</text:p>
          </table:table-cell>
          <table:table-cell table:formula="of:=-1.67/1000*(275-[.A38])/1000*((120/3.6/1.9)^2)" office:value-type="float" office:value="-0.139449369036627">
            <text:p>-0,139449369</text:p>
          </table:table-cell>
          <table:table-cell table:formula="of:=-1.67/1000*(275-[.A38])/1000*((40/3.6/1.9)^2)" office:value-type="float" office:value="-0.015494374337403">
            <text:p>-0,0154943743</text:p>
          </table:table-cell>
          <table:table-cell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3.32236782255478">
            <text:p>3,3223678226</text:p>
          </table:table-cell>
          <table:table-cell table:formula="of:=-1.67/1000*(275-[.A39])/1000*((80/3.6/1.9)^2)" office:value-type="float" office:value="-0.0619546527136555">
            <text:p>-0,0619546527</text:p>
          </table:table-cell>
          <table:table-cell table:formula="of:=-1.67/1000*(275-[.A39])/1000*((120/3.6/1.9)^2)" office:value-type="float" office:value="-0.139397968605725">
            <text:p>-0,1393979686</text:p>
          </table:table-cell>
          <table:table-cell table:formula="of:=-1.67/1000*(275-[.A39])/1000*((40/3.6/1.9)^2)" office:value-type="float" office:value="-0.0154886631784139">
            <text:p>-0,0154886632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3.1973697451485">
            <text:p>3,1973697451</text:p>
          </table:table-cell>
          <table:table-cell table:formula="of:=-1.67/1000*(275-[.A40])/1000*((80/3.6/1.9)^2)" office:value-type="float" office:value="-0.0619318080776991">
            <text:p>-0,0619318081</text:p>
          </table:table-cell>
          <table:table-cell table:formula="of:=-1.67/1000*(275-[.A40])/1000*((120/3.6/1.9)^2)" office:value-type="float" office:value="-0.139346568174823">
            <text:p>-0,1393465682</text:p>
          </table:table-cell>
          <table:table-cell table:formula="of:=-1.67/1000*(275-[.A40])/1000*((40/3.6/1.9)^2)" office:value-type="float" office:value="-0.0154829520194248">
            <text:p>-0,01548295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07342909334429">
            <text:p>3,0734290933</text:p>
          </table:table-cell>
          <table:table-cell table:formula="of:=-1.67/1000*(275-[.A41])/1000*((80/3.6/1.9)^2)" office:value-type="float" office:value="-0.0619089634417428">
            <text:p>-0,0619089634</text:p>
          </table:table-cell>
          <table:table-cell table:formula="of:=-1.67/1000*(275-[.A41])/1000*((120/3.6/1.9)^2)" office:value-type="float" office:value="-0.139295167743921">
            <text:p>-0,1392951677</text:p>
          </table:table-cell>
          <table:table-cell table:formula="of:=-1.67/1000*(275-[.A41])/1000*((40/3.6/1.9)^2)" office:value-type="float" office:value="-0.0154772408604357">
            <text:p>-0,0154772409</text:p>
          </table:table-cell>
          <table:table-cell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2.97205570304071">
            <text:p>2,972055703</text:p>
          </table:table-cell>
          <table:table-cell table:formula="of:=-1.67/1000*(275-[.A42])/1000*((80/3.6/1.9)^2)" office:value-type="float" office:value="-0.0618861188057864">
            <text:p>-0,0618861188</text:p>
          </table:table-cell>
          <table:table-cell table:formula="of:=-1.67/1000*(275-[.A42])/1000*((120/3.6/1.9)^2)" office:value-type="float" office:value="-0.139243767313019">
            <text:p>-0,1392437673</text:p>
          </table:table-cell>
          <table:table-cell table:formula="of:=-1.67/1000*(275-[.A42])/1000*((40/3.6/1.9)^2)" office:value-type="float" office:value="-0.0154715297014466">
            <text:p>-0,0154715297</text:p>
          </table:table-cell>
          <table:table-cell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2.84817104789785">
            <text:p>2,8481710479</text:p>
          </table:table-cell>
          <table:table-cell table:formula="of:=-1.67/1000*(275-[.A43])/1000*((80/3.6/1.9)^2)" office:value-type="float" office:value="-0.06186327416983">
            <text:p>-0,0618632742</text:p>
          </table:table-cell>
          <table:table-cell table:formula="of:=-1.67/1000*(275-[.A43])/1000*((120/3.6/1.9)^2)" office:value-type="float" office:value="-0.139192366882118">
            <text:p>-0,1391923669</text:p>
          </table:table-cell>
          <table:table-cell table:formula="of:=-1.67/1000*(275-[.A43])/1000*((40/3.6/1.9)^2)" office:value-type="float" office:value="-0.0154658185424575">
            <text:p>-0,0154658185</text:p>
          </table:table-cell>
          <table:table-cell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2.7123789306619">
            <text:p>2,7123789307</text:p>
          </table:table-cell>
          <table:table-cell table:formula="of:=-1.67/1000*(275-[.A44])/1000*((80/3.6/1.9)^2)" office:value-type="float" office:value="-0.0618404295338737">
            <text:p>-0,0618404295</text:p>
          </table:table-cell>
          <table:table-cell table:formula="of:=-1.67/1000*(275-[.A44])/1000*((120/3.6/1.9)^2)" office:value-type="float" office:value="-0.139140966451216">
            <text:p>-0,1391409665</text:p>
          </table:table-cell>
          <table:table-cell table:formula="of:=-1.67/1000*(275-[.A44])/1000*((40/3.6/1.9)^2)" office:value-type="float" office:value="-0.0154601073834684">
            <text:p>-0,0154601074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2.63959300525144">
            <text:p>2,6395930053</text:p>
          </table:table-cell>
          <table:table-cell table:formula="of:=-1.67/1000*(275-[.A45])/1000*((80/3.6/1.9)^2)" office:value-type="float" office:value="-0.0618175848979173">
            <text:p>-0,0618175849</text:p>
          </table:table-cell>
          <table:table-cell table:formula="of:=-1.67/1000*(275-[.A45])/1000*((120/3.6/1.9)^2)" office:value-type="float" office:value="-0.139089566020314">
            <text:p>-0,139089566</text:p>
          </table:table-cell>
          <table:table-cell table:formula="of:=-1.67/1000*(275-[.A45])/1000*((40/3.6/1.9)^2)" office:value-type="float" office:value="-0.0154543962244793">
            <text:p>-0,0154543962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.54521793713711">
            <text:p>2,5452179371</text:p>
          </table:table-cell>
          <table:table-cell table:formula="of:=-1.67/1000*(275-[.A46])/1000*((80/3.6/1.9)^2)" office:value-type="float" office:value="-0.061794740261961">
            <text:p>-0,0617947403</text:p>
          </table:table-cell>
          <table:table-cell table:formula="of:=-1.67/1000*(275-[.A46])/1000*((120/3.6/1.9)^2)" office:value-type="float" office:value="-0.139038165589412">
            <text:p>-0,1390381656</text:p>
          </table:table-cell>
          <table:table-cell table:formula="of:=-1.67/1000*(275-[.A46])/1000*((40/3.6/1.9)^2)" office:value-type="float" office:value="-0.0154486850654902">
            <text:p>-0,0154486851</text:p>
          </table:table-cell>
          <table:table-cell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2.42973170589348">
            <text:p>2,4297317059</text:p>
          </table:table-cell>
          <table:table-cell table:formula="of:=-1.67/1000*(275-[.A47])/1000*((80/3.6/1.9)^2)" office:value-type="float" office:value="-0.0617718956260046">
            <text:p>-0,0617718956</text:p>
          </table:table-cell>
          <table:table-cell table:formula="of:=-1.67/1000*(275-[.A47])/1000*((120/3.6/1.9)^2)" office:value-type="float" office:value="-0.13898676515851">
            <text:p>-0,1389867652</text:p>
          </table:table-cell>
          <table:table-cell table:formula="of:=-1.67/1000*(275-[.A47])/1000*((40/3.6/1.9)^2)" office:value-type="float" office:value="-0.0154429739065011">
            <text:p>-0,0154429739</text:p>
          </table:table-cell>
          <table:table-cell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2.37100155285009">
            <text:p>2,3710015529</text:p>
          </table:table-cell>
          <table:table-cell table:formula="of:=-1.67/1000*(275-[.A48])/1000*((80/3.6/1.9)^2)" office:value-type="float" office:value="-0.0617490509900482">
            <text:p>-0,061749051</text:p>
          </table:table-cell>
          <table:table-cell table:formula="of:=-1.67/1000*(275-[.A48])/1000*((120/3.6/1.9)^2)" office:value-type="float" office:value="-0.138935364727609">
            <text:p>-0,1389353647</text:p>
          </table:table-cell>
          <table:table-cell table:formula="of:=-1.67/1000*(275-[.A48])/1000*((40/3.6/1.9)^2)" office:value-type="float" office:value="-0.0154372627475121">
            <text:p>-0,0154372627</text:p>
          </table:table-cell>
          <table:table-cell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2.28255513671789">
            <text:p>2,2825551367</text:p>
          </table:table-cell>
          <table:table-cell table:formula="of:=-1.67/1000*(275-[.A49])/1000*((80/3.6/1.9)^2)" office:value-type="float" office:value="-0.0617262063540919">
            <text:p>-0,0617262064</text:p>
          </table:table-cell>
          <table:table-cell table:formula="of:=-1.67/1000*(275-[.A49])/1000*((120/3.6/1.9)^2)" office:value-type="float" office:value="-0.138883964296707">
            <text:p>-0,1388839643</text:p>
          </table:table-cell>
          <table:table-cell table:formula="of:=-1.67/1000*(275-[.A49])/1000*((40/3.6/1.9)^2)" office:value-type="float" office:value="-0.015431551588523">
            <text:p>-0,0154315516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2.18847922405739">
            <text:p>2,1884792241</text:p>
          </table:table-cell>
          <table:table-cell table:formula="of:=-1.67/1000*(275-[.A50])/1000*((80/3.6/1.9)^2)" office:value-type="float" office:value="-0.0617033617181355">
            <text:p>-0,0617033617</text:p>
          </table:table-cell>
          <table:table-cell table:formula="of:=-1.67/1000*(275-[.A50])/1000*((120/3.6/1.9)^2)" office:value-type="float" office:value="-0.138832563865805">
            <text:p>-0,1388325639</text:p>
          </table:table-cell>
          <table:table-cell table:formula="of:=-1.67/1000*(275-[.A50])/1000*((40/3.6/1.9)^2)" office:value-type="float" office:value="-0.0154258404295339">
            <text:p>-0,015425840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10977443714772">
            <text:p>2,1097744371</text:p>
          </table:table-cell>
          <table:table-cell table:formula="of:=-1.67/1000*(275-[.A51])/1000*((80/3.6/1.9)^2)" office:value-type="float" office:value="-0.0616805170821791">
            <text:p>-0,0616805171</text:p>
          </table:table-cell>
          <table:table-cell table:formula="of:=-1.67/1000*(275-[.A51])/1000*((120/3.6/1.9)^2)" office:value-type="float" office:value="-0.138781163434903">
            <text:p>-0,1387811634</text:p>
          </table:table-cell>
          <table:table-cell table:formula="of:=-1.67/1000*(275-[.A51])/1000*((40/3.6/1.9)^2)" office:value-type="float" office:value="-0.0154201292705448">
            <text:p>-0,0154201293</text:p>
          </table:table-cell>
          <table:table-cell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2.03287680251711">
            <text:p>2,0328768025</text:p>
          </table:table-cell>
          <table:table-cell table:formula="of:=-1.67/1000*(275-[.A52])/1000*((80/3.6/1.9)^2)" office:value-type="float" office:value="-0.0616576724462228">
            <text:p>-0,0616576724</text:p>
          </table:table-cell>
          <table:table-cell table:formula="of:=-1.67/1000*(275-[.A52])/1000*((120/3.6/1.9)^2)" office:value-type="float" office:value="-0.138729763004001">
            <text:p>-0,138729763</text:p>
          </table:table-cell>
          <table:table-cell table:formula="of:=-1.67/1000*(275-[.A52])/1000*((40/3.6/1.9)^2)" office:value-type="float" office:value="-0.0154144181115557">
            <text:p>-0,0154144181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1.94885344155656">
            <text:p>1,9488534416</text:p>
          </table:table-cell>
          <table:table-cell table:formula="of:=-1.67/1000*(275-[.A53])/1000*((80/3.6/1.9)^2)" office:value-type="float" office:value="-0.0616348278102664">
            <text:p>-0,0616348278</text:p>
          </table:table-cell>
          <table:table-cell table:formula="of:=-1.67/1000*(275-[.A53])/1000*((120/3.6/1.9)^2)" office:value-type="float" office:value="-0.138678362573099">
            <text:p>-0,1386783626</text:p>
          </table:table-cell>
          <table:table-cell table:formula="of:=-1.67/1000*(275-[.A53])/1000*((40/3.6/1.9)^2)" office:value-type="float" office:value="-0.0154087069525666">
            <text:p>-0,015408707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1.88673413010869">
            <text:p>1,8867341301</text:p>
          </table:table-cell>
          <table:table-cell table:formula="of:=-1.67/1000*(275-[.A54])/1000*((80/3.6/1.9)^2)" office:value-type="float" office:value="-0.06161198317431">
            <text:p>-0,0616119832</text:p>
          </table:table-cell>
          <table:table-cell table:formula="of:=-1.67/1000*(275-[.A54])/1000*((120/3.6/1.9)^2)" office:value-type="float" office:value="-0.138626962142198">
            <text:p>-0,1386269621</text:p>
          </table:table-cell>
          <table:table-cell table:formula="of:=-1.67/1000*(275-[.A54])/1000*((40/3.6/1.9)^2)" office:value-type="float" office:value="-0.0154029957935775">
            <text:p>-0,0154029958</text:p>
          </table:table-cell>
          <table:table-cell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1.79644134210159">
            <text:p>1,7964413421</text:p>
          </table:table-cell>
          <table:table-cell table:formula="of:=-1.67/1000*(275-[.A55])/1000*((80/3.6/1.9)^2)" office:value-type="float" office:value="-0.0615891385383537">
            <text:p>-0,0615891385</text:p>
          </table:table-cell>
          <table:table-cell table:formula="of:=-1.67/1000*(275-[.A55])/1000*((120/3.6/1.9)^2)" office:value-type="float" office:value="-0.138575561711296">
            <text:p>-0,1385755617</text:p>
          </table:table-cell>
          <table:table-cell table:formula="of:=-1.67/1000*(275-[.A55])/1000*((40/3.6/1.9)^2)" office:value-type="float" office:value="-0.0153972846345884">
            <text:p>-0,0153972846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.72292244439377">
            <text:p>1,7229224444</text:p>
          </table:table-cell>
          <table:table-cell table:formula="of:=-1.67/1000*(275-[.A56])/1000*((80/3.6/1.9)^2)" office:value-type="float" office:value="-0.0615662939023973">
            <text:p>-0,0615662939</text:p>
          </table:table-cell>
          <table:table-cell table:formula="of:=-1.67/1000*(275-[.A56])/1000*((120/3.6/1.9)^2)" office:value-type="float" office:value="-0.138524161280394">
            <text:p>-0,1385241613</text:p>
          </table:table-cell>
          <table:table-cell table:formula="of:=-1.67/1000*(275-[.A56])/1000*((40/3.6/1.9)^2)" office:value-type="float" office:value="-0.0153915734755993">
            <text:p>-0,0153915735</text:p>
          </table:table-cell>
          <table:table-cell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1.64895695258702">
            <text:p>1,6489569526</text:p>
          </table:table-cell>
          <table:table-cell table:formula="of:=-1.67/1000*(275-[.A57])/1000*((80/3.6/1.9)^2)" office:value-type="float" office:value="-0.061543449266441">
            <text:p>-0,0615434493</text:p>
          </table:table-cell>
          <table:table-cell table:formula="of:=-1.67/1000*(275-[.A57])/1000*((120/3.6/1.9)^2)" office:value-type="float" office:value="-0.138472760849492">
            <text:p>-0,1384727608</text:p>
          </table:table-cell>
          <table:table-cell table:formula="of:=-1.67/1000*(275-[.A57])/1000*((40/3.6/1.9)^2)" office:value-type="float" office:value="-0.0153858623166102">
            <text:p>-0,0153858623</text:p>
          </table:table-cell>
          <table:table-cell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1.58695151662903">
            <text:p>1,5869515166</text:p>
          </table:table-cell>
          <table:table-cell table:formula="of:=-1.67/1000*(275-[.A58])/1000*((80/3.6/1.9)^2)" office:value-type="float" office:value="-0.0615206046304846">
            <text:p>-0,0615206046</text:p>
          </table:table-cell>
          <table:table-cell table:formula="of:=-1.67/1000*(275-[.A58])/1000*((120/3.6/1.9)^2)" office:value-type="float" office:value="-0.13842136041859">
            <text:p>-0,1384213604</text:p>
          </table:table-cell>
          <table:table-cell table:formula="of:=-1.67/1000*(275-[.A58])/1000*((40/3.6/1.9)^2)" office:value-type="float" office:value="-0.0153801511576212">
            <text:p>-0,0153801512</text:p>
          </table:table-cell>
          <table:table-cell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1.52767814234212">
            <text:p>1,5276781423</text:p>
          </table:table-cell>
          <table:table-cell table:formula="of:=-1.67/1000*(275-[.A59])/1000*((80/3.6/1.9)^2)" office:value-type="float" office:value="-0.0614977599945282">
            <text:p>-0,06149776</text:p>
          </table:table-cell>
          <table:table-cell table:formula="of:=-1.67/1000*(275-[.A59])/1000*((120/3.6/1.9)^2)" office:value-type="float" office:value="-0.138369959987689">
            <text:p>-0,13836996</text:p>
          </table:table-cell>
          <table:table-cell table:formula="of:=-1.67/1000*(275-[.A59])/1000*((40/3.6/1.9)^2)" office:value-type="float" office:value="-0.0153744399986321">
            <text:p>-0,01537444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1.45749625507468">
            <text:p>1,4574962551</text:p>
          </table:table-cell>
          <table:table-cell table:formula="of:=-1.67/1000*(275-[.A60])/1000*((80/3.6/1.9)^2)" office:value-type="float" office:value="-0.0614749153585719">
            <text:p>-0,0614749154</text:p>
          </table:table-cell>
          <table:table-cell table:formula="of:=-1.67/1000*(275-[.A60])/1000*((120/3.6/1.9)^2)" office:value-type="float" office:value="-0.138318559556787">
            <text:p>-0,1383185596</text:p>
          </table:table-cell>
          <table:table-cell table:formula="of:=-1.67/1000*(275-[.A60])/1000*((40/3.6/1.9)^2)" office:value-type="float" office:value="-0.015368728839643">
            <text:p>-0,015368728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36861201776194">
            <text:p>1,3686120178</text:p>
          </table:table-cell>
          <table:table-cell table:formula="of:=-1.67/1000*(275-[.A61])/1000*((80/3.6/1.9)^2)" office:value-type="float" office:value="-0.0614520707226155">
            <text:p>-0,0614520707</text:p>
          </table:table-cell>
          <table:table-cell table:formula="of:=-1.67/1000*(275-[.A61])/1000*((120/3.6/1.9)^2)" office:value-type="float" office:value="-0.138267159125885">
            <text:p>-0,1382671591</text:p>
          </table:table-cell>
          <table:table-cell table:formula="of:=-1.67/1000*(275-[.A61])/1000*((40/3.6/1.9)^2)" office:value-type="float" office:value="-0.0153630176806539">
            <text:p>-0,0153630177</text:p>
          </table:table-cell>
          <table:table-cell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1.30187415526629">
            <text:p>1,3018741553</text:p>
          </table:table-cell>
          <table:table-cell table:formula="of:=-1.67/1000*(275-[.A62])/1000*((80/3.6/1.9)^2)" office:value-type="float" office:value="-0.0614292260866591">
            <text:p>-0,0614292261</text:p>
          </table:table-cell>
          <table:table-cell table:formula="of:=-1.67/1000*(275-[.A62])/1000*((120/3.6/1.9)^2)" office:value-type="float" office:value="-0.138215758694983">
            <text:p>-0,1382157587</text:p>
          </table:table-cell>
          <table:table-cell table:formula="of:=-1.67/1000*(275-[.A62])/1000*((40/3.6/1.9)^2)" office:value-type="float" office:value="-0.0153573065216648">
            <text:p>-0,0153573065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1.25822706064188">
            <text:p>1,2582270606</text:p>
          </table:table-cell>
          <table:table-cell table:formula="of:=-1.67/1000*(275-[.A63])/1000*((80/3.6/1.9)^2)" office:value-type="float" office:value="-0.0614063814507028">
            <text:p>-0,0614063815</text:p>
          </table:table-cell>
          <table:table-cell table:formula="of:=-1.67/1000*(275-[.A63])/1000*((120/3.6/1.9)^2)" office:value-type="float" office:value="-0.138164358264081">
            <text:p>-0,1381643583</text:p>
          </table:table-cell>
          <table:table-cell table:formula="of:=-1.67/1000*(275-[.A63])/1000*((40/3.6/1.9)^2)" office:value-type="float" office:value="-0.0153515953626757">
            <text:p>-0,0153515954</text:p>
          </table:table-cell>
          <table:table-cell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1.18451698792173">
            <text:p>1,1845169879</text:p>
          </table:table-cell>
          <table:table-cell table:formula="of:=-1.67/1000*(275-[.A64])/1000*((80/3.6/1.9)^2)" office:value-type="float" office:value="-0.0613835368147464">
            <text:p>-0,0613835368</text:p>
          </table:table-cell>
          <table:table-cell table:formula="of:=-1.67/1000*(275-[.A64])/1000*((120/3.6/1.9)^2)" office:value-type="float" office:value="-0.138112957833179">
            <text:p>-0,1381129578</text:p>
          </table:table-cell>
          <table:table-cell table:formula="of:=-1.67/1000*(275-[.A64])/1000*((40/3.6/1.9)^2)" office:value-type="float" office:value="-0.0153458842036866">
            <text:p>-0,0153458842</text:p>
          </table:table-cell>
          <table:table-cell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1.15903710147695">
            <text:p>1,1590371015</text:p>
          </table:table-cell>
          <table:table-cell table:formula="of:=-1.67/1000*(275-[.A65])/1000*((80/3.6/1.9)^2)" office:value-type="float" office:value="-0.0613606921787901">
            <text:p>-0,0613606922</text:p>
          </table:table-cell>
          <table:table-cell table:formula="of:=-1.67/1000*(275-[.A65])/1000*((120/3.6/1.9)^2)" office:value-type="float" office:value="-0.138061557402278">
            <text:p>-0,1380615574</text:p>
          </table:table-cell>
          <table:table-cell table:formula="of:=-1.67/1000*(275-[.A65])/1000*((40/3.6/1.9)^2)" office:value-type="float" office:value="-0.0153401730446975">
            <text:p>-0,015340173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.07479213030776">
            <text:p>1,0747921303</text:p>
          </table:table-cell>
          <table:table-cell table:formula="of:=-1.67/1000*(275-[.A66])/1000*((80/3.6/1.9)^2)" office:value-type="float" office:value="-0.0613378475428337">
            <text:p>-0,0613378475</text:p>
          </table:table-cell>
          <table:table-cell table:formula="of:=-1.67/1000*(275-[.A66])/1000*((120/3.6/1.9)^2)" office:value-type="float" office:value="-0.138010156971376">
            <text:p>-0,138010157</text:p>
          </table:table-cell>
          <table:table-cell table:formula="of:=-1.67/1000*(275-[.A66])/1000*((40/3.6/1.9)^2)" office:value-type="float" office:value="-0.0153344618857084">
            <text:p>-0,0153344619</text:p>
          </table:table-cell>
          <table:table-cell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1.03274011594334">
            <text:p>1,0327401159</text:p>
          </table:table-cell>
          <table:table-cell table:formula="of:=-1.67/1000*(275-[.A67])/1000*((80/3.6/1.9)^2)" office:value-type="float" office:value="-0.0613150029068773">
            <text:p>-0,0613150029</text:p>
          </table:table-cell>
          <table:table-cell table:formula="of:=-1.67/1000*(275-[.A67])/1000*((120/3.6/1.9)^2)" office:value-type="float" office:value="-0.137958756540474">
            <text:p>-0,1379587565</text:p>
          </table:table-cell>
          <table:table-cell table:formula="of:=-1.67/1000*(275-[.A67])/1000*((40/3.6/1.9)^2)" office:value-type="float" office:value="-0.0153287507267193">
            <text:p>-0,0153287507</text:p>
          </table:table-cell>
          <table:table-cell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.973409923708617">
            <text:p>0,9734099237</text:p>
          </table:table-cell>
          <table:table-cell table:formula="of:=-1.67/1000*(275-[.A68])/1000*((80/3.6/1.9)^2)" office:value-type="float" office:value="-0.061292158270921">
            <text:p>-0,0612921583</text:p>
          </table:table-cell>
          <table:table-cell table:formula="of:=-1.67/1000*(275-[.A68])/1000*((120/3.6/1.9)^2)" office:value-type="float" office:value="-0.137907356109572">
            <text:p>-0,1379073561</text:p>
          </table:table-cell>
          <table:table-cell table:formula="of:=-1.67/1000*(275-[.A68])/1000*((40/3.6/1.9)^2)" office:value-type="float" office:value="-0.0153230395677302">
            <text:p>-0,0153230396</text:p>
          </table:table-cell>
          <table:table-cell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919428730576074">
            <text:p>0,9194287306</text:p>
          </table:table-cell>
          <table:table-cell table:formula="of:=-1.67/1000*(275-[.A69])/1000*((80/3.6/1.9)^2)" office:value-type="float" office:value="-0.0612693136349646">
            <text:p>-0,0612693136</text:p>
          </table:table-cell>
          <table:table-cell table:formula="of:=-1.67/1000*(275-[.A69])/1000*((120/3.6/1.9)^2)" office:value-type="float" office:value="-0.13785595567867">
            <text:p>-0,1378559557</text:p>
          </table:table-cell>
          <table:table-cell table:formula="of:=-1.67/1000*(275-[.A69])/1000*((40/3.6/1.9)^2)" office:value-type="float" office:value="-0.0153173284087412">
            <text:p>-0,0153173284</text:p>
          </table:table-cell>
          <table:table-cell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860712819276889">
            <text:p>0,8607128193</text:p>
          </table:table-cell>
          <table:table-cell table:formula="of:=-1.67/1000*(275-[.A70])/1000*((80/3.6/1.9)^2)" office:value-type="float" office:value="-0.0612464689990083">
            <text:p>-0,061246469</text:p>
          </table:table-cell>
          <table:table-cell table:formula="of:=-1.67/1000*(275-[.A70])/1000*((120/3.6/1.9)^2)" office:value-type="float" office:value="-0.137804555247769">
            <text:p>-0,1378045552</text:p>
          </table:table-cell>
          <table:table-cell table:formula="of:=-1.67/1000*(275-[.A70])/1000*((40/3.6/1.9)^2)" office:value-type="float" office:value="-0.0153116172497521">
            <text:p>-0,015311617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24831267537031">
            <text:p>0,8248312675</text:p>
          </table:table-cell>
          <table:table-cell table:formula="of:=-1.67/1000*(275-[.A71])/1000*((80/3.6/1.9)^2)" office:value-type="float" office:value="-0.0612236243630519">
            <text:p>-0,0612236244</text:p>
          </table:table-cell>
          <table:table-cell table:formula="of:=-1.67/1000*(275-[.A71])/1000*((120/3.6/1.9)^2)" office:value-type="float" office:value="-0.137753154816867">
            <text:p>-0,1377531548</text:p>
          </table:table-cell>
          <table:table-cell table:formula="of:=-1.67/1000*(275-[.A71])/1000*((40/3.6/1.9)^2)" office:value-type="float" office:value="-0.015305906090763">
            <text:p>-0,0153059061</text:p>
          </table:table-cell>
          <table:table-cell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772015638361865">
            <text:p>0,7720156384</text:p>
          </table:table-cell>
          <table:table-cell table:formula="of:=-1.67/1000*(275-[.A72])/1000*((80/3.6/1.9)^2)" office:value-type="float" office:value="-0.0612007797270955">
            <text:p>-0,0612007797</text:p>
          </table:table-cell>
          <table:table-cell table:formula="of:=-1.67/1000*(275-[.A72])/1000*((120/3.6/1.9)^2)" office:value-type="float" office:value="-0.137701754385965">
            <text:p>-0,1377017544</text:p>
          </table:table-cell>
          <table:table-cell table:formula="of:=-1.67/1000*(275-[.A72])/1000*((40/3.6/1.9)^2)" office:value-type="float" office:value="-0.0153001949317739">
            <text:p>-0,0153001949</text:p>
          </table:table-cell>
          <table:table-cell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71619747980155">
            <text:p>0,7161974798</text:p>
          </table:table-cell>
          <table:table-cell table:formula="of:=-1.67/1000*(275-[.A73])/1000*((80/3.6/1.9)^2)" office:value-type="float" office:value="-0.0611779350911392">
            <text:p>-0,0611779351</text:p>
          </table:table-cell>
          <table:table-cell table:formula="of:=-1.67/1000*(275-[.A73])/1000*((120/3.6/1.9)^2)" office:value-type="float" office:value="-0.137650353955063">
            <text:p>-0,137650354</text:p>
          </table:table-cell>
          <table:table-cell table:formula="of:=-1.67/1000*(275-[.A73])/1000*((40/3.6/1.9)^2)" office:value-type="float" office:value="-0.0152944837727848">
            <text:p>-0,0152944838</text:p>
          </table:table-cell>
          <table:table-cell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.672503612927533">
            <text:p>0,6725036129</text:p>
          </table:table-cell>
          <table:table-cell table:formula="of:=-1.67/1000*(275-[.A74])/1000*((80/3.6/1.9)^2)" office:value-type="float" office:value="-0.0611550904551828">
            <text:p>-0,0611550905</text:p>
          </table:table-cell>
          <table:table-cell table:formula="of:=-1.67/1000*(275-[.A74])/1000*((120/3.6/1.9)^2)" office:value-type="float" office:value="-0.137598953524161">
            <text:p>-0,1375989535</text:p>
          </table:table-cell>
          <table:table-cell table:formula="of:=-1.67/1000*(275-[.A74])/1000*((40/3.6/1.9)^2)" office:value-type="float" office:value="-0.0152887726137957">
            <text:p>-0,0152887726</text:p>
          </table:table-cell>
          <table:table-cell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.629049078534549">
            <text:p>0,6290490785</text:p>
          </table:table-cell>
          <table:table-cell table:formula="of:=-1.67/1000*(275-[.A75])/1000*((80/3.6/1.9)^2)" office:value-type="float" office:value="-0.0611322458192264">
            <text:p>-0,0611322458</text:p>
          </table:table-cell>
          <table:table-cell table:formula="of:=-1.67/1000*(275-[.A75])/1000*((120/3.6/1.9)^2)" office:value-type="float" office:value="-0.13754755309326">
            <text:p>-0,1375475531</text:p>
          </table:table-cell>
          <table:table-cell table:formula="of:=-1.67/1000*(275-[.A75])/1000*((40/3.6/1.9)^2)" office:value-type="float" office:value="-0.0152830614548066">
            <text:p>-0,0152830615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5659644772902">
            <text:p>0,5659644773</text:p>
          </table:table-cell>
          <table:table-cell table:formula="of:=-1.67/1000*(275-[.A76])/1000*((80/3.6/1.9)^2)" office:value-type="float" office:value="-0.0611094011832701">
            <text:p>-0,0611094012</text:p>
          </table:table-cell>
          <table:table-cell table:formula="of:=-1.67/1000*(275-[.A76])/1000*((120/3.6/1.9)^2)" office:value-type="float" office:value="-0.137496152662358">
            <text:p>-0,1374961527</text:p>
          </table:table-cell>
          <table:table-cell table:formula="of:=-1.67/1000*(275-[.A76])/1000*((40/3.6/1.9)^2)" office:value-type="float" office:value="-0.0152773502958175">
            <text:p>-0,0152773503</text:p>
          </table:table-cell>
          <table:table-cell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0.53957577477387">
            <text:p>0,5395757748</text:p>
          </table:table-cell>
          <table:table-cell table:formula="of:=-1.67/1000*(275-[.A77])/1000*((80/3.6/1.9)^2)" office:value-type="float" office:value="-0.0610865565473137">
            <text:p>-0,0610865565</text:p>
          </table:table-cell>
          <table:table-cell table:formula="of:=-1.67/1000*(275-[.A77])/1000*((120/3.6/1.9)^2)" office:value-type="float" office:value="-0.137444752231456">
            <text:p>-0,1374447522</text:p>
          </table:table-cell>
          <table:table-cell table:formula="of:=-1.67/1000*(275-[.A77])/1000*((40/3.6/1.9)^2)" office:value-type="float" office:value="-0.0152716391368284">
            <text:p>-0,0152716391</text:p>
          </table:table-cell>
          <table:table-cell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0.48467748140425">
            <text:p>0,4846774814</text:p>
          </table:table-cell>
          <table:table-cell table:formula="of:=-1.67/1000*(275-[.A78])/1000*((80/3.6/1.9)^2)" office:value-type="float" office:value="-0.0610637119113573">
            <text:p>-0,0610637119</text:p>
          </table:table-cell>
          <table:table-cell table:formula="of:=-1.67/1000*(275-[.A78])/1000*((120/3.6/1.9)^2)" office:value-type="float" office:value="-0.137393351800554">
            <text:p>-0,1373933518</text:p>
          </table:table-cell>
          <table:table-cell table:formula="of:=-1.67/1000*(275-[.A78])/1000*((40/3.6/1.9)^2)" office:value-type="float" office:value="-0.0152659279778393">
            <text:p>-0,015265928</text:p>
          </table:table-cell>
          <table:table-cell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428769824842867">
            <text:p>0,4287698248</text:p>
          </table:table-cell>
          <table:table-cell table:formula="of:=-1.67/1000*(275-[.A79])/1000*((80/3.6/1.9)^2)" office:value-type="float" office:value="-0.061040867275401">
            <text:p>-0,0610408673</text:p>
          </table:table-cell>
          <table:table-cell table:formula="of:=-1.67/1000*(275-[.A79])/1000*((120/3.6/1.9)^2)" office:value-type="float" office:value="-0.137341951369652">
            <text:p>-0,1373419514</text:p>
          </table:table-cell>
          <table:table-cell table:formula="of:=-1.67/1000*(275-[.A79])/1000*((40/3.6/1.9)^2)" office:value-type="float" office:value="-0.0152602168188502">
            <text:p>-0,0152602168</text:p>
          </table:table-cell>
          <table:table-cell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0.382096162730008">
            <text:p>0,3820961627</text:p>
          </table:table-cell>
          <table:table-cell table:formula="of:=-1.67/1000*(275-[.A80])/1000*((80/3.6/1.9)^2)" office:value-type="float" office:value="-0.0610180226394446">
            <text:p>-0,0610180226</text:p>
          </table:table-cell>
          <table:table-cell table:formula="of:=-1.67/1000*(275-[.A80])/1000*((120/3.6/1.9)^2)" office:value-type="float" office:value="-0.13729055093875">
            <text:p>-0,1372905509</text:p>
          </table:table-cell>
          <table:table-cell table:formula="of:=-1.67/1000*(275-[.A80])/1000*((40/3.6/1.9)^2)" office:value-type="float" office:value="-0.0152545056598612">
            <text:p>-0,015254505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39831814681947">
            <text:p>0,3398318147</text:p>
          </table:table-cell>
          <table:table-cell table:formula="of:=-1.67/1000*(275-[.A81])/1000*((80/3.6/1.9)^2)" office:value-type="float" office:value="-0.0609951780034883">
            <text:p>-0,060995178</text:p>
          </table:table-cell>
          <table:table-cell table:formula="of:=-1.67/1000*(275-[.A81])/1000*((120/3.6/1.9)^2)" office:value-type="float" office:value="-0.137239150507849">
            <text:p>-0,1372391505</text:p>
          </table:table-cell>
          <table:table-cell table:formula="of:=-1.67/1000*(275-[.A81])/1000*((40/3.6/1.9)^2)" office:value-type="float" office:value="-0.0152487945008721">
            <text:p>-0,0152487945</text:p>
          </table:table-cell>
          <table:table-cell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28380126496084">
            <text:p>0,283801265</text:p>
          </table:table-cell>
          <table:table-cell table:formula="of:=-1.67/1000*(275-[.A82])/1000*((80/3.6/1.9)^2)" office:value-type="float" office:value="-0.0609723333675319">
            <text:p>-0,0609723334</text:p>
          </table:table-cell>
          <table:table-cell table:formula="of:=-1.67/1000*(275-[.A82])/1000*((120/3.6/1.9)^2)" office:value-type="float" office:value="-0.137187750076947">
            <text:p>-0,1371877501</text:p>
          </table:table-cell>
          <table:table-cell table:formula="of:=-1.67/1000*(275-[.A82])/1000*((40/3.6/1.9)^2)" office:value-type="float" office:value="-0.015243083341883">
            <text:p>-0,0152430833</text:p>
          </table:table-cell>
          <table:table-cell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0.245049375932815">
            <text:p>0,2450493759</text:p>
          </table:table-cell>
          <table:table-cell table:formula="of:=-1.67/1000*(275-[.A83])/1000*((80/3.6/1.9)^2)" office:value-type="float" office:value="-0.0609494887315755">
            <text:p>-0,0609494887</text:p>
          </table:table-cell>
          <table:table-cell table:formula="of:=-1.67/1000*(275-[.A83])/1000*((120/3.6/1.9)^2)" office:value-type="float" office:value="-0.137136349646045">
            <text:p>-0,1371363496</text:p>
          </table:table-cell>
          <table:table-cell table:formula="of:=-1.67/1000*(275-[.A83])/1000*((40/3.6/1.9)^2)" office:value-type="float" office:value="-0.0152373721828939">
            <text:p>-0,0152373722</text:p>
          </table:table-cell>
          <table:table-cell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0.204857766577419">
            <text:p>0,2048577666</text:p>
          </table:table-cell>
          <table:table-cell table:formula="of:=-1.67/1000*(275-[.A84])/1000*((80/3.6/1.9)^2)" office:value-type="float" office:value="-0.0609266440956192">
            <text:p>-0,0609266441</text:p>
          </table:table-cell>
          <table:table-cell table:formula="of:=-1.67/1000*(275-[.A84])/1000*((120/3.6/1.9)^2)" office:value-type="float" office:value="-0.137084949215143">
            <text:p>-0,1370849492</text:p>
          </table:table-cell>
          <table:table-cell table:formula="of:=-1.67/1000*(275-[.A84])/1000*((40/3.6/1.9)^2)" office:value-type="float" office:value="-0.0152316610239048">
            <text:p>-0,015231661</text:p>
          </table:table-cell>
          <table:table-cell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.177546339435688">
            <text:p>0,1775463394</text:p>
          </table:table-cell>
          <table:table-cell table:formula="of:=-1.67/1000*(275-[.A85])/1000*((80/3.6/1.9)^2)" office:value-type="float" office:value="-0.0609037994596628">
            <text:p>-0,0609037995</text:p>
          </table:table-cell>
          <table:table-cell table:formula="of:=-1.67/1000*(275-[.A85])/1000*((120/3.6/1.9)^2)" office:value-type="float" office:value="-0.137033548784241">
            <text:p>-0,1370335488</text:p>
          </table:table-cell>
          <table:table-cell table:formula="of:=-1.67/1000*(275-[.A85])/1000*((40/3.6/1.9)^2)" office:value-type="float" office:value="-0.0152259498649157">
            <text:p>-0,0152259499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10245794789946">
            <text:p>0,1024579479</text:p>
          </table:table-cell>
          <table:table-cell table:formula="of:=-1.67/1000*(275-[.A86])/1000*((80/3.6/1.9)^2)" office:value-type="float" office:value="-0.0608809548237064">
            <text:p>-0,0608809548</text:p>
          </table:table-cell>
          <table:table-cell table:formula="of:=-1.67/1000*(275-[.A86])/1000*((120/3.6/1.9)^2)" office:value-type="float" office:value="-0.136982148353339">
            <text:p>-0,1369821484</text:p>
          </table:table-cell>
          <table:table-cell table:formula="of:=-1.67/1000*(275-[.A86])/1000*((40/3.6/1.9)^2)" office:value-type="float" office:value="-0.0152202387059266">
            <text:p>-0,0152202387</text:p>
          </table:table-cell>
          <table:table-cell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.0766226719466564">
            <text:p>0,0766226719</text:p>
          </table:table-cell>
          <table:table-cell table:formula="of:=-1.67/1000*(275-[.A87])/1000*((80/3.6/1.9)^2)" office:value-type="float" office:value="-0.0608581101877501">
            <text:p>-0,0608581102</text:p>
          </table:table-cell>
          <table:table-cell table:formula="of:=-1.67/1000*(275-[.A87])/1000*((120/3.6/1.9)^2)" office:value-type="float" office:value="-0.136930747922438">
            <text:p>-0,1369307479</text:p>
          </table:table-cell>
          <table:table-cell table:formula="of:=-1.67/1000*(275-[.A87])/1000*((40/3.6/1.9)^2)" office:value-type="float" office:value="-0.0152145275469375">
            <text:p>-0,0152145275</text:p>
          </table:table-cell>
          <table:table-cell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0.025413256260665">
            <text:p>0,0254132563</text:p>
          </table:table-cell>
          <table:table-cell table:formula="of:=-1.67/1000*(275-[.A88])/1000*((80/3.6/1.9)^2)" office:value-type="float" office:value="-0.0608352655517937">
            <text:p>-0,0608352656</text:p>
          </table:table-cell>
          <table:table-cell table:formula="of:=-1.67/1000*(275-[.A88])/1000*((120/3.6/1.9)^2)" office:value-type="float" office:value="-0.136879347491536">
            <text:p>-0,1368793475</text:p>
          </table:table-cell>
          <table:table-cell table:formula="of:=-1.67/1000*(275-[.A88])/1000*((40/3.6/1.9)^2)" office:value-type="float" office:value="-0.0152088163879484">
            <text:p>-0,0152088164</text:p>
          </table:table-cell>
          <table:table-cell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-0.019518320789474">
            <text:p>-0,0195183208</text:p>
          </table:table-cell>
          <table:table-cell table:formula="of:=-1.67/1000*(275-[.A89])/1000*((80/3.6/1.9)^2)" office:value-type="float" office:value="-0.0608124209158374">
            <text:p>-0,0608124209</text:p>
          </table:table-cell>
          <table:table-cell table:formula="of:=-1.67/1000*(275-[.A89])/1000*((120/3.6/1.9)^2)" office:value-type="float" office:value="-0.136827947060634">
            <text:p>-0,1368279471</text:p>
          </table:table-cell>
          <table:table-cell table:formula="of:=-1.67/1000*(275-[.A89])/1000*((40/3.6/1.9)^2)" office:value-type="float" office:value="-0.0152031052289593">
            <text:p>-0,0152031052</text:p>
          </table:table-cell>
          <table:table-cell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-0.0514768670082581">
            <text:p>-0,051476867</text:p>
          </table:table-cell>
          <table:table-cell table:formula="of:=-1.67/1000*(275-[.A90])/1000*((80/3.6/1.9)^2)" office:value-type="float" office:value="-0.060789576279881">
            <text:p>-0,0607895763</text:p>
          </table:table-cell>
          <table:table-cell table:formula="of:=-1.67/1000*(275-[.A90])/1000*((120/3.6/1.9)^2)" office:value-type="float" office:value="-0.136776546629732">
            <text:p>-0,1367765466</text:p>
          </table:table-cell>
          <table:table-cell table:formula="of:=-1.67/1000*(275-[.A90])/1000*((40/3.6/1.9)^2)" office:value-type="float" office:value="-0.0151973940699702">
            <text:p>-0,015197394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113293458190722">
            <text:p>-0,1132934582</text:p>
          </table:table-cell>
          <table:table-cell table:formula="of:=-1.67/1000*(275-[.A91])/1000*((80/3.6/1.9)^2)" office:value-type="float" office:value="-0.0607667316439246">
            <text:p>-0,0607667316</text:p>
          </table:table-cell>
          <table:table-cell table:formula="of:=-1.67/1000*(275-[.A91])/1000*((120/3.6/1.9)^2)" office:value-type="float" office:value="-0.13672514619883">
            <text:p>-0,1367251462</text:p>
          </table:table-cell>
          <table:table-cell table:formula="of:=-1.67/1000*(275-[.A91])/1000*((40/3.6/1.9)^2)" office:value-type="float" office:value="-0.0151916829109812">
            <text:p>-0,0151916829</text:p>
          </table:table-cell>
          <table:table-cell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-0.181127409278164">
            <text:p>-0,1811274093</text:p>
          </table:table-cell>
          <table:table-cell table:formula="of:=-1.67/1000*(275-[.A92])/1000*((80/3.6/1.9)^2)" office:value-type="float" office:value="-0.0607438870079683">
            <text:p>-0,060743887</text:p>
          </table:table-cell>
          <table:table-cell table:formula="of:=-1.67/1000*(275-[.A92])/1000*((120/3.6/1.9)^2)" office:value-type="float" office:value="-0.136673745767929">
            <text:p>-0,1366737458</text:p>
          </table:table-cell>
          <table:table-cell table:formula="of:=-1.67/1000*(275-[.A92])/1000*((40/3.6/1.9)^2)" office:value-type="float" office:value="-0.0151859717519921">
            <text:p>-0,0151859718</text:p>
          </table:table-cell>
          <table:table-cell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-0.210778089129449">
            <text:p>-0,2107780891</text:p>
          </table:table-cell>
          <table:table-cell table:formula="of:=-1.67/1000*(275-[.A93])/1000*((80/3.6/1.9)^2)" office:value-type="float" office:value="-0.0607210423720119">
            <text:p>-0,0607210424</text:p>
          </table:table-cell>
          <table:table-cell table:formula="of:=-1.67/1000*(275-[.A93])/1000*((120/3.6/1.9)^2)" office:value-type="float" office:value="-0.136622345337027">
            <text:p>-0,1366223453</text:p>
          </table:table-cell>
          <table:table-cell table:formula="of:=-1.67/1000*(275-[.A93])/1000*((40/3.6/1.9)^2)" office:value-type="float" office:value="-0.015180260593003">
            <text:p>-0,0151802606</text:p>
          </table:table-cell>
          <table:table-cell/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-0.259601603318689">
            <text:p>-0,2596016033</text:p>
          </table:table-cell>
          <table:table-cell table:formula="of:=-1.67/1000*(275-[.A94])/1000*((80/3.6/1.9)^2)" office:value-type="float" office:value="-0.0606981977360555">
            <text:p>-0,0606981977</text:p>
          </table:table-cell>
          <table:table-cell table:formula="of:=-1.67/1000*(275-[.A94])/1000*((120/3.6/1.9)^2)" office:value-type="float" office:value="-0.136570944906125">
            <text:p>-0,1365709449</text:p>
          </table:table-cell>
          <table:table-cell table:formula="of:=-1.67/1000*(275-[.A94])/1000*((40/3.6/1.9)^2)" office:value-type="float" office:value="-0.0151745494340139">
            <text:p>-0,0151745494</text:p>
          </table:table-cell>
          <table:table-cell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-0.302947704129194">
            <text:p>-0,3029477041</text:p>
          </table:table-cell>
          <table:table-cell table:formula="of:=-1.67/1000*(275-[.A95])/1000*((80/3.6/1.9)^2)" office:value-type="float" office:value="-0.0606753531000992">
            <text:p>-0,0606753531</text:p>
          </table:table-cell>
          <table:table-cell table:formula="of:=-1.67/1000*(275-[.A95])/1000*((120/3.6/1.9)^2)" office:value-type="float" office:value="-0.136519544475223">
            <text:p>-0,1365195445</text:p>
          </table:table-cell>
          <table:table-cell table:formula="of:=-1.67/1000*(275-[.A95])/1000*((40/3.6/1.9)^2)" office:value-type="float" office:value="-0.0151688382750248">
            <text:p>-0,0151688383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-0.335069526023325">
            <text:p>-0,335069526</text:p>
          </table:table-cell>
          <table:table-cell table:formula="of:=-1.67/1000*(275-[.A96])/1000*((80/3.6/1.9)^2)" office:value-type="float" office:value="-0.0606525084641428">
            <text:p>-0,0606525085</text:p>
          </table:table-cell>
          <table:table-cell table:formula="of:=-1.67/1000*(275-[.A96])/1000*((120/3.6/1.9)^2)" office:value-type="float" office:value="-0.136468144044321">
            <text:p>-0,136468144</text:p>
          </table:table-cell>
          <table:table-cell table:formula="of:=-1.67/1000*(275-[.A96])/1000*((40/3.6/1.9)^2)" office:value-type="float" office:value="-0.0151631271160357">
            <text:p>-0,0151631271</text:p>
          </table:table-cell>
          <table:table-cell/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-0.380298231055044">
            <text:p>-0,3802982311</text:p>
          </table:table-cell>
          <table:table-cell table:formula="of:=-1.67/1000*(275-[.A97])/1000*((80/3.6/1.9)^2)" office:value-type="float" office:value="-0.0606296638281864">
            <text:p>-0,0606296638</text:p>
          </table:table-cell>
          <table:table-cell table:formula="of:=-1.67/1000*(275-[.A97])/1000*((120/3.6/1.9)^2)" office:value-type="float" office:value="-0.13641674361342">
            <text:p>-0,1364167436</text:p>
          </table:table-cell>
          <table:table-cell table:formula="of:=-1.67/1000*(275-[.A97])/1000*((40/3.6/1.9)^2)" office:value-type="float" office:value="-0.0151574159570466">
            <text:p>-0,015157416</text:p>
          </table:table-cell>
          <table:table-cell/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-0.426776859405506">
            <text:p>-0,4267768594</text:p>
          </table:table-cell>
          <table:table-cell table:formula="of:=-1.67/1000*(275-[.A98])/1000*((80/3.6/1.9)^2)" office:value-type="float" office:value="-0.0606068191922301">
            <text:p>-0,0606068192</text:p>
          </table:table-cell>
          <table:table-cell table:formula="of:=-1.67/1000*(275-[.A98])/1000*((120/3.6/1.9)^2)" office:value-type="float" office:value="-0.136365343182518">
            <text:p>-0,1363653432</text:p>
          </table:table-cell>
          <table:table-cell table:formula="of:=-1.67/1000*(275-[.A98])/1000*((40/3.6/1.9)^2)" office:value-type="float" office:value="-0.0151517047980575">
            <text:p>-0,0151517048</text:p>
          </table:table-cell>
          <table:table-cell/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-0.46784072510684">
            <text:p>-0,4678407251</text:p>
          </table:table-cell>
          <table:table-cell table:formula="of:=-1.67/1000*(275-[.A99])/1000*((80/3.6/1.9)^2)" office:value-type="float" office:value="-0.0605839745562737">
            <text:p>-0,0605839746</text:p>
          </table:table-cell>
          <table:table-cell table:formula="of:=-1.67/1000*(275-[.A99])/1000*((120/3.6/1.9)^2)" office:value-type="float" office:value="-0.136313942751616">
            <text:p>-0,1363139428</text:p>
          </table:table-cell>
          <table:table-cell table:formula="of:=-1.67/1000*(275-[.A99])/1000*((40/3.6/1.9)^2)" office:value-type="float" office:value="-0.0151459936390684">
            <text:p>-0,0151459936</text:p>
          </table:table-cell>
          <table:table-cell/>
        </table:table-row>
        <table:table-row table:style-name="ro1">
          <table:table-cell office:value-type="float" office:value="9.9">
            <text:p>9,9</text:p>
          </table:table-cell>
          <table:table-cell office:value-type="float" office:value="-0.527824775130189">
            <text:p>-0,5278247751</text:p>
          </table:table-cell>
          <table:table-cell table:formula="of:=-1.67/1000*(275-[.A100])/1000*((80/3.6/1.9)^2)" office:value-type="float" office:value="-0.0605611299203174">
            <text:p>-0,0605611299</text:p>
          </table:table-cell>
          <table:table-cell table:formula="of:=-1.67/1000*(275-[.A100])/1000*((120/3.6/1.9)^2)" office:value-type="float" office:value="-0.136262542320714">
            <text:p>-0,1362625423</text:p>
          </table:table-cell>
          <table:table-cell table:formula="of:=-1.67/1000*(275-[.A100])/1000*((40/3.6/1.9)^2)" office:value-type="float" office:value="-0.0151402824800793">
            <text:p>-0,015140282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581735812961555">
            <text:p>-0,581735813</text:p>
          </table:table-cell>
          <table:table-cell table:formula="of:=-1.67/1000*(275-[.A101])/1000*((80/3.6/1.9)^2)" office:value-type="float" office:value="-0.060538285284361">
            <text:p>-0,0605382853</text:p>
          </table:table-cell>
          <table:table-cell table:formula="of:=-1.67/1000*(275-[.A101])/1000*((120/3.6/1.9)^2)" office:value-type="float" office:value="-0.136211141889812">
            <text:p>-0,1362111419</text:p>
          </table:table-cell>
          <table:table-cell table:formula="of:=-1.67/1000*(275-[.A101])/1000*((40/3.6/1.9)^2)" office:value-type="float" office:value="-0.0151345713210903">
            <text:p>-0,0151345713</text:p>
          </table:table-cell>
          <table:table-cell/>
        </table:table-row>
        <table:table-row table:style-name="ro1">
          <table:table-cell office:value-type="float" office:value="10.1">
            <text:p>10,1</text:p>
          </table:table-cell>
          <table:table-cell office:value-type="float" office:value="-0.641375371133581">
            <text:p>-0,6413753711</text:p>
          </table:table-cell>
          <table:table-cell table:formula="of:=-1.67/1000*(275-[.A102])/1000*((80/3.6/1.9)^2)" office:value-type="float" office:value="-0.0605154406484046">
            <text:p>-0,0605154406</text:p>
          </table:table-cell>
          <table:table-cell table:formula="of:=-1.67/1000*(275-[.A102])/1000*((120/3.6/1.9)^2)" office:value-type="float" office:value="-0.13615974145891">
            <text:p>-0,1361597415</text:p>
          </table:table-cell>
          <table:table-cell table:formula="of:=-1.67/1000*(275-[.A102])/1000*((40/3.6/1.9)^2)" office:value-type="float" office:value="-0.0151288601621012">
            <text:p>-0,0151288602</text:p>
          </table:table-cell>
          <table:table-cell/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-0.671866432710976">
            <text:p>-0,6718664327</text:p>
          </table:table-cell>
          <table:table-cell table:formula="of:=-1.67/1000*(275-[.A103])/1000*((80/3.6/1.9)^2)" office:value-type="float" office:value="-0.0604925960124483">
            <text:p>-0,060492596</text:p>
          </table:table-cell>
          <table:table-cell table:formula="of:=-1.67/1000*(275-[.A103])/1000*((120/3.6/1.9)^2)" office:value-type="float" office:value="-0.136108341028009">
            <text:p>-0,136108341</text:p>
          </table:table-cell>
          <table:table-cell table:formula="of:=-1.67/1000*(275-[.A103])/1000*((40/3.6/1.9)^2)" office:value-type="float" office:value="-0.0151231490031121">
            <text:p>-0,015123149</text:p>
          </table:table-cell>
          <table:table-cell/>
        </table:table-row>
        <table:table-row table:style-name="ro1">
          <table:table-cell office:value-type="float" office:value="10.3">
            <text:p>10,3</text:p>
          </table:table-cell>
          <table:table-cell office:value-type="float" office:value="-0.733600691683774">
            <text:p>-0,7336006917</text:p>
          </table:table-cell>
          <table:table-cell table:formula="of:=-1.67/1000*(275-[.A104])/1000*((80/3.6/1.9)^2)" office:value-type="float" office:value="-0.0604697513764919">
            <text:p>-0,0604697514</text:p>
          </table:table-cell>
          <table:table-cell table:formula="of:=-1.67/1000*(275-[.A104])/1000*((120/3.6/1.9)^2)" office:value-type="float" office:value="-0.136056940597107">
            <text:p>-0,1360569406</text:p>
          </table:table-cell>
          <table:table-cell table:formula="of:=-1.67/1000*(275-[.A104])/1000*((40/3.6/1.9)^2)" office:value-type="float" office:value="-0.015117437844123">
            <text:p>-0,0151174378</text:p>
          </table:table-cell>
          <table:table-cell/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-0.783406327788778">
            <text:p>-0,7834063278</text:p>
          </table:table-cell>
          <table:table-cell table:formula="of:=-1.67/1000*(275-[.A105])/1000*((80/3.6/1.9)^2)" office:value-type="float" office:value="-0.0604469067405356">
            <text:p>-0,0604469067</text:p>
          </table:table-cell>
          <table:table-cell table:formula="of:=-1.67/1000*(275-[.A105])/1000*((120/3.6/1.9)^2)" office:value-type="float" office:value="-0.136005540166205">
            <text:p>-0,1360055402</text:p>
          </table:table-cell>
          <table:table-cell table:formula="of:=-1.67/1000*(275-[.A105])/1000*((40/3.6/1.9)^2)" office:value-type="float" office:value="-0.0151117266851339">
            <text:p>-0,0151117267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-0.821160470897368">
            <text:p>-0,8211604709</text:p>
          </table:table-cell>
          <table:table-cell table:formula="of:=-1.67/1000*(275-[.A106])/1000*((80/3.6/1.9)^2)" office:value-type="float" office:value="-0.0604240621045792">
            <text:p>-0,0604240621</text:p>
          </table:table-cell>
          <table:table-cell table:formula="of:=-1.67/1000*(275-[.A106])/1000*((120/3.6/1.9)^2)" office:value-type="float" office:value="-0.135954139735303">
            <text:p>-0,1359541397</text:p>
          </table:table-cell>
          <table:table-cell table:formula="of:=-1.67/1000*(275-[.A106])/1000*((40/3.6/1.9)^2)" office:value-type="float" office:value="-0.0151060155261448">
            <text:p>-0,0151060155</text:p>
          </table:table-cell>
          <table:table-cell/>
        </table:table-row>
        <table:table-row table:style-name="ro1">
          <table:table-cell office:value-type="float" office:value="10.6">
            <text:p>10,6</text:p>
          </table:table-cell>
          <table:table-cell office:value-type="float" office:value="-0.865101522686813">
            <text:p>-0,8651015227</text:p>
          </table:table-cell>
          <table:table-cell table:formula="of:=-1.67/1000*(275-[.A107])/1000*((80/3.6/1.9)^2)" office:value-type="float" office:value="-0.0604012174686228">
            <text:p>-0,0604012175</text:p>
          </table:table-cell>
          <table:table-cell table:formula="of:=-1.67/1000*(275-[.A107])/1000*((120/3.6/1.9)^2)" office:value-type="float" office:value="-0.135902739304401">
            <text:p>-0,1359027393</text:p>
          </table:table-cell>
          <table:table-cell table:formula="of:=-1.67/1000*(275-[.A107])/1000*((40/3.6/1.9)^2)" office:value-type="float" office:value="-0.0151003043671557">
            <text:p>-0,0151003044</text:p>
          </table:table-cell>
          <table:table-cell/>
        </table:table-row>
        <table:table-row table:style-name="ro1">
          <table:table-cell office:value-type="float" office:value="10.7">
            <text:p>10,7</text:p>
          </table:table-cell>
          <table:table-cell office:value-type="float" office:value="-0.910644600557078">
            <text:p>-0,9106446006</text:p>
          </table:table-cell>
          <table:table-cell table:formula="of:=-1.67/1000*(275-[.A108])/1000*((80/3.6/1.9)^2)" office:value-type="float" office:value="-0.0603783728326665">
            <text:p>-0,0603783728</text:p>
          </table:table-cell>
          <table:table-cell table:formula="of:=-1.67/1000*(275-[.A108])/1000*((120/3.6/1.9)^2)" office:value-type="float" office:value="-0.1358513388735">
            <text:p>-0,1358513389</text:p>
          </table:table-cell>
          <table:table-cell table:formula="of:=-1.67/1000*(275-[.A108])/1000*((40/3.6/1.9)^2)" office:value-type="float" office:value="-0.0150945932081666">
            <text:p>-0,0150945932</text:p>
          </table:table-cell>
          <table:table-cell/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-0.99306368657094">
            <text:p>-0,9930636866</text:p>
          </table:table-cell>
          <table:table-cell table:formula="of:=-1.67/1000*(275-[.A109])/1000*((80/3.6/1.9)^2)" office:value-type="float" office:value="-0.0603555281967101">
            <text:p>-0,0603555282</text:p>
          </table:table-cell>
          <table:table-cell table:formula="of:=-1.67/1000*(275-[.A109])/1000*((120/3.6/1.9)^2)" office:value-type="float" office:value="-0.135799938442598">
            <text:p>-0,1357999384</text:p>
          </table:table-cell>
          <table:table-cell table:formula="of:=-1.67/1000*(275-[.A109])/1000*((40/3.6/1.9)^2)" office:value-type="float" office:value="-0.0150888820491775">
            <text:p>-0,015088882</text:p>
          </table:table-cell>
          <table:table-cell/>
        </table:table-row>
        <table:table-row table:style-name="ro1">
          <table:table-cell office:value-type="float" office:value="10.9">
            <text:p>10,9</text:p>
          </table:table-cell>
          <table:table-cell office:value-type="float" office:value="-1.03837411930568">
            <text:p>-1,0383741193</text:p>
          </table:table-cell>
          <table:table-cell table:formula="of:=-1.67/1000*(275-[.A110])/1000*((80/3.6/1.9)^2)" office:value-type="float" office:value="-0.0603326835607537">
            <text:p>-0,0603326836</text:p>
          </table:table-cell>
          <table:table-cell table:formula="of:=-1.67/1000*(275-[.A110])/1000*((120/3.6/1.9)^2)" office:value-type="float" office:value="-0.135748538011696">
            <text:p>-0,135748538</text:p>
          </table:table-cell>
          <table:table-cell table:formula="of:=-1.67/1000*(275-[.A110])/1000*((40/3.6/1.9)^2)" office:value-type="float" office:value="-0.0150831708901884">
            <text:p>-0,015083170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.10884365371636">
            <text:p>-1,1088436537</text:p>
          </table:table-cell>
          <table:table-cell table:formula="of:=-1.67/1000*(275-[.A111])/1000*((80/3.6/1.9)^2)" office:value-type="float" office:value="-0.0603098389247974">
            <text:p>-0,0603098389</text:p>
          </table:table-cell>
          <table:table-cell table:formula="of:=-1.67/1000*(275-[.A111])/1000*((120/3.6/1.9)^2)" office:value-type="float" office:value="-0.135697137580794">
            <text:p>-0,1356971376</text:p>
          </table:table-cell>
          <table:table-cell table:formula="of:=-1.67/1000*(275-[.A111])/1000*((40/3.6/1.9)^2)" office:value-type="float" office:value="-0.0150774597311993">
            <text:p>-0,0150774597</text:p>
          </table:table-cell>
          <table:table-cell/>
        </table:table-row>
        <table:table-row table:style-name="ro1">
          <table:table-cell office:value-type="float" office:value="11.1">
            <text:p>11,1</text:p>
          </table:table-cell>
          <table:table-cell office:value-type="float" office:value="-1.1322280167079">
            <text:p>-1,1322280167</text:p>
          </table:table-cell>
          <table:table-cell table:formula="of:=-1.67/1000*(275-[.A112])/1000*((80/3.6/1.9)^2)" office:value-type="float" office:value="-0.060286994288841">
            <text:p>-0,0602869943</text:p>
          </table:table-cell>
          <table:table-cell table:formula="of:=-1.67/1000*(275-[.A112])/1000*((120/3.6/1.9)^2)" office:value-type="float" office:value="-0.135645737149892">
            <text:p>-0,1356457371</text:p>
          </table:table-cell>
          <table:table-cell table:formula="of:=-1.67/1000*(275-[.A112])/1000*((40/3.6/1.9)^2)" office:value-type="float" office:value="-0.0150717485722103">
            <text:p>-0,0150717486</text:p>
          </table:table-cell>
          <table:table-cell/>
        </table:table-row>
        <table:table-row table:style-name="ro1">
          <table:table-cell office:value-type="float" office:value="11.2">
            <text:p>11,2</text:p>
          </table:table-cell>
          <table:table-cell office:value-type="float" office:value="-1.19124944632452">
            <text:p>-1,1912494463</text:p>
          </table:table-cell>
          <table:table-cell table:formula="of:=-1.67/1000*(275-[.A113])/1000*((80/3.6/1.9)^2)" office:value-type="float" office:value="-0.0602641496528847">
            <text:p>-0,0602641497</text:p>
          </table:table-cell>
          <table:table-cell table:formula="of:=-1.67/1000*(275-[.A113])/1000*((120/3.6/1.9)^2)" office:value-type="float" office:value="-0.13559433671899">
            <text:p>-0,1355943367</text:p>
          </table:table-cell>
          <table:table-cell table:formula="of:=-1.67/1000*(275-[.A113])/1000*((40/3.6/1.9)^2)" office:value-type="float" office:value="-0.0150660374132212">
            <text:p>-0,0150660374</text:p>
          </table:table-cell>
          <table:table-cell/>
        </table:table-row>
        <table:table-row table:style-name="ro1">
          <table:table-cell office:value-type="float" office:value="11.3">
            <text:p>11,3</text:p>
          </table:table-cell>
          <table:table-cell office:value-type="float" office:value="-1.26454616624246">
            <text:p>-1,2645461662</text:p>
          </table:table-cell>
          <table:table-cell table:formula="of:=-1.67/1000*(275-[.A114])/1000*((80/3.6/1.9)^2)" office:value-type="float" office:value="-0.0602413050169283">
            <text:p>-0,060241305</text:p>
          </table:table-cell>
          <table:table-cell table:formula="of:=-1.67/1000*(275-[.A114])/1000*((120/3.6/1.9)^2)" office:value-type="float" office:value="-0.135542936288089">
            <text:p>-0,1355429363</text:p>
          </table:table-cell>
          <table:table-cell table:formula="of:=-1.67/1000*(275-[.A114])/1000*((40/3.6/1.9)^2)" office:value-type="float" office:value="-0.0150603262542321">
            <text:p>-0,0150603263</text:p>
          </table:table-cell>
          <table:table-cell/>
        </table:table-row>
        <table:table-row table:style-name="ro1">
          <table:table-cell office:value-type="float" office:value="11.4">
            <text:p>11,4</text:p>
          </table:table-cell>
          <table:table-cell office:value-type="float" office:value="-1.31599741216918">
            <text:p>-1,3159974122</text:p>
          </table:table-cell>
          <table:table-cell table:formula="of:=-1.67/1000*(275-[.A115])/1000*((80/3.6/1.9)^2)" office:value-type="float" office:value="-0.0602184603809719">
            <text:p>-0,0602184604</text:p>
          </table:table-cell>
          <table:table-cell table:formula="of:=-1.67/1000*(275-[.A115])/1000*((120/3.6/1.9)^2)" office:value-type="float" office:value="-0.135491535857187">
            <text:p>-0,1354915359</text:p>
          </table:table-cell>
          <table:table-cell table:formula="of:=-1.67/1000*(275-[.A115])/1000*((40/3.6/1.9)^2)" office:value-type="float" office:value="-0.015054615095243">
            <text:p>-0,0150546151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-1.38458643869045">
            <text:p>-1,3845864387</text:p>
          </table:table-cell>
          <table:table-cell table:formula="of:=-1.67/1000*(275-[.A116])/1000*((80/3.6/1.9)^2)" office:value-type="float" office:value="-0.0601956157450156">
            <text:p>-0,0601956157</text:p>
          </table:table-cell>
          <table:table-cell table:formula="of:=-1.67/1000*(275-[.A116])/1000*((120/3.6/1.9)^2)" office:value-type="float" office:value="-0.135440135426285">
            <text:p>-0,1354401354</text:p>
          </table:table-cell>
          <table:table-cell table:formula="of:=-1.67/1000*(275-[.A116])/1000*((40/3.6/1.9)^2)" office:value-type="float" office:value="-0.0150489039362539">
            <text:p>-0,0150489039</text:p>
          </table:table-cell>
          <table:table-cell/>
        </table:table-row>
        <table:table-row table:style-name="ro1">
          <table:table-cell office:value-type="float" office:value="11.6">
            <text:p>11,6</text:p>
          </table:table-cell>
          <table:table-cell office:value-type="float" office:value="-1.45895939501221">
            <text:p>-1,458959395</text:p>
          </table:table-cell>
          <table:table-cell table:formula="of:=-1.67/1000*(275-[.A117])/1000*((80/3.6/1.9)^2)" office:value-type="float" office:value="-0.0601727711090592">
            <text:p>-0,0601727711</text:p>
          </table:table-cell>
          <table:table-cell table:formula="of:=-1.67/1000*(275-[.A117])/1000*((120/3.6/1.9)^2)" office:value-type="float" office:value="-0.135388734995383">
            <text:p>-0,135388735</text:p>
          </table:table-cell>
          <table:table-cell table:formula="of:=-1.67/1000*(275-[.A117])/1000*((40/3.6/1.9)^2)" office:value-type="float" office:value="-0.0150431927772648">
            <text:p>-0,0150431928</text:p>
          </table:table-cell>
          <table:table-cell/>
        </table:table-row>
        <table:table-row table:style-name="ro1">
          <table:table-cell office:value-type="float" office:value="11.7">
            <text:p>11,7</text:p>
          </table:table-cell>
          <table:table-cell office:value-type="float" office:value="-1.5430509988143">
            <text:p>-1,5430509988</text:p>
          </table:table-cell>
          <table:table-cell table:formula="of:=-1.67/1000*(275-[.A118])/1000*((80/3.6/1.9)^2)" office:value-type="float" office:value="-0.0601499264731028">
            <text:p>-0,0601499265</text:p>
          </table:table-cell>
          <table:table-cell table:formula="of:=-1.67/1000*(275-[.A118])/1000*((120/3.6/1.9)^2)" office:value-type="float" office:value="-0.135337334564481">
            <text:p>-0,1353373346</text:p>
          </table:table-cell>
          <table:table-cell table:formula="of:=-1.67/1000*(275-[.A118])/1000*((40/3.6/1.9)^2)" office:value-type="float" office:value="-0.0150374816182757">
            <text:p>-0,0150374816</text:p>
          </table:table-cell>
          <table:table-cell/>
        </table:table-row>
        <table:table-row table:style-name="ro1">
          <table:table-cell office:value-type="float" office:value="11.8">
            <text:p>11,8</text:p>
          </table:table-cell>
          <table:table-cell office:value-type="float" office:value="-1.58063969949606">
            <text:p>-1,5806396995</text:p>
          </table:table-cell>
          <table:table-cell table:formula="of:=-1.67/1000*(275-[.A119])/1000*((80/3.6/1.9)^2)" office:value-type="float" office:value="-0.0601270818371465">
            <text:p>-0,0601270818</text:p>
          </table:table-cell>
          <table:table-cell table:formula="of:=-1.67/1000*(275-[.A119])/1000*((120/3.6/1.9)^2)" office:value-type="float" office:value="-0.13528593413358">
            <text:p>-0,1352859341</text:p>
          </table:table-cell>
          <table:table-cell table:formula="of:=-1.67/1000*(275-[.A119])/1000*((40/3.6/1.9)^2)" office:value-type="float" office:value="-0.0150317704592866">
            <text:p>-0,0150317705</text:p>
          </table:table-cell>
          <table:table-cell/>
        </table:table-row>
        <table:table-row table:style-name="ro1">
          <table:table-cell office:value-type="float" office:value="11.9">
            <text:p>11,9</text:p>
          </table:table-cell>
          <table:table-cell office:value-type="float" office:value="-1.64049662189303">
            <text:p>-1,6404966219</text:p>
          </table:table-cell>
          <table:table-cell table:formula="of:=-1.67/1000*(275-[.A120])/1000*((80/3.6/1.9)^2)" office:value-type="float" office:value="-0.0601042372011901">
            <text:p>-0,0601042372</text:p>
          </table:table-cell>
          <table:table-cell table:formula="of:=-1.67/1000*(275-[.A120])/1000*((120/3.6/1.9)^2)" office:value-type="float" office:value="-0.135234533702678">
            <text:p>-0,1352345337</text:p>
          </table:table-cell>
          <table:table-cell table:formula="of:=-1.67/1000*(275-[.A120])/1000*((40/3.6/1.9)^2)" office:value-type="float" office:value="-0.0150260593002975">
            <text:p>-0,015026059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.69673640955018">
            <text:p>-1,6967364096</text:p>
          </table:table-cell>
          <table:table-cell table:formula="of:=-1.67/1000*(275-[.A121])/1000*((80/3.6/1.9)^2)" office:value-type="float" office:value="-0.0600813925652338">
            <text:p>-0,0600813926</text:p>
          </table:table-cell>
          <table:table-cell table:formula="of:=-1.67/1000*(275-[.A121])/1000*((120/3.6/1.9)^2)" office:value-type="float" office:value="-0.135183133271776">
            <text:p>-0,1351831333</text:p>
          </table:table-cell>
          <table:table-cell table:formula="of:=-1.67/1000*(275-[.A121])/1000*((40/3.6/1.9)^2)" office:value-type="float" office:value="-0.0150203481413084">
            <text:p>-0,0150203481</text:p>
          </table:table-cell>
          <table:table-cell/>
        </table:table-row>
        <table:table-row table:style-name="ro1">
          <table:table-cell office:value-type="float" office:value="12.1">
            <text:p>12,1</text:p>
          </table:table-cell>
          <table:table-cell office:value-type="float" office:value="-1.78395512540529">
            <text:p>-1,7839551254</text:p>
          </table:table-cell>
          <table:table-cell table:formula="of:=-1.67/1000*(275-[.A122])/1000*((80/3.6/1.9)^2)" office:value-type="float" office:value="-0.0600585479292774">
            <text:p>-0,0600585479</text:p>
          </table:table-cell>
          <table:table-cell table:formula="of:=-1.67/1000*(275-[.A122])/1000*((120/3.6/1.9)^2)" office:value-type="float" office:value="-0.135131732840874">
            <text:p>-0,1351317328</text:p>
          </table:table-cell>
          <table:table-cell table:formula="of:=-1.67/1000*(275-[.A122])/1000*((40/3.6/1.9)^2)" office:value-type="float" office:value="-0.0150146369823193">
            <text:p>-0,015014637</text:p>
          </table:table-cell>
          <table:table-cell/>
        </table:table-row>
        <table:table-row table:style-name="ro1">
          <table:table-cell office:value-type="float" office:value="12.2">
            <text:p>12,2</text:p>
          </table:table-cell>
          <table:table-cell office:value-type="float" office:value="-1.87183089979907">
            <text:p>-1,8718308998</text:p>
          </table:table-cell>
          <table:table-cell table:formula="of:=-1.67/1000*(275-[.A123])/1000*((80/3.6/1.9)^2)" office:value-type="float" office:value="-0.060035703293321">
            <text:p>-0,0600357033</text:p>
          </table:table-cell>
          <table:table-cell table:formula="of:=-1.67/1000*(275-[.A123])/1000*((120/3.6/1.9)^2)" office:value-type="float" office:value="-0.135080332409972">
            <text:p>-0,1350803324</text:p>
          </table:table-cell>
          <table:table-cell table:formula="of:=-1.67/1000*(275-[.A123])/1000*((40/3.6/1.9)^2)" office:value-type="float" office:value="-0.0150089258233303">
            <text:p>-0,0150089258</text:p>
          </table:table-cell>
          <table:table-cell/>
        </table:table-row>
        <table:table-row table:style-name="ro1">
          <table:table-cell office:value-type="float" office:value="12.3">
            <text:p>12,3</text:p>
          </table:table-cell>
          <table:table-cell office:value-type="float" office:value="-1.93665387862193">
            <text:p>-1,9366538786</text:p>
          </table:table-cell>
          <table:table-cell table:formula="of:=-1.67/1000*(275-[.A124])/1000*((80/3.6/1.9)^2)" office:value-type="float" office:value="-0.0600128586573647">
            <text:p>-0,0600128587</text:p>
          </table:table-cell>
          <table:table-cell table:formula="of:=-1.67/1000*(275-[.A124])/1000*((120/3.6/1.9)^2)" office:value-type="float" office:value="-0.135028931979071">
            <text:p>-0,135028932</text:p>
          </table:table-cell>
          <table:table-cell table:formula="of:=-1.67/1000*(275-[.A124])/1000*((40/3.6/1.9)^2)" office:value-type="float" office:value="-0.0150032146643412">
            <text:p>-0,0150032147</text:p>
          </table:table-cell>
          <table:table-cell/>
        </table:table-row>
        <table:table-row table:style-name="ro1">
          <table:table-cell office:value-type="float" office:value="12.4">
            <text:p>12,4</text:p>
          </table:table-cell>
          <table:table-cell office:value-type="float" office:value="-2.01401293660121">
            <text:p>-2,0140129366</text:p>
          </table:table-cell>
          <table:table-cell table:formula="of:=-1.67/1000*(275-[.A125])/1000*((80/3.6/1.9)^2)" office:value-type="float" office:value="-0.0599900140214083">
            <text:p>-0,059990014</text:p>
          </table:table-cell>
          <table:table-cell table:formula="of:=-1.67/1000*(275-[.A125])/1000*((120/3.6/1.9)^2)" office:value-type="float" office:value="-0.134977531548169">
            <text:p>-0,1349775315</text:p>
          </table:table-cell>
          <table:table-cell table:formula="of:=-1.67/1000*(275-[.A125])/1000*((40/3.6/1.9)^2)" office:value-type="float" office:value="-0.0149975035053521">
            <text:p>-0,0149975035</text:p>
          </table:table-cell>
          <table:table-cell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-2.10656160854119">
            <text:p>-2,1065616085</text:p>
          </table:table-cell>
          <table:table-cell table:formula="of:=-1.67/1000*(275-[.A126])/1000*((80/3.6/1.9)^2)" office:value-type="float" office:value="-0.0599671693854519">
            <text:p>-0,0599671694</text:p>
          </table:table-cell>
          <table:table-cell table:formula="of:=-1.67/1000*(275-[.A126])/1000*((120/3.6/1.9)^2)" office:value-type="float" office:value="-0.134926131117267">
            <text:p>-0,1349261311</text:p>
          </table:table-cell>
          <table:table-cell table:formula="of:=-1.67/1000*(275-[.A126])/1000*((40/3.6/1.9)^2)" office:value-type="float" office:value="-0.014991792346363">
            <text:p>-0,0149917923</text:p>
          </table:table-cell>
          <table:table-cell/>
        </table:table-row>
        <table:table-row table:style-name="ro1">
          <table:table-cell office:value-type="float" office:value="12.6">
            <text:p>12,6</text:p>
          </table:table-cell>
          <table:table-cell office:value-type="float" office:value="-2.19946985699484">
            <text:p>-2,199469857</text:p>
          </table:table-cell>
          <table:table-cell table:formula="of:=-1.67/1000*(275-[.A127])/1000*((80/3.6/1.9)^2)" office:value-type="float" office:value="-0.0599443247494956">
            <text:p>-0,0599443247</text:p>
          </table:table-cell>
          <table:table-cell table:formula="of:=-1.67/1000*(275-[.A127])/1000*((120/3.6/1.9)^2)" office:value-type="float" office:value="-0.134874730686365">
            <text:p>-0,1348747307</text:p>
          </table:table-cell>
          <table:table-cell table:formula="of:=-1.67/1000*(275-[.A127])/1000*((40/3.6/1.9)^2)" office:value-type="float" office:value="-0.0149860811873739">
            <text:p>-0,0149860812</text:p>
          </table:table-cell>
          <table:table-cell/>
        </table:table-row>
        <table:table-row table:style-name="ro1">
          <table:table-cell office:value-type="float" office:value="12.7">
            <text:p>12,7</text:p>
          </table:table-cell>
          <table:table-cell office:value-type="float" office:value="-2.28511747720168">
            <text:p>-2,2851174772</text:p>
          </table:table-cell>
          <table:table-cell table:formula="of:=-1.67/1000*(275-[.A128])/1000*((80/3.6/1.9)^2)" office:value-type="float" office:value="-0.0599214801135392">
            <text:p>-0,0599214801</text:p>
          </table:table-cell>
          <table:table-cell table:formula="of:=-1.67/1000*(275-[.A128])/1000*((120/3.6/1.9)^2)" office:value-type="float" office:value="-0.134823330255463">
            <text:p>-0,1348233303</text:p>
          </table:table-cell>
          <table:table-cell table:formula="of:=-1.67/1000*(275-[.A128])/1000*((40/3.6/1.9)^2)" office:value-type="float" office:value="-0.0149803700283848">
            <text:p>-0,01498037</text:p>
          </table:table-cell>
          <table:table-cell/>
        </table:table-row>
        <table:table-row table:style-name="ro1">
          <table:table-cell office:value-type="float" office:value="12.8">
            <text:p>12,8</text:p>
          </table:table-cell>
          <table:table-cell office:value-type="float" office:value="-2.36436720195699">
            <text:p>-2,364367202</text:p>
          </table:table-cell>
          <table:table-cell table:formula="of:=-1.67/1000*(275-[.A129])/1000*((80/3.6/1.9)^2)" office:value-type="float" office:value="-0.0598986354775828">
            <text:p>-0,0598986355</text:p>
          </table:table-cell>
          <table:table-cell table:formula="of:=-1.67/1000*(275-[.A129])/1000*((120/3.6/1.9)^2)" office:value-type="float" office:value="-0.134771929824561">
            <text:p>-0,1347719298</text:p>
          </table:table-cell>
          <table:table-cell table:formula="of:=-1.67/1000*(275-[.A129])/1000*((40/3.6/1.9)^2)" office:value-type="float" office:value="-0.0149746588693957">
            <text:p>-0,0149746589</text:p>
          </table:table-cell>
          <table:table-cell/>
        </table:table-row>
        <table:table-row table:style-name="ro1">
          <table:table-cell office:value-type="float" office:value="12.9">
            <text:p>12,9</text:p>
          </table:table-cell>
          <table:table-cell office:value-type="float" office:value="-2.44769725006867">
            <text:p>-2,4476972501</text:p>
          </table:table-cell>
          <table:table-cell table:formula="of:=-1.67/1000*(275-[.A130])/1000*((80/3.6/1.9)^2)" office:value-type="float" office:value="-0.0598757908416265">
            <text:p>-0,0598757908</text:p>
          </table:table-cell>
          <table:table-cell table:formula="of:=-1.67/1000*(275-[.A130])/1000*((120/3.6/1.9)^2)" office:value-type="float" office:value="-0.13472052939366">
            <text:p>-0,1347205294</text:p>
          </table:table-cell>
          <table:table-cell table:formula="of:=-1.67/1000*(275-[.A130])/1000*((40/3.6/1.9)^2)" office:value-type="float" office:value="-0.0149689477104066">
            <text:p>-0,014968947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.51225556545775">
            <text:p>-2,5122555655</text:p>
          </table:table-cell>
          <table:table-cell table:formula="of:=-1.67/1000*(275-[.A131])/1000*((80/3.6/1.9)^2)" office:value-type="float" office:value="-0.0598529462056701">
            <text:p>-0,0598529462</text:p>
          </table:table-cell>
          <table:table-cell table:formula="of:=-1.67/1000*(275-[.A131])/1000*((120/3.6/1.9)^2)" office:value-type="float" office:value="-0.134669128962758">
            <text:p>-0,134669129</text:p>
          </table:table-cell>
          <table:table-cell table:formula="of:=-1.67/1000*(275-[.A131])/1000*((40/3.6/1.9)^2)" office:value-type="float" office:value="-0.0149632365514175">
            <text:p>-0,0149632366</text:p>
          </table:table-cell>
          <table:table-cell/>
        </table:table-row>
        <table:table-row table:style-name="ro1">
          <table:table-cell office:value-type="float" office:value="13.1">
            <text:p>13,1</text:p>
          </table:table-cell>
          <table:table-cell office:value-type="float" office:value="-2.64201153793617">
            <text:p>-2,6420115379</text:p>
          </table:table-cell>
          <table:table-cell table:formula="of:=-1.67/1000*(275-[.A132])/1000*((80/3.6/1.9)^2)" office:value-type="float" office:value="-0.0598301015697138">
            <text:p>-0,0598301016</text:p>
          </table:table-cell>
          <table:table-cell table:formula="of:=-1.67/1000*(275-[.A132])/1000*((120/3.6/1.9)^2)" office:value-type="float" office:value="-0.134617728531856">
            <text:p>-0,1346177285</text:p>
          </table:table-cell>
          <table:table-cell table:formula="of:=-1.67/1000*(275-[.A132])/1000*((40/3.6/1.9)^2)" office:value-type="float" office:value="-0.0149575253924284">
            <text:p>-0,0149575254</text:p>
          </table:table-cell>
          <table:table-cell/>
        </table:table-row>
        <table:table-row table:style-name="ro1">
          <table:table-cell office:value-type="float" office:value="13.2">
            <text:p>13,2</text:p>
          </table:table-cell>
          <table:table-cell office:value-type="float" office:value="-2.74615831114593">
            <text:p>-2,7461583111</text:p>
          </table:table-cell>
          <table:table-cell table:formula="of:=-1.67/1000*(275-[.A133])/1000*((80/3.6/1.9)^2)" office:value-type="float" office:value="-0.0598072569337574">
            <text:p>-0,0598072569</text:p>
          </table:table-cell>
          <table:table-cell table:formula="of:=-1.67/1000*(275-[.A133])/1000*((120/3.6/1.9)^2)" office:value-type="float" office:value="-0.134566328100954">
            <text:p>-0,1345663281</text:p>
          </table:table-cell>
          <table:table-cell table:formula="of:=-1.67/1000*(275-[.A133])/1000*((40/3.6/1.9)^2)" office:value-type="float" office:value="-0.0149518142334393">
            <text:p>-0,0149518142</text:p>
          </table:table-cell>
          <table:table-cell/>
        </table:table-row>
        <table:table-row table:style-name="ro1">
          <table:table-cell office:value-type="float" office:value="13.3">
            <text:p>13,3</text:p>
          </table:table-cell>
          <table:table-cell office:value-type="float" office:value="-2.85766921580363">
            <text:p>-2,8576692158</text:p>
          </table:table-cell>
          <table:table-cell table:formula="of:=-1.67/1000*(275-[.A134])/1000*((80/3.6/1.9)^2)" office:value-type="float" office:value="-0.059784412297801">
            <text:p>-0,0597844123</text:p>
          </table:table-cell>
          <table:table-cell table:formula="of:=-1.67/1000*(275-[.A134])/1000*((120/3.6/1.9)^2)" office:value-type="float" office:value="-0.134514927670052">
            <text:p>-0,1345149277</text:p>
          </table:table-cell>
          <table:table-cell table:formula="of:=-1.67/1000*(275-[.A134])/1000*((40/3.6/1.9)^2)" office:value-type="float" office:value="-0.0149461030744503">
            <text:p>-0,0149461031</text:p>
          </table:table-cell>
          <table:table-cell/>
        </table:table-row>
        <table:table-row table:style-name="ro1">
          <table:table-cell office:value-type="float" office:value="13.4">
            <text:p>13,4</text:p>
          </table:table-cell>
          <table:table-cell office:value-type="float" office:value="-2.95814396372965">
            <text:p>-2,9581439637</text:p>
          </table:table-cell>
          <table:table-cell table:formula="of:=-1.67/1000*(275-[.A135])/1000*((80/3.6/1.9)^2)" office:value-type="float" office:value="-0.0597615676618447">
            <text:p>-0,0597615677</text:p>
          </table:table-cell>
          <table:table-cell table:formula="of:=-1.67/1000*(275-[.A135])/1000*((120/3.6/1.9)^2)" office:value-type="float" office:value="-0.134463527239151">
            <text:p>-0,1344635272</text:p>
          </table:table-cell>
          <table:table-cell table:formula="of:=-1.67/1000*(275-[.A135])/1000*((40/3.6/1.9)^2)" office:value-type="float" office:value="-0.0149403919154612">
            <text:p>-0,0149403919</text:p>
          </table:table-cell>
          <table:table-cell/>
        </table:table-row>
        <table:table-row table:style-name="ro1">
          <table:table-cell office:value-type="float" office:value="13.5">
            <text:p>13,5</text:p>
          </table:table-cell>
          <table:table-cell office:value-type="float" office:value="-3.05909354252215">
            <text:p>-3,0590935425</text:p>
          </table:table-cell>
          <table:table-cell table:formula="of:=-1.67/1000*(275-[.A136])/1000*((80/3.6/1.9)^2)" office:value-type="float" office:value="-0.0597387230258883">
            <text:p>-0,059738723</text:p>
          </table:table-cell>
          <table:table-cell table:formula="of:=-1.67/1000*(275-[.A136])/1000*((120/3.6/1.9)^2)" office:value-type="float" office:value="-0.134412126808249">
            <text:p>-0,1344121268</text:p>
          </table:table-cell>
          <table:table-cell table:formula="of:=-1.67/1000*(275-[.A136])/1000*((40/3.6/1.9)^2)" office:value-type="float" office:value="-0.0149346807564721">
            <text:p>-0,0149346808</text:p>
          </table:table-cell>
          <table:table-cell/>
        </table:table-row>
        <table:table-row table:style-name="ro1">
          <table:table-cell office:value-type="float" office:value="13.6">
            <text:p>13,6</text:p>
          </table:table-cell>
          <table:table-cell office:value-type="float" office:value="-3.18426876853989">
            <text:p>-3,1842687685</text:p>
          </table:table-cell>
          <table:table-cell table:formula="of:=-1.67/1000*(275-[.A137])/1000*((80/3.6/1.9)^2)" office:value-type="float" office:value="-0.0597158783899319">
            <text:p>-0,0597158784</text:p>
          </table:table-cell>
          <table:table-cell table:formula="of:=-1.67/1000*(275-[.A137])/1000*((120/3.6/1.9)^2)" office:value-type="float" office:value="-0.134360726377347">
            <text:p>-0,1343607264</text:p>
          </table:table-cell>
          <table:table-cell table:formula="of:=-1.67/1000*(275-[.A137])/1000*((40/3.6/1.9)^2)" office:value-type="float" office:value="-0.014928969597483">
            <text:p>-0,0149289696</text:p>
          </table:table-cell>
          <table:table-cell/>
        </table:table-row>
        <table:table-row table:style-name="ro1">
          <table:table-cell office:value-type="float" office:value="13.7">
            <text:p>13,7</text:p>
          </table:table-cell>
          <table:table-cell office:value-type="float" office:value="-3.28712086827283">
            <text:p>-3,2871208683</text:p>
          </table:table-cell>
          <table:table-cell table:formula="of:=-1.67/1000*(275-[.A138])/1000*((80/3.6/1.9)^2)" office:value-type="float" office:value="-0.0596930337539756">
            <text:p>-0,0596930338</text:p>
          </table:table-cell>
          <table:table-cell table:formula="of:=-1.67/1000*(275-[.A138])/1000*((120/3.6/1.9)^2)" office:value-type="float" office:value="-0.134309325946445">
            <text:p>-0,1343093259</text:p>
          </table:table-cell>
          <table:table-cell table:formula="of:=-1.67/1000*(275-[.A138])/1000*((40/3.6/1.9)^2)" office:value-type="float" office:value="-0.0149232584384939">
            <text:p>-0,0149232584</text:p>
          </table:table-cell>
          <table:table-cell/>
        </table:table-row>
        <table:table-row table:style-name="ro1">
          <table:table-cell office:value-type="float" office:value="13.8">
            <text:p>13,8</text:p>
          </table:table-cell>
          <table:table-cell office:value-type="float" office:value="-3.42090269914972">
            <text:p>-3,4209026991</text:p>
          </table:table-cell>
          <table:table-cell table:formula="of:=-1.67/1000*(275-[.A139])/1000*((80/3.6/1.9)^2)" office:value-type="float" office:value="-0.0596701891180192">
            <text:p>-0,0596701891</text:p>
          </table:table-cell>
          <table:table-cell table:formula="of:=-1.67/1000*(275-[.A139])/1000*((120/3.6/1.9)^2)" office:value-type="float" office:value="-0.134257925515543">
            <text:p>-0,1342579255</text:p>
          </table:table-cell>
          <table:table-cell table:formula="of:=-1.67/1000*(275-[.A139])/1000*((40/3.6/1.9)^2)" office:value-type="float" office:value="-0.0149175472795048">
            <text:p>-0,0149175473</text:p>
          </table:table-cell>
          <table:table-cell/>
        </table:table-row>
        <table:table-row table:style-name="ro1">
          <table:table-cell office:value-type="float" office:value="13.9">
            <text:p>13,9</text:p>
          </table:table-cell>
          <table:table-cell office:value-type="float" office:value="-3.54677192684326">
            <text:p>-3,5467719268</text:p>
          </table:table-cell>
          <table:table-cell table:formula="of:=-1.67/1000*(275-[.A140])/1000*((80/3.6/1.9)^2)" office:value-type="float" office:value="-0.0596473444820629">
            <text:p>-0,0596473445</text:p>
          </table:table-cell>
          <table:table-cell table:formula="of:=-1.67/1000*(275-[.A140])/1000*((120/3.6/1.9)^2)" office:value-type="float" office:value="-0.134206525084641">
            <text:p>-0,1342065251</text:p>
          </table:table-cell>
          <table:table-cell table:formula="of:=-1.67/1000*(275-[.A140])/1000*((40/3.6/1.9)^2)" office:value-type="float" office:value="-0.0149118361205157">
            <text:p>-0,014911836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3.65513363201121">
            <text:p>-3,655133632</text:p>
          </table:table-cell>
          <table:table-cell table:formula="of:=-1.67/1000*(275-[.A141])/1000*((80/3.6/1.9)^2)" office:value-type="float" office:value="-0.0596244998461065">
            <text:p>-0,0596244998</text:p>
          </table:table-cell>
          <table:table-cell table:formula="of:=-1.67/1000*(275-[.A141])/1000*((120/3.6/1.9)^2)" office:value-type="float" office:value="-0.13415512465374">
            <text:p>-0,1341551247</text:p>
          </table:table-cell>
          <table:table-cell table:formula="of:=-1.67/1000*(275-[.A141])/1000*((40/3.6/1.9)^2)" office:value-type="float" office:value="-0.0149061249615266">
            <text:p>-0,014906125</text:p>
          </table:table-cell>
          <table:table-cell/>
        </table:table-row>
        <table:table-row table:style-name="ro1">
          <table:table-cell office:value-type="float" office:value="14.1">
            <text:p>14,1</text:p>
          </table:table-cell>
          <table:table-cell office:value-type="float" office:value="-3.80279405654295">
            <text:p>-3,8027940565</text:p>
          </table:table-cell>
          <table:table-cell table:formula="of:=-1.67/1000*(275-[.A142])/1000*((80/3.6/1.9)^2)" office:value-type="float" office:value="-0.0596016552101501">
            <text:p>-0,0596016552</text:p>
          </table:table-cell>
          <table:table-cell table:formula="of:=-1.67/1000*(275-[.A142])/1000*((120/3.6/1.9)^2)" office:value-type="float" office:value="-0.134103724222838">
            <text:p>-0,1341037242</text:p>
          </table:table-cell>
          <table:table-cell table:formula="of:=-1.67/1000*(275-[.A142])/1000*((40/3.6/1.9)^2)" office:value-type="float" office:value="-0.0149004138025375">
            <text:p>-0,0149004138</text:p>
          </table:table-cell>
          <table:table-cell/>
        </table:table-row>
        <table:table-row table:style-name="ro1">
          <table:table-cell office:value-type="float" office:value="14.2">
            <text:p>14,2</text:p>
          </table:table-cell>
          <table:table-cell office:value-type="float" office:value="-3.94881433614501">
            <text:p>-3,9488143361</text:p>
          </table:table-cell>
          <table:table-cell table:formula="of:=-1.67/1000*(275-[.A143])/1000*((80/3.6/1.9)^2)" office:value-type="float" office:value="-0.0595788105741938">
            <text:p>-0,0595788106</text:p>
          </table:table-cell>
          <table:table-cell table:formula="of:=-1.67/1000*(275-[.A143])/1000*((120/3.6/1.9)^2)" office:value-type="float" office:value="-0.134052323791936">
            <text:p>-0,1340523238</text:p>
          </table:table-cell>
          <table:table-cell table:formula="of:=-1.67/1000*(275-[.A143])/1000*((40/3.6/1.9)^2)" office:value-type="float" office:value="-0.0148947026435484">
            <text:p>-0,0148947026</text:p>
          </table:table-cell>
          <table:table-cell/>
        </table:table-row>
        <table:table-row table:style-name="ro1">
          <table:table-cell office:value-type="float" office:value="14.3">
            <text:p>14,3</text:p>
          </table:table-cell>
          <table:table-cell office:value-type="float" office:value="-4.10796510766688">
            <text:p>-4,1079651077</text:p>
          </table:table-cell>
          <table:table-cell table:formula="of:=-1.67/1000*(275-[.A144])/1000*((80/3.6/1.9)^2)" office:value-type="float" office:value="-0.0595559659382374">
            <text:p>-0,0595559659</text:p>
          </table:table-cell>
          <table:table-cell table:formula="of:=-1.67/1000*(275-[.A144])/1000*((120/3.6/1.9)^2)" office:value-type="float" office:value="-0.134000923361034">
            <text:p>-0,1340009234</text:p>
          </table:table-cell>
          <table:table-cell table:formula="of:=-1.67/1000*(275-[.A144])/1000*((40/3.6/1.9)^2)" office:value-type="float" office:value="-0.0148889914845594">
            <text:p>-0,0148889915</text:p>
          </table:table-cell>
          <table:table-cell/>
        </table:table-row>
        <table:table-row table:style-name="ro1">
          <table:table-cell office:value-type="float" office:value="14.4">
            <text:p>14,4</text:p>
          </table:table-cell>
          <table:table-cell office:value-type="float" office:value="-4.25753688612769">
            <text:p>-4,2575368861</text:p>
          </table:table-cell>
          <table:table-cell table:formula="of:=-1.67/1000*(275-[.A145])/1000*((80/3.6/1.9)^2)" office:value-type="float" office:value="-0.0595331213022811">
            <text:p>-0,0595331213</text:p>
          </table:table-cell>
          <table:table-cell table:formula="of:=-1.67/1000*(275-[.A145])/1000*((120/3.6/1.9)^2)" office:value-type="float" office:value="-0.133949522930132">
            <text:p>-0,1339495229</text:p>
          </table:table-cell>
          <table:table-cell table:formula="of:=-1.67/1000*(275-[.A145])/1000*((40/3.6/1.9)^2)" office:value-type="float" office:value="-0.0148832803255703">
            <text:p>-0,0148832803</text:p>
          </table:table-cell>
          <table:table-cell/>
        </table:table-row>
        <table:table-row table:style-name="ro1">
          <table:table-cell office:value-type="float" office:value="14.5">
            <text:p>14,5</text:p>
          </table:table-cell>
          <table:table-cell office:value-type="float" office:value="-4.41373183260511">
            <text:p>-4,4137318326</text:p>
          </table:table-cell>
          <table:table-cell table:formula="of:=-1.67/1000*(275-[.A146])/1000*((80/3.6/1.9)^2)" office:value-type="float" office:value="-0.0595102766663247">
            <text:p>-0,0595102767</text:p>
          </table:table-cell>
          <table:table-cell table:formula="of:=-1.67/1000*(275-[.A146])/1000*((120/3.6/1.9)^2)" office:value-type="float" office:value="-0.133898122499231">
            <text:p>-0,1338981225</text:p>
          </table:table-cell>
          <table:table-cell table:formula="of:=-1.67/1000*(275-[.A146])/1000*((40/3.6/1.9)^2)" office:value-type="float" office:value="-0.0148775691665812">
            <text:p>-0,0148775692</text:p>
          </table:table-cell>
          <table:table-cell/>
        </table:table-row>
        <table:table-row table:style-name="ro1">
          <table:table-cell office:value-type="float" office:value="14.6">
            <text:p>14,6</text:p>
          </table:table-cell>
          <table:table-cell office:value-type="float" office:value="-4.62163556279956">
            <text:p>-4,6216355628</text:p>
          </table:table-cell>
          <table:table-cell table:formula="of:=-1.67/1000*(275-[.A147])/1000*((80/3.6/1.9)^2)" office:value-type="float" office:value="-0.0594874320303683">
            <text:p>-0,059487432</text:p>
          </table:table-cell>
          <table:table-cell table:formula="of:=-1.67/1000*(275-[.A147])/1000*((120/3.6/1.9)^2)" office:value-type="float" office:value="-0.133846722068329">
            <text:p>-0,1338467221</text:p>
          </table:table-cell>
          <table:table-cell table:formula="of:=-1.67/1000*(275-[.A147])/1000*((40/3.6/1.9)^2)" office:value-type="float" office:value="-0.0148718580075921">
            <text:p>-0,014871858</text:p>
          </table:table-cell>
          <table:table-cell/>
        </table:table-row>
        <table:table-row table:style-name="ro1">
          <table:table-cell office:value-type="float" office:value="14.7">
            <text:p>14,7</text:p>
          </table:table-cell>
          <table:table-cell office:value-type="float" office:value="-4.78240641985742">
            <text:p>-4,7824064199</text:p>
          </table:table-cell>
          <table:table-cell table:formula="of:=-1.67/1000*(275-[.A148])/1000*((80/3.6/1.9)^2)" office:value-type="float" office:value="-0.059464587394412">
            <text:p>-0,0594645874</text:p>
          </table:table-cell>
          <table:table-cell table:formula="of:=-1.67/1000*(275-[.A148])/1000*((120/3.6/1.9)^2)" office:value-type="float" office:value="-0.133795321637427">
            <text:p>-0,1337953216</text:p>
          </table:table-cell>
          <table:table-cell table:formula="of:=-1.67/1000*(275-[.A148])/1000*((40/3.6/1.9)^2)" office:value-type="float" office:value="-0.014866146848603">
            <text:p>-0,0148661468</text:p>
          </table:table-cell>
          <table:table-cell/>
        </table:table-row>
        <table:table-row table:style-name="ro1">
          <table:table-cell office:value-type="float" office:value="14.8">
            <text:p>14,8</text:p>
          </table:table-cell>
          <table:table-cell office:value-type="float" office:value="-4.94698712475864">
            <text:p>-4,9469871248</text:p>
          </table:table-cell>
          <table:table-cell table:formula="of:=-1.67/1000*(275-[.A149])/1000*((80/3.6/1.9)^2)" office:value-type="float" office:value="-0.0594417427584556">
            <text:p>-0,0594417428</text:p>
          </table:table-cell>
          <table:table-cell table:formula="of:=-1.67/1000*(275-[.A149])/1000*((120/3.6/1.9)^2)" office:value-type="float" office:value="-0.133743921206525">
            <text:p>-0,1337439212</text:p>
          </table:table-cell>
          <table:table-cell table:formula="of:=-1.67/1000*(275-[.A149])/1000*((40/3.6/1.9)^2)" office:value-type="float" office:value="-0.0148604356896139">
            <text:p>-0,0148604357</text:p>
          </table:table-cell>
          <table:table-cell/>
        </table:table-row>
        <table:table-row table:style-name="ro1">
          <table:table-cell office:value-type="float" office:value="14.9">
            <text:p>14,9</text:p>
          </table:table-cell>
          <table:table-cell office:value-type="float" office:value="-5.12079452581331">
            <text:p>-5,1207945258</text:p>
          </table:table-cell>
          <table:table-cell table:formula="of:=-1.67/1000*(275-[.A150])/1000*((80/3.6/1.9)^2)" office:value-type="float" office:value="-0.0594188981224992">
            <text:p>-0,0594188981</text:p>
          </table:table-cell>
          <table:table-cell table:formula="of:=-1.67/1000*(275-[.A150])/1000*((120/3.6/1.9)^2)" office:value-type="float" office:value="-0.133692520775623">
            <text:p>-0,1336925208</text:p>
          </table:table-cell>
          <table:table-cell table:formula="of:=-1.67/1000*(275-[.A150])/1000*((40/3.6/1.9)^2)" office:value-type="float" office:value="-0.0148547245306248">
            <text:p>-0,014854724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5.3578479714941">
            <text:p>-5,3578479715</text:p>
          </table:table-cell>
          <table:table-cell table:formula="of:=-1.67/1000*(275-[.A151])/1000*((80/3.6/1.9)^2)" office:value-type="float" office:value="-0.0593960534865429">
            <text:p>-0,0593960535</text:p>
          </table:table-cell>
          <table:table-cell table:formula="of:=-1.67/1000*(275-[.A151])/1000*((120/3.6/1.9)^2)" office:value-type="float" office:value="-0.133641120344721">
            <text:p>-0,1336411203</text:p>
          </table:table-cell>
          <table:table-cell table:formula="of:=-1.67/1000*(275-[.A151])/1000*((40/3.6/1.9)^2)" office:value-type="float" office:value="-0.0148490133716357">
            <text:p>-0,0148490134</text:p>
          </table:table-cell>
          <table:table-cell/>
        </table:table-row>
        <table:table-row table:style-name="ro1">
          <table:table-cell office:value-type="float" office:value="15.1">
            <text:p>15,1</text:p>
          </table:table-cell>
          <table:table-cell office:value-type="float" office:value="-5.5581987152103">
            <text:p>-5,5581987152</text:p>
          </table:table-cell>
          <table:table-cell table:formula="of:=-1.67/1000*(275-[.A152])/1000*((80/3.6/1.9)^2)" office:value-type="float" office:value="-0.0593732088505865">
            <text:p>-0,0593732089</text:p>
          </table:table-cell>
          <table:table-cell table:formula="of:=-1.67/1000*(275-[.A152])/1000*((120/3.6/1.9)^2)" office:value-type="float" office:value="-0.13358971991382">
            <text:p>-0,1335897199</text:p>
          </table:table-cell>
          <table:table-cell table:formula="of:=-1.67/1000*(275-[.A152])/1000*((40/3.6/1.9)^2)" office:value-type="float" office:value="-0.0148433022126466">
            <text:p>-0,0148433022</text:p>
          </table:table-cell>
          <table:table-cell/>
        </table:table-row>
        <table:table-row table:style-name="ro1">
          <table:table-cell office:value-type="float" office:value="15.2">
            <text:p>15,2</text:p>
          </table:table-cell>
          <table:table-cell office:value-type="float" office:value="-5.76285592463878">
            <text:p>-5,7628559246</text:p>
          </table:table-cell>
          <table:table-cell table:formula="of:=-1.67/1000*(275-[.A153])/1000*((80/3.6/1.9)^2)" office:value-type="float" office:value="-0.0593503642146302">
            <text:p>-0,0593503642</text:p>
          </table:table-cell>
          <table:table-cell table:formula="of:=-1.67/1000*(275-[.A153])/1000*((120/3.6/1.9)^2)" office:value-type="float" office:value="-0.133538319482918">
            <text:p>-0,1335383195</text:p>
          </table:table-cell>
          <table:table-cell table:formula="of:=-1.67/1000*(275-[.A153])/1000*((40/3.6/1.9)^2)" office:value-type="float" office:value="-0.0148375910536575">
            <text:p>-0,0148375911</text:p>
          </table:table-cell>
          <table:table-cell/>
        </table:table-row>
        <table:table-row table:style-name="ro1">
          <table:table-cell office:value-type="float" office:value="15.3">
            <text:p>15,3</text:p>
          </table:table-cell>
          <table:table-cell office:value-type="float" office:value="-6.02286458484476">
            <text:p>-6,0228645848</text:p>
          </table:table-cell>
          <table:table-cell table:formula="of:=-1.67/1000*(275-[.A154])/1000*((80/3.6/1.9)^2)" office:value-type="float" office:value="-0.0593275195786738">
            <text:p>-0,0593275196</text:p>
          </table:table-cell>
          <table:table-cell table:formula="of:=-1.67/1000*(275-[.A154])/1000*((120/3.6/1.9)^2)" office:value-type="float" office:value="-0.133486919052016">
            <text:p>-0,1334869191</text:p>
          </table:table-cell>
          <table:table-cell table:formula="of:=-1.67/1000*(275-[.A154])/1000*((40/3.6/1.9)^2)" office:value-type="float" office:value="-0.0148318798946684">
            <text:p>-0,0148318799</text:p>
          </table:table-cell>
          <table:table-cell/>
        </table:table-row>
        <table:table-row table:style-name="ro1">
          <table:table-cell office:value-type="float" office:value="15.4">
            <text:p>15,4</text:p>
          </table:table-cell>
          <table:table-cell office:value-type="float" office:value="-6.28546776167305">
            <text:p>-6,2854677617</text:p>
          </table:table-cell>
          <table:table-cell table:formula="of:=-1.67/1000*(275-[.A155])/1000*((80/3.6/1.9)^2)" office:value-type="float" office:value="-0.0593046749427174">
            <text:p>-0,0593046749</text:p>
          </table:table-cell>
          <table:table-cell table:formula="of:=-1.67/1000*(275-[.A155])/1000*((120/3.6/1.9)^2)" office:value-type="float" office:value="-0.133435518621114">
            <text:p>-0,1334355186</text:p>
          </table:table-cell>
          <table:table-cell table:formula="of:=-1.67/1000*(275-[.A155])/1000*((40/3.6/1.9)^2)" office:value-type="float" office:value="-0.0148261687356794">
            <text:p>-0,0148261687</text:p>
          </table:table-cell>
          <table:table-cell/>
        </table:table-row>
        <table:table-row table:style-name="ro1">
          <table:table-cell office:value-type="float" office:value="15.5">
            <text:p>15,5</text:p>
          </table:table-cell>
          <table:table-cell office:value-type="float" office:value="-6.52847000007049">
            <text:p>-6,5284700001</text:p>
          </table:table-cell>
          <table:table-cell table:formula="of:=-1.67/1000*(275-[.A156])/1000*((80/3.6/1.9)^2)" office:value-type="float" office:value="-0.0592818303067611">
            <text:p>-0,0592818303</text:p>
          </table:table-cell>
          <table:table-cell table:formula="of:=-1.67/1000*(275-[.A156])/1000*((120/3.6/1.9)^2)" office:value-type="float" office:value="-0.133384118190212">
            <text:p>-0,1333841182</text:p>
          </table:table-cell>
          <table:table-cell table:formula="of:=-1.67/1000*(275-[.A156])/1000*((40/3.6/1.9)^2)" office:value-type="float" office:value="-0.0148204575766903">
            <text:p>-0,0148204576</text:p>
          </table:table-cell>
          <table:table-cell/>
        </table:table-row>
        <table:table-row table:style-name="ro1">
          <table:table-cell office:value-type="float" office:value="15.6">
            <text:p>15,6</text:p>
          </table:table-cell>
          <table:table-cell office:value-type="float" office:value="-6.79838826770711">
            <text:p>-6,7983882677</text:p>
          </table:table-cell>
          <table:table-cell table:formula="of:=-1.67/1000*(275-[.A157])/1000*((80/3.6/1.9)^2)" office:value-type="float" office:value="-0.0592589856708047">
            <text:p>-0,0592589857</text:p>
          </table:table-cell>
          <table:table-cell table:formula="of:=-1.67/1000*(275-[.A157])/1000*((120/3.6/1.9)^2)" office:value-type="float" office:value="-0.133332717759311">
            <text:p>-0,1333327178</text:p>
          </table:table-cell>
          <table:table-cell table:formula="of:=-1.67/1000*(275-[.A157])/1000*((40/3.6/1.9)^2)" office:value-type="float" office:value="-0.0148147464177012">
            <text:p>-0,0148147464</text:p>
          </table:table-cell>
          <table:table-cell/>
        </table:table-row>
        <table:table-row table:style-name="ro1">
          <table:table-cell office:value-type="float" office:value="15.7">
            <text:p>15,7</text:p>
          </table:table-cell>
          <table:table-cell office:value-type="float" office:value="-7.08170754100709">
            <text:p>-7,081707541</text:p>
          </table:table-cell>
          <table:table-cell table:formula="of:=-1.67/1000*(275-[.A158])/1000*((80/3.6/1.9)^2)" office:value-type="float" office:value="-0.0592361410348483">
            <text:p>-0,059236141</text:p>
          </table:table-cell>
          <table:table-cell table:formula="of:=-1.67/1000*(275-[.A158])/1000*((120/3.6/1.9)^2)" office:value-type="float" office:value="-0.133281317328409">
            <text:p>-0,1332813173</text:p>
          </table:table-cell>
          <table:table-cell table:formula="of:=-1.67/1000*(275-[.A158])/1000*((40/3.6/1.9)^2)" office:value-type="float" office:value="-0.0148090352587121">
            <text:p>-0,0148090353</text:p>
          </table:table-cell>
          <table:table-cell/>
        </table:table-row>
        <table:table-row table:style-name="ro1">
          <table:table-cell office:value-type="float" office:value="15.8">
            <text:p>15,8</text:p>
          </table:table-cell>
          <table:table-cell office:value-type="float" office:value="-7.40892486440722">
            <text:p>-7,4089248644</text:p>
          </table:table-cell>
          <table:table-cell table:formula="of:=-1.67/1000*(275-[.A159])/1000*((80/3.6/1.9)^2)" office:value-type="float" office:value="-0.059213296398892">
            <text:p>-0,0592132964</text:p>
          </table:table-cell>
          <table:table-cell table:formula="of:=-1.67/1000*(275-[.A159])/1000*((120/3.6/1.9)^2)" office:value-type="float" office:value="-0.133229916897507">
            <text:p>-0,1332299169</text:p>
          </table:table-cell>
          <table:table-cell table:formula="of:=-1.67/1000*(275-[.A159])/1000*((40/3.6/1.9)^2)" office:value-type="float" office:value="-0.014803324099723">
            <text:p>-0,0148033241</text:p>
          </table:table-cell>
          <table:table-cell/>
        </table:table-row>
        <table:table-row table:style-name="ro1">
          <table:table-cell office:value-type="float" office:value="15.9">
            <text:p>15,9</text:p>
          </table:table-cell>
          <table:table-cell office:value-type="float" office:value="-7.74683334564801">
            <text:p>-7,7468333456</text:p>
          </table:table-cell>
          <table:table-cell table:formula="of:=-1.67/1000*(275-[.A160])/1000*((80/3.6/1.9)^2)" office:value-type="float" office:value="-0.0591904517629356">
            <text:p>-0,0591904518</text:p>
          </table:table-cell>
          <table:table-cell table:formula="of:=-1.67/1000*(275-[.A160])/1000*((120/3.6/1.9)^2)" office:value-type="float" office:value="-0.133178516466605">
            <text:p>-0,1331785165</text:p>
          </table:table-cell>
          <table:table-cell table:formula="of:=-1.67/1000*(275-[.A160])/1000*((40/3.6/1.9)^2)" office:value-type="float" office:value="-0.0147976129407339">
            <text:p>-0,014797612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8.04640582153761">
            <text:p>-8,0464058215</text:p>
          </table:table-cell>
          <table:table-cell table:formula="of:=-1.67/1000*(275-[.A161])/1000*((80/3.6/1.9)^2)" office:value-type="float" office:value="-0.0591676071269792">
            <text:p>-0,0591676071</text:p>
          </table:table-cell>
          <table:table-cell table:formula="of:=-1.67/1000*(275-[.A161])/1000*((120/3.6/1.9)^2)" office:value-type="float" office:value="-0.133127116035703">
            <text:p>-0,133127116</text:p>
          </table:table-cell>
          <table:table-cell table:formula="of:=-1.67/1000*(275-[.A161])/1000*((40/3.6/1.9)^2)" office:value-type="float" office:value="-0.0147919017817448">
            <text:p>-0,0147919018</text:p>
          </table:table-cell>
          <table:table-cell/>
        </table:table-row>
        <table:table-row table:style-name="ro1">
          <table:table-cell office:value-type="float" office:value="16.1">
            <text:p>16,1</text:p>
          </table:table-cell>
          <table:table-cell office:value-type="float" office:value="-8.39429184148411">
            <text:p>-8,3942918415</text:p>
          </table:table-cell>
          <table:table-cell table:formula="of:=-1.67/1000*(275-[.A162])/1000*((80/3.6/1.9)^2)" office:value-type="float" office:value="-0.0591447624910229">
            <text:p>-0,0591447625</text:p>
          </table:table-cell>
          <table:table-cell table:formula="of:=-1.67/1000*(275-[.A162])/1000*((120/3.6/1.9)^2)" office:value-type="float" office:value="-0.133075715604802">
            <text:p>-0,1330757156</text:p>
          </table:table-cell>
          <table:table-cell table:formula="of:=-1.67/1000*(275-[.A162])/1000*((40/3.6/1.9)^2)" office:value-type="float" office:value="-0.0147861906227557">
            <text:p>-0,0147861906</text:p>
          </table:table-cell>
          <table:table-cell/>
        </table:table-row>
        <table:table-row table:style-name="ro1">
          <table:table-cell office:value-type="float" office:value="16.2">
            <text:p>16,2</text:p>
          </table:table-cell>
          <table:table-cell office:value-type="float" office:value="-8.85773580861947">
            <text:p>-8,8577358086</text:p>
          </table:table-cell>
          <table:table-cell table:formula="of:=-1.67/1000*(275-[.A163])/1000*((80/3.6/1.9)^2)" office:value-type="float" office:value="-0.0591219178550665">
            <text:p>-0,0591219179</text:p>
          </table:table-cell>
          <table:table-cell table:formula="of:=-1.67/1000*(275-[.A163])/1000*((120/3.6/1.9)^2)" office:value-type="float" office:value="-0.1330243151739">
            <text:p>-0,1330243152</text:p>
          </table:table-cell>
          <table:table-cell table:formula="of:=-1.67/1000*(275-[.A163])/1000*((40/3.6/1.9)^2)" office:value-type="float" office:value="-0.0147804794637666">
            <text:p>-0,0147804795</text:p>
          </table:table-cell>
          <table:table-cell/>
        </table:table-row>
        <table:table-row table:style-name="ro1">
          <table:table-cell office:value-type="float" office:value="16.3">
            <text:p>16,3</text:p>
          </table:table-cell>
          <table:table-cell office:value-type="float" office:value="-9.15576749589094">
            <text:p>-9,1557674959</text:p>
          </table:table-cell>
          <table:table-cell table:formula="of:=-1.67/1000*(275-[.A164])/1000*((80/3.6/1.9)^2)" office:value-type="float" office:value="-0.0590990732191102">
            <text:p>-0,0590990732</text:p>
          </table:table-cell>
          <table:table-cell table:formula="of:=-1.67/1000*(275-[.A164])/1000*((120/3.6/1.9)^2)" office:value-type="float" office:value="-0.132972914742998">
            <text:p>-0,1329729147</text:p>
          </table:table-cell>
          <table:table-cell table:formula="of:=-1.67/1000*(275-[.A164])/1000*((40/3.6/1.9)^2)" office:value-type="float" office:value="-0.0147747683047775">
            <text:p>-0,0147747683</text:p>
          </table:table-cell>
          <table:table-cell/>
        </table:table-row>
        <table:table-row table:style-name="ro1">
          <table:table-cell office:value-type="float" office:value="16.4">
            <text:p>16,4</text:p>
          </table:table-cell>
          <table:table-cell office:value-type="float" office:value="-9.65101736767527">
            <text:p>-9,6510173677</text:p>
          </table:table-cell>
          <table:table-cell table:formula="of:=-1.67/1000*(275-[.A165])/1000*((80/3.6/1.9)^2)" office:value-type="float" office:value="-0.0590762285831538">
            <text:p>-0,0590762286</text:p>
          </table:table-cell>
          <table:table-cell table:formula="of:=-1.67/1000*(275-[.A165])/1000*((120/3.6/1.9)^2)" office:value-type="float" office:value="-0.132921514312096">
            <text:p>-0,1329215143</text:p>
          </table:table-cell>
          <table:table-cell table:formula="of:=-1.67/1000*(275-[.A165])/1000*((40/3.6/1.9)^2)" office:value-type="float" office:value="-0.0147690571457884">
            <text:p>-0,0147690571</text:p>
          </table:table-cell>
          <table:table-cell/>
        </table:table-row>
        <table:table-row table:style-name="ro1">
          <table:table-cell office:value-type="float" office:value="16.5">
            <text:p>16,5</text:p>
          </table:table-cell>
          <table:table-cell office:value-type="float" office:value="-10.1468033111562">
            <text:p>-10,1468033112</text:p>
          </table:table-cell>
          <table:table-cell table:formula="of:=-1.67/1000*(275-[.A166])/1000*((80/3.6/1.9)^2)" office:value-type="float" office:value="-0.0590533839471974">
            <text:p>-0,0590533839</text:p>
          </table:table-cell>
          <table:table-cell table:formula="of:=-1.67/1000*(275-[.A166])/1000*((120/3.6/1.9)^2)" office:value-type="float" office:value="-0.132870113881194">
            <text:p>-0,1328701139</text:p>
          </table:table-cell>
          <table:table-cell table:formula="of:=-1.67/1000*(275-[.A166])/1000*((40/3.6/1.9)^2)" office:value-type="float" office:value="-0.0147633459867994">
            <text:p>-0,014763346</text:p>
          </table:table-cell>
          <table:table-cell/>
        </table:table-row>
        <table:table-row table:style-name="ro1">
          <table:table-cell office:value-type="float" office:value="16.6">
            <text:p>16,6</text:p>
          </table:table-cell>
          <table:table-cell office:value-type="float" office:value="-10.484719882939">
            <text:p>-10,4847198829</text:p>
          </table:table-cell>
          <table:table-cell table:formula="of:=-1.67/1000*(275-[.A167])/1000*((80/3.6/1.9)^2)" office:value-type="float" office:value="-0.0590305393112411">
            <text:p>-0,0590305393</text:p>
          </table:table-cell>
          <table:table-cell table:formula="of:=-1.67/1000*(275-[.A167])/1000*((120/3.6/1.9)^2)" office:value-type="float" office:value="-0.132818713450292">
            <text:p>-0,1328187135</text:p>
          </table:table-cell>
          <table:table-cell table:formula="of:=-1.67/1000*(275-[.A167])/1000*((40/3.6/1.9)^2)" office:value-type="float" office:value="-0.0147576348278103">
            <text:p>-0,0147576348</text:p>
          </table:table-cell>
          <table:table-cell/>
        </table:table-row>
        <table:table-row table:style-name="ro1">
          <table:table-cell office:value-type="float" office:value="16.7">
            <text:p>16,7</text:p>
          </table:table-cell>
          <table:table-cell office:value-type="float" office:value="-11.3171655636683">
            <text:p>-11,3171655637</text:p>
          </table:table-cell>
          <table:table-cell table:formula="of:=-1.67/1000*(275-[.A168])/1000*((80/3.6/1.9)^2)" office:value-type="float" office:value="-0.0590076946752847">
            <text:p>-0,0590076947</text:p>
          </table:table-cell>
          <table:table-cell table:formula="of:=-1.67/1000*(275-[.A168])/1000*((120/3.6/1.9)^2)" office:value-type="float" office:value="-0.132767313019391">
            <text:p>-0,132767313</text:p>
          </table:table-cell>
          <table:table-cell table:formula="of:=-1.67/1000*(275-[.A168])/1000*((40/3.6/1.9)^2)" office:value-type="float" office:value="-0.0147519236688212">
            <text:p>-0,0147519237</text:p>
          </table:table-cell>
          <table:table-cell/>
        </table:table-row>
        <table:table-row table:style-name="ro1">
          <table:table-cell office:value-type="float" office:value="16.8">
            <text:p>16,8</text:p>
          </table:table-cell>
          <table:table-cell office:value-type="float" office:value="-11.8248857169044">
            <text:p>-11,8248857169</text:p>
          </table:table-cell>
          <table:table-cell table:formula="of:=-1.67/1000*(275-[.A169])/1000*((80/3.6/1.9)^2)" office:value-type="float" office:value="-0.0589848500393283">
            <text:p>-0,05898485</text:p>
          </table:table-cell>
          <table:table-cell table:formula="of:=-1.67/1000*(275-[.A169])/1000*((120/3.6/1.9)^2)" office:value-type="float" office:value="-0.132715912588489">
            <text:p>-0,1327159126</text:p>
          </table:table-cell>
          <table:table-cell table:formula="of:=-1.67/1000*(275-[.A169])/1000*((40/3.6/1.9)^2)" office:value-type="float" office:value="-0.0147462125098321">
            <text:p>-0,0147462125</text:p>
          </table:table-cell>
          <table:table-cell/>
        </table:table-row>
        <table:table-row table:style-name="ro1">
          <table:table-cell office:value-type="float" office:value="16.9">
            <text:p>16,9</text:p>
          </table:table-cell>
          <table:table-cell office:value-type="float" office:value="-12.6527692277617">
            <text:p>-12,6527692278</text:p>
          </table:table-cell>
          <table:table-cell table:formula="of:=-1.67/1000*(275-[.A170])/1000*((80/3.6/1.9)^2)" office:value-type="float" office:value="-0.058962005403372">
            <text:p>-0,0589620054</text:p>
          </table:table-cell>
          <table:table-cell table:formula="of:=-1.67/1000*(275-[.A170])/1000*((120/3.6/1.9)^2)" office:value-type="float" office:value="-0.132664512157587">
            <text:p>-0,1326645122</text:p>
          </table:table-cell>
          <table:table-cell table:formula="of:=-1.67/1000*(275-[.A170])/1000*((40/3.6/1.9)^2)" office:value-type="float" office:value="-0.014740501350843">
            <text:p>-0,014740501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3.2977656404211">
            <text:p>-13,2977656404</text:p>
          </table:table-cell>
          <table:table-cell table:formula="of:=-1.67/1000*(275-[.A171])/1000*((80/3.6/1.9)^2)" office:value-type="float" office:value="-0.0589391607674156">
            <text:p>-0,0589391608</text:p>
          </table:table-cell>
          <table:table-cell table:formula="of:=-1.67/1000*(275-[.A171])/1000*((120/3.6/1.9)^2)" office:value-type="float" office:value="-0.132613111726685">
            <text:p>-0,1326131117</text:p>
          </table:table-cell>
          <table:table-cell table:formula="of:=-1.67/1000*(275-[.A171])/1000*((40/3.6/1.9)^2)" office:value-type="float" office:value="-0.0147347901918539">
            <text:p>-0,0147347902</text:p>
          </table:table-cell>
          <table:table-cell/>
        </table:table-row>
        <table:table-row table:style-name="ro1">
          <table:table-cell office:value-type="float" office:value="17.1">
            <text:p>17,1</text:p>
          </table:table-cell>
          <table:table-cell office:value-type="float" office:value="-14.2859127326723">
            <text:p>-14,2859127327</text:p>
          </table:table-cell>
          <table:table-cell table:formula="of:=-1.67/1000*(275-[.A172])/1000*((80/3.6/1.9)^2)" office:value-type="float" office:value="-0.0589163161314592">
            <text:p>-0,0589163161</text:p>
          </table:table-cell>
          <table:table-cell table:formula="of:=-1.67/1000*(275-[.A172])/1000*((120/3.6/1.9)^2)" office:value-type="float" office:value="-0.132561711295783">
            <text:p>-0,1325617113</text:p>
          </table:table-cell>
          <table:table-cell table:formula="of:=-1.67/1000*(275-[.A172])/1000*((40/3.6/1.9)^2)" office:value-type="float" office:value="-0.0147290790328648">
            <text:p>-0,014729079</text:p>
          </table:table-cell>
          <table:table-cell/>
        </table:table-row>
        <table:table-row table:style-name="ro1">
          <table:table-cell office:value-type="float" office:value="17.2">
            <text:p>17,2</text:p>
          </table:table-cell>
          <table:table-cell office:value-type="float" office:value="-15.3394128853218">
            <text:p>-15,3394128853</text:p>
          </table:table-cell>
          <table:table-cell table:formula="of:=-1.67/1000*(275-[.A173])/1000*((80/3.6/1.9)^2)" office:value-type="float" office:value="-0.0588934714955029">
            <text:p>-0,0588934715</text:p>
          </table:table-cell>
          <table:table-cell table:formula="of:=-1.67/1000*(275-[.A173])/1000*((120/3.6/1.9)^2)" office:value-type="float" office:value="-0.132510310864882">
            <text:p>-0,1325103109</text:p>
          </table:table-cell>
          <table:table-cell table:formula="of:=-1.67/1000*(275-[.A173])/1000*((40/3.6/1.9)^2)" office:value-type="float" office:value="-0.0147233678738757">
            <text:p>-0,0147233679</text:p>
          </table:table-cell>
          <table:table-cell/>
        </table:table-row>
        <table:table-row table:style-name="ro1">
          <table:table-cell office:value-type="float" office:value="17.3">
            <text:p>17,3</text:p>
          </table:table-cell>
          <table:table-cell office:value-type="float" office:value="-16.4608967694675">
            <text:p>-16,4608967695</text:p>
          </table:table-cell>
          <table:table-cell table:formula="of:=-1.67/1000*(275-[.A174])/1000*((80/3.6/1.9)^2)" office:value-type="float" office:value="-0.0588706268595465">
            <text:p>-0,0588706269</text:p>
          </table:table-cell>
          <table:table-cell table:formula="of:=-1.67/1000*(275-[.A174])/1000*((120/3.6/1.9)^2)" office:value-type="float" office:value="-0.13245891043398">
            <text:p>-0,1324589104</text:p>
          </table:table-cell>
          <table:table-cell table:formula="of:=-1.67/1000*(275-[.A174])/1000*((40/3.6/1.9)^2)" office:value-type="float" office:value="-0.0147176567148866">
            <text:p>-0,0147176567</text:p>
          </table:table-cell>
          <table:table-cell/>
        </table:table-row>
        <table:table-row table:style-name="ro1">
          <table:table-cell office:value-type="float" office:value="17.4">
            <text:p>17,4</text:p>
          </table:table-cell>
          <table:table-cell office:value-type="float" office:value="-17.9944501101242">
            <text:p>-17,9944501101</text:p>
          </table:table-cell>
          <table:table-cell table:formula="of:=-1.67/1000*(275-[.A175])/1000*((80/3.6/1.9)^2)" office:value-type="float" office:value="-0.0588477822235902">
            <text:p>-0,0588477822</text:p>
          </table:table-cell>
          <table:table-cell table:formula="of:=-1.67/1000*(275-[.A175])/1000*((120/3.6/1.9)^2)" office:value-type="float" office:value="-0.132407510003078">
            <text:p>-0,13240751</text:p>
          </table:table-cell>
          <table:table-cell table:formula="of:=-1.67/1000*(275-[.A175])/1000*((40/3.6/1.9)^2)" office:value-type="float" office:value="-0.0147119455558975">
            <text:p>-0,01471194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.00.0000</text:date>, <text:time style:data-style-name="N2" text:time-value="0000-00-00T13:16:40.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1:18:07.95</meta:creation-date>
    <dc:date>2015-08-20T13:18:03.47</dc:date>
    <meta:editing-duration>PT1H23M36S</meta:editing-duration>
    <meta:editing-cycles>3</meta:editing-cycles>
    <meta:generator>LibreOffice/3.6$Windows_x86 LibreOffice_project/5b93205-6e6b3fc-7830f6d-c08ad66-1d9bf4</meta:generator>
    <meta:document-statistic meta:table-count="1" meta:cell-count="8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664cm" style:legend-expansion="high" chart:style-name="ch2"/>
        <chart:plot-area chart:style-name="ch3" table:cell-range-address="Sheet1.A2:Sheet1.A175 Sheet1.C2:Sheet1.E175" svg:x="0.77cm" svg:y="0.855cm" svg:width="11.738cm" svg:height="7.545cm">
          <chartooo:coordinate-region svg:x="1.788cm" svg:y="1.067cm" svg:width="10.533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75" chart:class="chart:scatter">
            <chart:domain table:cell-range-address="Sheet1.A2:Sheet1.A175"/>
            <chart:data-point chart:repeated="174"/>
          </chart:series>
          <chart:series chart:style-name="ch7" chart:values-cell-range-address="Sheet1.D2:Sheet1.D175" chart:class="chart:scatter">
            <chart:data-point chart:repeated="174"/>
          </chart:series>
          <chart:series chart:style-name="ch8" chart:values-cell-range-address="Sheet1.E2:Sheet1.E175" chart:class="chart:scatter">
            <chart:data-point chart:repeated="1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75</svg:desc>
                </draw:g>
              </table:table-cell>
              <table:table-cell office:value-type="float" office:value="-0.0627999042440409">
                <text:p>-0.0627999042440409</text:p>
                <draw:g>
                  <svg:desc>Sheet1.C2:Sheet1.C175</svg:desc>
                </draw:g>
              </table:table-cell>
              <table:table-cell office:value-type="float" office:value="-0.141299784549092">
                <text:p>-0.141299784549092</text:p>
                <draw:g>
                  <svg:desc>Sheet1.D2:Sheet1.D175</svg:desc>
                </draw:g>
              </table:table-cell>
              <table:table-cell office:value-type="float" office:value="-0.0156999760610102">
                <text:p>-0.0156999760610102</text:p>
                <draw:g>
                  <svg:desc>Sheet1.E2:Sheet1.E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0.0627770596080845">
                <text:p>-0.0627770596080845</text:p>
              </table:table-cell>
              <table:table-cell office:value-type="float" office:value="-0.14124838411819">
                <text:p>-0.14124838411819</text:p>
              </table:table-cell>
              <table:table-cell office:value-type="float" office:value="-0.0156942649020211">
                <text:p>-0.0156942649020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0.0627542149721282">
                <text:p>-0.0627542149721282</text:p>
              </table:table-cell>
              <table:table-cell office:value-type="float" office:value="-0.141196983687288">
                <text:p>-0.141196983687288</text:p>
              </table:table-cell>
              <table:table-cell office:value-type="float" office:value="-0.015688553743032">
                <text:p>-0.015688553743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0.0627313703361718">
                <text:p>-0.0627313703361718</text:p>
              </table:table-cell>
              <table:table-cell office:value-type="float" office:value="-0.141145583256387">
                <text:p>-0.141145583256387</text:p>
              </table:table-cell>
              <table:table-cell office:value-type="float" office:value="-0.015682842584043">
                <text:p>-0.015682842584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0.0627085257002155">
                <text:p>-0.0627085257002155</text:p>
              </table:table-cell>
              <table:table-cell office:value-type="float" office:value="-0.141094182825485">
                <text:p>-0.141094182825485</text:p>
              </table:table-cell>
              <table:table-cell office:value-type="float" office:value="-0.0156771314250539">
                <text:p>-0.0156771314250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0626856810642591">
                <text:p>-0.0626856810642591</text:p>
              </table:table-cell>
              <table:table-cell office:value-type="float" office:value="-0.141042782394583">
                <text:p>-0.141042782394583</text:p>
              </table:table-cell>
              <table:table-cell office:value-type="float" office:value="-0.0156714202660648">
                <text:p>-0.0156714202660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0.0626628364283027">
                <text:p>-0.0626628364283027</text:p>
              </table:table-cell>
              <table:table-cell office:value-type="float" office:value="-0.140991381963681">
                <text:p>-0.140991381963681</text:p>
              </table:table-cell>
              <table:table-cell office:value-type="float" office:value="-0.0156657091070757">
                <text:p>-0.0156657091070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0.0626399917923464">
                <text:p>-0.0626399917923464</text:p>
              </table:table-cell>
              <table:table-cell office:value-type="float" office:value="-0.140939981532779">
                <text:p>-0.140939981532779</text:p>
              </table:table-cell>
              <table:table-cell office:value-type="float" office:value="-0.0156599979480866">
                <text:p>-0.0156599979480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0.06261714715639">
                <text:p>-0.06261714715639</text:p>
              </table:table-cell>
              <table:table-cell office:value-type="float" office:value="-0.140888581101878">
                <text:p>-0.140888581101878</text:p>
              </table:table-cell>
              <table:table-cell office:value-type="float" office:value="-0.0156542867890975">
                <text:p>-0.0156542867890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0.0625943025204336">
                <text:p>-0.0625943025204336</text:p>
              </table:table-cell>
              <table:table-cell office:value-type="float" office:value="-0.140837180670976">
                <text:p>-0.140837180670976</text:p>
              </table:table-cell>
              <table:table-cell office:value-type="float" office:value="-0.0156485756301084">
                <text:p>-0.0156485756301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-0.0625714578844773">
                <text:p>-0.0625714578844773</text:p>
              </table:table-cell>
              <table:table-cell office:value-type="float" office:value="-0.140785780240074">
                <text:p>-0.140785780240074</text:p>
              </table:table-cell>
              <table:table-cell office:value-type="float" office:value="-0.0156428644711193">
                <text:p>-0.0156428644711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-0.0625486132485209">
                <text:p>-0.0625486132485209</text:p>
              </table:table-cell>
              <table:table-cell office:value-type="float" office:value="-0.140734379809172">
                <text:p>-0.140734379809172</text:p>
              </table:table-cell>
              <table:table-cell office:value-type="float" office:value="-0.0156371533121302">
                <text:p>-0.0156371533121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-0.0625257686125646">
                <text:p>-0.0625257686125646</text:p>
              </table:table-cell>
              <table:table-cell office:value-type="float" office:value="-0.14068297937827">
                <text:p>-0.14068297937827</text:p>
              </table:table-cell>
              <table:table-cell office:value-type="float" office:value="-0.0156314421531411">
                <text:p>-0.0156314421531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-0.0625029239766082">
                <text:p>-0.0625029239766082</text:p>
              </table:table-cell>
              <table:table-cell office:value-type="float" office:value="-0.140631578947368">
                <text:p>-0.140631578947368</text:p>
              </table:table-cell>
              <table:table-cell office:value-type="float" office:value="-0.015625730994152">
                <text:p>-0.015625730994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-0.0624800793406518">
                <text:p>-0.0624800793406518</text:p>
              </table:table-cell>
              <table:table-cell office:value-type="float" office:value="-0.140580178516467">
                <text:p>-0.140580178516467</text:p>
              </table:table-cell>
              <table:table-cell office:value-type="float" office:value="-0.015620019835163">
                <text:p>-0.015620019835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-0.0624572347046955">
                <text:p>-0.0624572347046955</text:p>
              </table:table-cell>
              <table:table-cell office:value-type="float" office:value="-0.140528778085565">
                <text:p>-0.140528778085565</text:p>
              </table:table-cell>
              <table:table-cell office:value-type="float" office:value="-0.0156143086761739">
                <text:p>-0.0156143086761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-0.0624343900687391">
                <text:p>-0.0624343900687391</text:p>
              </table:table-cell>
              <table:table-cell office:value-type="float" office:value="-0.140477377654663">
                <text:p>-0.140477377654663</text:p>
              </table:table-cell>
              <table:table-cell office:value-type="float" office:value="-0.0156085975171848">
                <text:p>-0.0156085975171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-0.0624115454327827">
                <text:p>-0.0624115454327827</text:p>
              </table:table-cell>
              <table:table-cell office:value-type="float" office:value="-0.140425977223761">
                <text:p>-0.140425977223761</text:p>
              </table:table-cell>
              <table:table-cell office:value-type="float" office:value="-0.0156028863581957">
                <text:p>-0.01560288635819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-0.0623887007968264">
                <text:p>-0.0623887007968264</text:p>
              </table:table-cell>
              <table:table-cell office:value-type="float" office:value="-0.140374576792859">
                <text:p>-0.140374576792859</text:p>
              </table:table-cell>
              <table:table-cell office:value-type="float" office:value="-0.0155971751992066">
                <text:p>-0.0155971751992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-0.06236585616087">
                <text:p>-0.06236585616087</text:p>
              </table:table-cell>
              <table:table-cell office:value-type="float" office:value="-0.140323176361958">
                <text:p>-0.140323176361958</text:p>
              </table:table-cell>
              <table:table-cell office:value-type="float" office:value="-0.0155914640402175">
                <text:p>-0.01559146404021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-0.0623430115249136">
                <text:p>-0.0623430115249136</text:p>
              </table:table-cell>
              <table:table-cell office:value-type="float" office:value="-0.140271775931056">
                <text:p>-0.140271775931056</text:p>
              </table:table-cell>
              <table:table-cell office:value-type="float" office:value="-0.0155857528812284">
                <text:p>-0.01558575288122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-0.0623201668889573">
                <text:p>-0.0623201668889573</text:p>
              </table:table-cell>
              <table:table-cell office:value-type="float" office:value="-0.140220375500154">
                <text:p>-0.140220375500154</text:p>
              </table:table-cell>
              <table:table-cell office:value-type="float" office:value="-0.0155800417222393">
                <text:p>-0.0155800417222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-0.0622973222530009">
                <text:p>-0.0622973222530009</text:p>
              </table:table-cell>
              <table:table-cell office:value-type="float" office:value="-0.140168975069252">
                <text:p>-0.140168975069252</text:p>
              </table:table-cell>
              <table:table-cell office:value-type="float" office:value="-0.0155743305632502">
                <text:p>-0.01557433056325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-0.0622744776170446">
                <text:p>-0.0622744776170446</text:p>
              </table:table-cell>
              <table:table-cell office:value-type="float" office:value="-0.14011757463835">
                <text:p>-0.14011757463835</text:p>
              </table:table-cell>
              <table:table-cell office:value-type="float" office:value="-0.0155686194042611">
                <text:p>-0.01556861940426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-0.0622516329810882">
                <text:p>-0.0622516329810882</text:p>
              </table:table-cell>
              <table:table-cell office:value-type="float" office:value="-0.140066174207448">
                <text:p>-0.140066174207448</text:p>
              </table:table-cell>
              <table:table-cell office:value-type="float" office:value="-0.015562908245272">
                <text:p>-0.0155629082452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-0.0622287883451318">
                <text:p>-0.0622287883451318</text:p>
              </table:table-cell>
              <table:table-cell office:value-type="float" office:value="-0.140014773776547">
                <text:p>-0.140014773776547</text:p>
              </table:table-cell>
              <table:table-cell office:value-type="float" office:value="-0.015557197086283">
                <text:p>-0.0155571970862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-0.0622059437091755">
                <text:p>-0.0622059437091755</text:p>
              </table:table-cell>
              <table:table-cell office:value-type="float" office:value="-0.139963373345645">
                <text:p>-0.139963373345645</text:p>
              </table:table-cell>
              <table:table-cell office:value-type="float" office:value="-0.0155514859272939">
                <text:p>-0.01555148592729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-0.0621830990732191">
                <text:p>-0.0621830990732191</text:p>
              </table:table-cell>
              <table:table-cell office:value-type="float" office:value="-0.139911972914743">
                <text:p>-0.139911972914743</text:p>
              </table:table-cell>
              <table:table-cell office:value-type="float" office:value="-0.0155457747683048">
                <text:p>-0.0155457747683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-0.0621602544372628">
                <text:p>-0.0621602544372628</text:p>
              </table:table-cell>
              <table:table-cell office:value-type="float" office:value="-0.139860572483841">
                <text:p>-0.139860572483841</text:p>
              </table:table-cell>
              <table:table-cell office:value-type="float" office:value="-0.0155400636093157">
                <text:p>-0.01554006360931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-0.0621374098013064">
                <text:p>-0.0621374098013064</text:p>
              </table:table-cell>
              <table:table-cell office:value-type="float" office:value="-0.139809172052939">
                <text:p>-0.139809172052939</text:p>
              </table:table-cell>
              <table:table-cell office:value-type="float" office:value="-0.0155343524503266">
                <text:p>-0.0155343524503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-0.06211456516535">
                <text:p>-0.06211456516535</text:p>
              </table:table-cell>
              <table:table-cell office:value-type="float" office:value="-0.139757771622038">
                <text:p>-0.139757771622038</text:p>
              </table:table-cell>
              <table:table-cell office:value-type="float" office:value="-0.0155286412913375">
                <text:p>-0.0155286412913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-0.0620917205293937">
                <text:p>-0.0620917205293937</text:p>
              </table:table-cell>
              <table:table-cell office:value-type="float" office:value="-0.139706371191136">
                <text:p>-0.139706371191136</text:p>
              </table:table-cell>
              <table:table-cell office:value-type="float" office:value="-0.0155229301323484">
                <text:p>-0.0155229301323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-0.0620688758934373">
                <text:p>-0.0620688758934373</text:p>
              </table:table-cell>
              <table:table-cell office:value-type="float" office:value="-0.139654970760234">
                <text:p>-0.139654970760234</text:p>
              </table:table-cell>
              <table:table-cell office:value-type="float" office:value="-0.0155172189733593">
                <text:p>-0.01551721897335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-0.0620460312574809">
                <text:p>-0.0620460312574809</text:p>
              </table:table-cell>
              <table:table-cell office:value-type="float" office:value="-0.139603570329332">
                <text:p>-0.139603570329332</text:p>
              </table:table-cell>
              <table:table-cell office:value-type="float" office:value="-0.0155115078143702">
                <text:p>-0.01551150781437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-0.0620231866215246">
                <text:p>-0.0620231866215246</text:p>
              </table:table-cell>
              <table:table-cell office:value-type="float" office:value="-0.13955216989843">
                <text:p>-0.13955216989843</text:p>
              </table:table-cell>
              <table:table-cell office:value-type="float" office:value="-0.0155057966553811">
                <text:p>-0.01550579665538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-0.0620003419855682">
                <text:p>-0.0620003419855682</text:p>
              </table:table-cell>
              <table:table-cell office:value-type="float" office:value="-0.139500769467528">
                <text:p>-0.139500769467528</text:p>
              </table:table-cell>
              <table:table-cell office:value-type="float" office:value="-0.0155000854963921">
                <text:p>-0.0155000854963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-0.0619774973496118">
                <text:p>-0.0619774973496118</text:p>
              </table:table-cell>
              <table:table-cell office:value-type="float" office:value="-0.139449369036627">
                <text:p>-0.139449369036627</text:p>
              </table:table-cell>
              <table:table-cell office:value-type="float" office:value="-0.015494374337403">
                <text:p>-0.015494374337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-0.0619546527136555">
                <text:p>-0.0619546527136555</text:p>
              </table:table-cell>
              <table:table-cell office:value-type="float" office:value="-0.139397968605725">
                <text:p>-0.139397968605725</text:p>
              </table:table-cell>
              <table:table-cell office:value-type="float" office:value="-0.0154886631784139">
                <text:p>-0.01548866317841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-0.0619318080776991">
                <text:p>-0.0619318080776991</text:p>
              </table:table-cell>
              <table:table-cell office:value-type="float" office:value="-0.139346568174823">
                <text:p>-0.139346568174823</text:p>
              </table:table-cell>
              <table:table-cell office:value-type="float" office:value="-0.0154829520194248">
                <text:p>-0.01548295201942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-0.0619089634417428">
                <text:p>-0.0619089634417428</text:p>
              </table:table-cell>
              <table:table-cell office:value-type="float" office:value="-0.139295167743921">
                <text:p>-0.139295167743921</text:p>
              </table:table-cell>
              <table:table-cell office:value-type="float" office:value="-0.0154772408604357">
                <text:p>-0.01547724086043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-0.0618861188057864">
                <text:p>-0.0618861188057864</text:p>
              </table:table-cell>
              <table:table-cell office:value-type="float" office:value="-0.139243767313019">
                <text:p>-0.139243767313019</text:p>
              </table:table-cell>
              <table:table-cell office:value-type="float" office:value="-0.0154715297014466">
                <text:p>-0.0154715297014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-0.06186327416983">
                <text:p>-0.06186327416983</text:p>
              </table:table-cell>
              <table:table-cell office:value-type="float" office:value="-0.139192366882118">
                <text:p>-0.139192366882118</text:p>
              </table:table-cell>
              <table:table-cell office:value-type="float" office:value="-0.0154658185424575">
                <text:p>-0.01546581854245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-0.0618404295338737">
                <text:p>-0.0618404295338737</text:p>
              </table:table-cell>
              <table:table-cell office:value-type="float" office:value="-0.139140966451216">
                <text:p>-0.139140966451216</text:p>
              </table:table-cell>
              <table:table-cell office:value-type="float" office:value="-0.0154601073834684">
                <text:p>-0.01546010738346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-0.0618175848979173">
                <text:p>-0.0618175848979173</text:p>
              </table:table-cell>
              <table:table-cell office:value-type="float" office:value="-0.139089566020314">
                <text:p>-0.139089566020314</text:p>
              </table:table-cell>
              <table:table-cell office:value-type="float" office:value="-0.0154543962244793">
                <text:p>-0.01545439622447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-0.061794740261961">
                <text:p>-0.061794740261961</text:p>
              </table:table-cell>
              <table:table-cell office:value-type="float" office:value="-0.139038165589412">
                <text:p>-0.139038165589412</text:p>
              </table:table-cell>
              <table:table-cell office:value-type="float" office:value="-0.0154486850654902">
                <text:p>-0.0154486850654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-0.0617718956260046">
                <text:p>-0.0617718956260046</text:p>
              </table:table-cell>
              <table:table-cell office:value-type="float" office:value="-0.13898676515851">
                <text:p>-0.13898676515851</text:p>
              </table:table-cell>
              <table:table-cell office:value-type="float" office:value="-0.0154429739065011">
                <text:p>-0.0154429739065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-0.0617490509900482">
                <text:p>-0.0617490509900482</text:p>
              </table:table-cell>
              <table:table-cell office:value-type="float" office:value="-0.138935364727609">
                <text:p>-0.138935364727609</text:p>
              </table:table-cell>
              <table:table-cell office:value-type="float" office:value="-0.0154372627475121">
                <text:p>-0.0154372627475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-0.0617262063540919">
                <text:p>-0.0617262063540919</text:p>
              </table:table-cell>
              <table:table-cell office:value-type="float" office:value="-0.138883964296707">
                <text:p>-0.138883964296707</text:p>
              </table:table-cell>
              <table:table-cell office:value-type="float" office:value="-0.015431551588523">
                <text:p>-0.0154315515885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-0.0617033617181355">
                <text:p>-0.0617033617181355</text:p>
              </table:table-cell>
              <table:table-cell office:value-type="float" office:value="-0.138832563865805">
                <text:p>-0.138832563865805</text:p>
              </table:table-cell>
              <table:table-cell office:value-type="float" office:value="-0.0154258404295339">
                <text:p>-0.01542584042953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-0.0616805170821791">
                <text:p>-0.0616805170821791</text:p>
              </table:table-cell>
              <table:table-cell office:value-type="float" office:value="-0.138781163434903">
                <text:p>-0.138781163434903</text:p>
              </table:table-cell>
              <table:table-cell office:value-type="float" office:value="-0.0154201292705448">
                <text:p>-0.0154201292705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-0.0616576724462228">
                <text:p>-0.0616576724462228</text:p>
              </table:table-cell>
              <table:table-cell office:value-type="float" office:value="-0.138729763004001">
                <text:p>-0.138729763004001</text:p>
              </table:table-cell>
              <table:table-cell office:value-type="float" office:value="-0.0154144181115557">
                <text:p>-0.01541441811155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-0.0616348278102664">
                <text:p>-0.0616348278102664</text:p>
              </table:table-cell>
              <table:table-cell office:value-type="float" office:value="-0.138678362573099">
                <text:p>-0.138678362573099</text:p>
              </table:table-cell>
              <table:table-cell office:value-type="float" office:value="-0.0154087069525666">
                <text:p>-0.0154087069525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-0.06161198317431">
                <text:p>-0.06161198317431</text:p>
              </table:table-cell>
              <table:table-cell office:value-type="float" office:value="-0.138626962142198">
                <text:p>-0.138626962142198</text:p>
              </table:table-cell>
              <table:table-cell office:value-type="float" office:value="-0.0154029957935775">
                <text:p>-0.01540299579357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-0.0615891385383537">
                <text:p>-0.0615891385383537</text:p>
              </table:table-cell>
              <table:table-cell office:value-type="float" office:value="-0.138575561711296">
                <text:p>-0.138575561711296</text:p>
              </table:table-cell>
              <table:table-cell office:value-type="float" office:value="-0.0153972846345884">
                <text:p>-0.01539728463458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-0.0615662939023973">
                <text:p>-0.0615662939023973</text:p>
              </table:table-cell>
              <table:table-cell office:value-type="float" office:value="-0.138524161280394">
                <text:p>-0.138524161280394</text:p>
              </table:table-cell>
              <table:table-cell office:value-type="float" office:value="-0.0153915734755993">
                <text:p>-0.01539157347559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-0.061543449266441">
                <text:p>-0.061543449266441</text:p>
              </table:table-cell>
              <table:table-cell office:value-type="float" office:value="-0.138472760849492">
                <text:p>-0.138472760849492</text:p>
              </table:table-cell>
              <table:table-cell office:value-type="float" office:value="-0.0153858623166102">
                <text:p>-0.0153858623166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-0.0615206046304846">
                <text:p>-0.0615206046304846</text:p>
              </table:table-cell>
              <table:table-cell office:value-type="float" office:value="-0.13842136041859">
                <text:p>-0.13842136041859</text:p>
              </table:table-cell>
              <table:table-cell office:value-type="float" office:value="-0.0153801511576212">
                <text:p>-0.01538015115762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-0.0614977599945282">
                <text:p>-0.0614977599945282</text:p>
              </table:table-cell>
              <table:table-cell office:value-type="float" office:value="-0.138369959987689">
                <text:p>-0.138369959987689</text:p>
              </table:table-cell>
              <table:table-cell office:value-type="float" office:value="-0.0153744399986321">
                <text:p>-0.01537443999863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-0.0614749153585719">
                <text:p>-0.0614749153585719</text:p>
              </table:table-cell>
              <table:table-cell office:value-type="float" office:value="-0.138318559556787">
                <text:p>-0.138318559556787</text:p>
              </table:table-cell>
              <table:table-cell office:value-type="float" office:value="-0.015368728839643">
                <text:p>-0.015368728839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-0.0614520707226155">
                <text:p>-0.0614520707226155</text:p>
              </table:table-cell>
              <table:table-cell office:value-type="float" office:value="-0.138267159125885">
                <text:p>-0.138267159125885</text:p>
              </table:table-cell>
              <table:table-cell office:value-type="float" office:value="-0.0153630176806539">
                <text:p>-0.01536301768065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-0.0614292260866591">
                <text:p>-0.0614292260866591</text:p>
              </table:table-cell>
              <table:table-cell office:value-type="float" office:value="-0.138215758694983">
                <text:p>-0.138215758694983</text:p>
              </table:table-cell>
              <table:table-cell office:value-type="float" office:value="-0.0153573065216648">
                <text:p>-0.0153573065216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-0.0614063814507028">
                <text:p>-0.0614063814507028</text:p>
              </table:table-cell>
              <table:table-cell office:value-type="float" office:value="-0.138164358264081">
                <text:p>-0.138164358264081</text:p>
              </table:table-cell>
              <table:table-cell office:value-type="float" office:value="-0.0153515953626757">
                <text:p>-0.0153515953626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-0.0613835368147464">
                <text:p>-0.0613835368147464</text:p>
              </table:table-cell>
              <table:table-cell office:value-type="float" office:value="-0.138112957833179">
                <text:p>-0.138112957833179</text:p>
              </table:table-cell>
              <table:table-cell office:value-type="float" office:value="-0.0153458842036866">
                <text:p>-0.01534588420368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-0.0613606921787901">
                <text:p>-0.0613606921787901</text:p>
              </table:table-cell>
              <table:table-cell office:value-type="float" office:value="-0.138061557402278">
                <text:p>-0.138061557402278</text:p>
              </table:table-cell>
              <table:table-cell office:value-type="float" office:value="-0.0153401730446975">
                <text:p>-0.0153401730446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-0.0613378475428337">
                <text:p>-0.0613378475428337</text:p>
              </table:table-cell>
              <table:table-cell office:value-type="float" office:value="-0.138010156971376">
                <text:p>-0.138010156971376</text:p>
              </table:table-cell>
              <table:table-cell office:value-type="float" office:value="-0.0153344618857084">
                <text:p>-0.0153344618857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-0.0613150029068773">
                <text:p>-0.0613150029068773</text:p>
              </table:table-cell>
              <table:table-cell office:value-type="float" office:value="-0.137958756540474">
                <text:p>-0.137958756540474</text:p>
              </table:table-cell>
              <table:table-cell office:value-type="float" office:value="-0.0153287507267193">
                <text:p>-0.01532875072671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-0.061292158270921">
                <text:p>-0.061292158270921</text:p>
              </table:table-cell>
              <table:table-cell office:value-type="float" office:value="-0.137907356109572">
                <text:p>-0.137907356109572</text:p>
              </table:table-cell>
              <table:table-cell office:value-type="float" office:value="-0.0153230395677302">
                <text:p>-0.0153230395677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-0.0612693136349646">
                <text:p>-0.0612693136349646</text:p>
              </table:table-cell>
              <table:table-cell office:value-type="float" office:value="-0.13785595567867">
                <text:p>-0.13785595567867</text:p>
              </table:table-cell>
              <table:table-cell office:value-type="float" office:value="-0.0153173284087412">
                <text:p>-0.0153173284087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-0.0612464689990083">
                <text:p>-0.0612464689990083</text:p>
              </table:table-cell>
              <table:table-cell office:value-type="float" office:value="-0.137804555247769">
                <text:p>-0.137804555247769</text:p>
              </table:table-cell>
              <table:table-cell office:value-type="float" office:value="-0.0153116172497521">
                <text:p>-0.01531161724975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-0.0612236243630519">
                <text:p>-0.0612236243630519</text:p>
              </table:table-cell>
              <table:table-cell office:value-type="float" office:value="-0.137753154816867">
                <text:p>-0.137753154816867</text:p>
              </table:table-cell>
              <table:table-cell office:value-type="float" office:value="-0.015305906090763">
                <text:p>-0.0153059060907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-0.0612007797270955">
                <text:p>-0.0612007797270955</text:p>
              </table:table-cell>
              <table:table-cell office:value-type="float" office:value="-0.137701754385965">
                <text:p>-0.137701754385965</text:p>
              </table:table-cell>
              <table:table-cell office:value-type="float" office:value="-0.0153001949317739">
                <text:p>-0.01530019493177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-0.0611779350911392">
                <text:p>-0.0611779350911392</text:p>
              </table:table-cell>
              <table:table-cell office:value-type="float" office:value="-0.137650353955063">
                <text:p>-0.137650353955063</text:p>
              </table:table-cell>
              <table:table-cell office:value-type="float" office:value="-0.0152944837727848">
                <text:p>-0.01529448377278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-0.0611550904551828">
                <text:p>-0.0611550904551828</text:p>
              </table:table-cell>
              <table:table-cell office:value-type="float" office:value="-0.137598953524161">
                <text:p>-0.137598953524161</text:p>
              </table:table-cell>
              <table:table-cell office:value-type="float" office:value="-0.0152887726137957">
                <text:p>-0.01528877261379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-0.0611322458192264">
                <text:p>-0.0611322458192264</text:p>
              </table:table-cell>
              <table:table-cell office:value-type="float" office:value="-0.13754755309326">
                <text:p>-0.13754755309326</text:p>
              </table:table-cell>
              <table:table-cell office:value-type="float" office:value="-0.0152830614548066">
                <text:p>-0.01528306145480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-0.0611094011832701">
                <text:p>-0.0611094011832701</text:p>
              </table:table-cell>
              <table:table-cell office:value-type="float" office:value="-0.137496152662358">
                <text:p>-0.137496152662358</text:p>
              </table:table-cell>
              <table:table-cell office:value-type="float" office:value="-0.0152773502958175">
                <text:p>-0.0152773502958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-0.0610865565473137">
                <text:p>-0.0610865565473137</text:p>
              </table:table-cell>
              <table:table-cell office:value-type="float" office:value="-0.137444752231456">
                <text:p>-0.137444752231456</text:p>
              </table:table-cell>
              <table:table-cell office:value-type="float" office:value="-0.0152716391368284">
                <text:p>-0.01527163913682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-0.0610637119113573">
                <text:p>-0.0610637119113573</text:p>
              </table:table-cell>
              <table:table-cell office:value-type="float" office:value="-0.137393351800554">
                <text:p>-0.137393351800554</text:p>
              </table:table-cell>
              <table:table-cell office:value-type="float" office:value="-0.0152659279778393">
                <text:p>-0.01526592797783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-0.061040867275401">
                <text:p>-0.061040867275401</text:p>
              </table:table-cell>
              <table:table-cell office:value-type="float" office:value="-0.137341951369652">
                <text:p>-0.137341951369652</text:p>
              </table:table-cell>
              <table:table-cell office:value-type="float" office:value="-0.0152602168188502">
                <text:p>-0.0152602168188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-0.0610180226394446">
                <text:p>-0.0610180226394446</text:p>
              </table:table-cell>
              <table:table-cell office:value-type="float" office:value="-0.13729055093875">
                <text:p>-0.13729055093875</text:p>
              </table:table-cell>
              <table:table-cell office:value-type="float" office:value="-0.0152545056598612">
                <text:p>-0.01525450565986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-0.0609951780034883">
                <text:p>-0.0609951780034883</text:p>
              </table:table-cell>
              <table:table-cell office:value-type="float" office:value="-0.137239150507849">
                <text:p>-0.137239150507849</text:p>
              </table:table-cell>
              <table:table-cell office:value-type="float" office:value="-0.0152487945008721">
                <text:p>-0.01524879450087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-0.0609723333675319">
                <text:p>-0.0609723333675319</text:p>
              </table:table-cell>
              <table:table-cell office:value-type="float" office:value="-0.137187750076947">
                <text:p>-0.137187750076947</text:p>
              </table:table-cell>
              <table:table-cell office:value-type="float" office:value="-0.015243083341883">
                <text:p>-0.0152430833418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-0.0609494887315755">
                <text:p>-0.0609494887315755</text:p>
              </table:table-cell>
              <table:table-cell office:value-type="float" office:value="-0.137136349646045">
                <text:p>-0.137136349646045</text:p>
              </table:table-cell>
              <table:table-cell office:value-type="float" office:value="-0.0152373721828939">
                <text:p>-0.0152373721828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-0.0609266440956192">
                <text:p>-0.0609266440956192</text:p>
              </table:table-cell>
              <table:table-cell office:value-type="float" office:value="-0.137084949215143">
                <text:p>-0.137084949215143</text:p>
              </table:table-cell>
              <table:table-cell office:value-type="float" office:value="-0.0152316610239048">
                <text:p>-0.01523166102390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-0.0609037994596628">
                <text:p>-0.0609037994596628</text:p>
              </table:table-cell>
              <table:table-cell office:value-type="float" office:value="-0.137033548784241">
                <text:p>-0.137033548784241</text:p>
              </table:table-cell>
              <table:table-cell office:value-type="float" office:value="-0.0152259498649157">
                <text:p>-0.01522594986491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-0.0608809548237064">
                <text:p>-0.0608809548237064</text:p>
              </table:table-cell>
              <table:table-cell office:value-type="float" office:value="-0.136982148353339">
                <text:p>-0.136982148353339</text:p>
              </table:table-cell>
              <table:table-cell office:value-type="float" office:value="-0.0152202387059266">
                <text:p>-0.01522023870592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-0.0608581101877501">
                <text:p>-0.0608581101877501</text:p>
              </table:table-cell>
              <table:table-cell office:value-type="float" office:value="-0.136930747922438">
                <text:p>-0.136930747922438</text:p>
              </table:table-cell>
              <table:table-cell office:value-type="float" office:value="-0.0152145275469375">
                <text:p>-0.0152145275469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-0.0608352655517937">
                <text:p>-0.0608352655517937</text:p>
              </table:table-cell>
              <table:table-cell office:value-type="float" office:value="-0.136879347491536">
                <text:p>-0.136879347491536</text:p>
              </table:table-cell>
              <table:table-cell office:value-type="float" office:value="-0.0152088163879484">
                <text:p>-0.01520881638794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-0.0608124209158374">
                <text:p>-0.0608124209158374</text:p>
              </table:table-cell>
              <table:table-cell office:value-type="float" office:value="-0.136827947060634">
                <text:p>-0.136827947060634</text:p>
              </table:table-cell>
              <table:table-cell office:value-type="float" office:value="-0.0152031052289593">
                <text:p>-0.01520310522895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-0.060789576279881">
                <text:p>-0.060789576279881</text:p>
              </table:table-cell>
              <table:table-cell office:value-type="float" office:value="-0.136776546629732">
                <text:p>-0.136776546629732</text:p>
              </table:table-cell>
              <table:table-cell office:value-type="float" office:value="-0.0151973940699702">
                <text:p>-0.0151973940699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-0.0607667316439246">
                <text:p>-0.0607667316439246</text:p>
              </table:table-cell>
              <table:table-cell office:value-type="float" office:value="-0.13672514619883">
                <text:p>-0.13672514619883</text:p>
              </table:table-cell>
              <table:table-cell office:value-type="float" office:value="-0.0151916829109812">
                <text:p>-0.01519168291098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-0.0607438870079683">
                <text:p>-0.0607438870079683</text:p>
              </table:table-cell>
              <table:table-cell office:value-type="float" office:value="-0.136673745767929">
                <text:p>-0.136673745767929</text:p>
              </table:table-cell>
              <table:table-cell office:value-type="float" office:value="-0.0151859717519921">
                <text:p>-0.0151859717519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-0.0607210423720119">
                <text:p>-0.0607210423720119</text:p>
              </table:table-cell>
              <table:table-cell office:value-type="float" office:value="-0.136622345337027">
                <text:p>-0.136622345337027</text:p>
              </table:table-cell>
              <table:table-cell office:value-type="float" office:value="-0.015180260593003">
                <text:p>-0.0151802605930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-0.0606981977360555">
                <text:p>-0.0606981977360555</text:p>
              </table:table-cell>
              <table:table-cell office:value-type="float" office:value="-0.136570944906125">
                <text:p>-0.136570944906125</text:p>
              </table:table-cell>
              <table:table-cell office:value-type="float" office:value="-0.0151745494340139">
                <text:p>-0.01517454943401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-0.0606753531000992">
                <text:p>-0.0606753531000992</text:p>
              </table:table-cell>
              <table:table-cell office:value-type="float" office:value="-0.136519544475223">
                <text:p>-0.136519544475223</text:p>
              </table:table-cell>
              <table:table-cell office:value-type="float" office:value="-0.0151688382750248">
                <text:p>-0.01516883827502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-0.0606525084641428">
                <text:p>-0.0606525084641428</text:p>
              </table:table-cell>
              <table:table-cell office:value-type="float" office:value="-0.136468144044321">
                <text:p>-0.136468144044321</text:p>
              </table:table-cell>
              <table:table-cell office:value-type="float" office:value="-0.0151631271160357">
                <text:p>-0.0151631271160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-0.0606296638281864">
                <text:p>-0.0606296638281864</text:p>
              </table:table-cell>
              <table:table-cell office:value-type="float" office:value="-0.13641674361342">
                <text:p>-0.13641674361342</text:p>
              </table:table-cell>
              <table:table-cell office:value-type="float" office:value="-0.0151574159570466">
                <text:p>-0.01515741595704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-0.0606068191922301">
                <text:p>-0.0606068191922301</text:p>
              </table:table-cell>
              <table:table-cell office:value-type="float" office:value="-0.136365343182518">
                <text:p>-0.136365343182518</text:p>
              </table:table-cell>
              <table:table-cell office:value-type="float" office:value="-0.0151517047980575">
                <text:p>-0.01515170479805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-0.0605839745562737">
                <text:p>-0.0605839745562737</text:p>
              </table:table-cell>
              <table:table-cell office:value-type="float" office:value="-0.136313942751616">
                <text:p>-0.136313942751616</text:p>
              </table:table-cell>
              <table:table-cell office:value-type="float" office:value="-0.0151459936390684">
                <text:p>-0.01514599363906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-0.0605611299203174">
                <text:p>-0.0605611299203174</text:p>
              </table:table-cell>
              <table:table-cell office:value-type="float" office:value="-0.136262542320714">
                <text:p>-0.136262542320714</text:p>
              </table:table-cell>
              <table:table-cell office:value-type="float" office:value="-0.0151402824800793">
                <text:p>-0.01514028248007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-0.060538285284361">
                <text:p>-0.060538285284361</text:p>
              </table:table-cell>
              <table:table-cell office:value-type="float" office:value="-0.136211141889812">
                <text:p>-0.136211141889812</text:p>
              </table:table-cell>
              <table:table-cell office:value-type="float" office:value="-0.0151345713210903">
                <text:p>-0.01513457132109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-0.0605154406484046">
                <text:p>-0.0605154406484046</text:p>
              </table:table-cell>
              <table:table-cell office:value-type="float" office:value="-0.13615974145891">
                <text:p>-0.13615974145891</text:p>
              </table:table-cell>
              <table:table-cell office:value-type="float" office:value="-0.0151288601621012">
                <text:p>-0.01512886016210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-0.0604925960124483">
                <text:p>-0.0604925960124483</text:p>
              </table:table-cell>
              <table:table-cell office:value-type="float" office:value="-0.136108341028009">
                <text:p>-0.136108341028009</text:p>
              </table:table-cell>
              <table:table-cell office:value-type="float" office:value="-0.0151231490031121">
                <text:p>-0.01512314900311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-0.0604697513764919">
                <text:p>-0.0604697513764919</text:p>
              </table:table-cell>
              <table:table-cell office:value-type="float" office:value="-0.136056940597107">
                <text:p>-0.136056940597107</text:p>
              </table:table-cell>
              <table:table-cell office:value-type="float" office:value="-0.015117437844123">
                <text:p>-0.015117437844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-0.0604469067405356">
                <text:p>-0.0604469067405356</text:p>
              </table:table-cell>
              <table:table-cell office:value-type="float" office:value="-0.136005540166205">
                <text:p>-0.136005540166205</text:p>
              </table:table-cell>
              <table:table-cell office:value-type="float" office:value="-0.0151117266851339">
                <text:p>-0.01511172668513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-0.0604240621045792">
                <text:p>-0.0604240621045792</text:p>
              </table:table-cell>
              <table:table-cell office:value-type="float" office:value="-0.135954139735303">
                <text:p>-0.135954139735303</text:p>
              </table:table-cell>
              <table:table-cell office:value-type="float" office:value="-0.0151060155261448">
                <text:p>-0.01510601552614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-0.0604012174686228">
                <text:p>-0.0604012174686228</text:p>
              </table:table-cell>
              <table:table-cell office:value-type="float" office:value="-0.135902739304401">
                <text:p>-0.135902739304401</text:p>
              </table:table-cell>
              <table:table-cell office:value-type="float" office:value="-0.0151003043671557">
                <text:p>-0.01510030436715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-0.0603783728326665">
                <text:p>-0.0603783728326665</text:p>
              </table:table-cell>
              <table:table-cell office:value-type="float" office:value="-0.1358513388735">
                <text:p>-0.1358513388735</text:p>
              </table:table-cell>
              <table:table-cell office:value-type="float" office:value="-0.0150945932081666">
                <text:p>-0.01509459320816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-0.0603555281967101">
                <text:p>-0.0603555281967101</text:p>
              </table:table-cell>
              <table:table-cell office:value-type="float" office:value="-0.135799938442598">
                <text:p>-0.135799938442598</text:p>
              </table:table-cell>
              <table:table-cell office:value-type="float" office:value="-0.0150888820491775">
                <text:p>-0.01508888204917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-0.0603326835607537">
                <text:p>-0.0603326835607537</text:p>
              </table:table-cell>
              <table:table-cell office:value-type="float" office:value="-0.135748538011696">
                <text:p>-0.135748538011696</text:p>
              </table:table-cell>
              <table:table-cell office:value-type="float" office:value="-0.0150831708901884">
                <text:p>-0.01508317089018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-0.0603098389247974">
                <text:p>-0.0603098389247974</text:p>
              </table:table-cell>
              <table:table-cell office:value-type="float" office:value="-0.135697137580794">
                <text:p>-0.135697137580794</text:p>
              </table:table-cell>
              <table:table-cell office:value-type="float" office:value="-0.0150774597311993">
                <text:p>-0.01507745973119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-0.060286994288841">
                <text:p>-0.060286994288841</text:p>
              </table:table-cell>
              <table:table-cell office:value-type="float" office:value="-0.135645737149892">
                <text:p>-0.135645737149892</text:p>
              </table:table-cell>
              <table:table-cell office:value-type="float" office:value="-0.0150717485722103">
                <text:p>-0.01507174857221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-0.0602641496528847">
                <text:p>-0.0602641496528847</text:p>
              </table:table-cell>
              <table:table-cell office:value-type="float" office:value="-0.13559433671899">
                <text:p>-0.13559433671899</text:p>
              </table:table-cell>
              <table:table-cell office:value-type="float" office:value="-0.0150660374132212">
                <text:p>-0.01506603741322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-0.0602413050169283">
                <text:p>-0.0602413050169283</text:p>
              </table:table-cell>
              <table:table-cell office:value-type="float" office:value="-0.135542936288089">
                <text:p>-0.135542936288089</text:p>
              </table:table-cell>
              <table:table-cell office:value-type="float" office:value="-0.0150603262542321">
                <text:p>-0.01506032625423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-0.0602184603809719">
                <text:p>-0.0602184603809719</text:p>
              </table:table-cell>
              <table:table-cell office:value-type="float" office:value="-0.135491535857187">
                <text:p>-0.135491535857187</text:p>
              </table:table-cell>
              <table:table-cell office:value-type="float" office:value="-0.015054615095243">
                <text:p>-0.0150546150952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-0.0601956157450156">
                <text:p>-0.0601956157450156</text:p>
              </table:table-cell>
              <table:table-cell office:value-type="float" office:value="-0.135440135426285">
                <text:p>-0.135440135426285</text:p>
              </table:table-cell>
              <table:table-cell office:value-type="float" office:value="-0.0150489039362539">
                <text:p>-0.01504890393625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-0.0601727711090592">
                <text:p>-0.0601727711090592</text:p>
              </table:table-cell>
              <table:table-cell office:value-type="float" office:value="-0.135388734995383">
                <text:p>-0.135388734995383</text:p>
              </table:table-cell>
              <table:table-cell office:value-type="float" office:value="-0.0150431927772648">
                <text:p>-0.01504319277726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-0.0601499264731028">
                <text:p>-0.0601499264731028</text:p>
              </table:table-cell>
              <table:table-cell office:value-type="float" office:value="-0.135337334564481">
                <text:p>-0.135337334564481</text:p>
              </table:table-cell>
              <table:table-cell office:value-type="float" office:value="-0.0150374816182757">
                <text:p>-0.01503748161827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-0.0601270818371465">
                <text:p>-0.0601270818371465</text:p>
              </table:table-cell>
              <table:table-cell office:value-type="float" office:value="-0.13528593413358">
                <text:p>-0.13528593413358</text:p>
              </table:table-cell>
              <table:table-cell office:value-type="float" office:value="-0.0150317704592866">
                <text:p>-0.01503177045928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-0.0601042372011901">
                <text:p>-0.0601042372011901</text:p>
              </table:table-cell>
              <table:table-cell office:value-type="float" office:value="-0.135234533702678">
                <text:p>-0.135234533702678</text:p>
              </table:table-cell>
              <table:table-cell office:value-type="float" office:value="-0.0150260593002975">
                <text:p>-0.0150260593002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-0.0600813925652338">
                <text:p>-0.0600813925652338</text:p>
              </table:table-cell>
              <table:table-cell office:value-type="float" office:value="-0.135183133271776">
                <text:p>-0.135183133271776</text:p>
              </table:table-cell>
              <table:table-cell office:value-type="float" office:value="-0.0150203481413084">
                <text:p>-0.01502034814130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-0.0600585479292774">
                <text:p>-0.0600585479292774</text:p>
              </table:table-cell>
              <table:table-cell office:value-type="float" office:value="-0.135131732840874">
                <text:p>-0.135131732840874</text:p>
              </table:table-cell>
              <table:table-cell office:value-type="float" office:value="-0.0150146369823193">
                <text:p>-0.01501463698231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-0.060035703293321">
                <text:p>-0.060035703293321</text:p>
              </table:table-cell>
              <table:table-cell office:value-type="float" office:value="-0.135080332409972">
                <text:p>-0.135080332409972</text:p>
              </table:table-cell>
              <table:table-cell office:value-type="float" office:value="-0.0150089258233303">
                <text:p>-0.01500892582333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-0.0600128586573647">
                <text:p>-0.0600128586573647</text:p>
              </table:table-cell>
              <table:table-cell office:value-type="float" office:value="-0.135028931979071">
                <text:p>-0.135028931979071</text:p>
              </table:table-cell>
              <table:table-cell office:value-type="float" office:value="-0.0150032146643412">
                <text:p>-0.01500321466434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-0.0599900140214083">
                <text:p>-0.0599900140214083</text:p>
              </table:table-cell>
              <table:table-cell office:value-type="float" office:value="-0.134977531548169">
                <text:p>-0.134977531548169</text:p>
              </table:table-cell>
              <table:table-cell office:value-type="float" office:value="-0.0149975035053521">
                <text:p>-0.01499750350535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-0.0599671693854519">
                <text:p>-0.0599671693854519</text:p>
              </table:table-cell>
              <table:table-cell office:value-type="float" office:value="-0.134926131117267">
                <text:p>-0.134926131117267</text:p>
              </table:table-cell>
              <table:table-cell office:value-type="float" office:value="-0.014991792346363">
                <text:p>-0.0149917923463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-0.0599443247494956">
                <text:p>-0.0599443247494956</text:p>
              </table:table-cell>
              <table:table-cell office:value-type="float" office:value="-0.134874730686365">
                <text:p>-0.134874730686365</text:p>
              </table:table-cell>
              <table:table-cell office:value-type="float" office:value="-0.0149860811873739">
                <text:p>-0.01498608118737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-0.0599214801135392">
                <text:p>-0.0599214801135392</text:p>
              </table:table-cell>
              <table:table-cell office:value-type="float" office:value="-0.134823330255463">
                <text:p>-0.134823330255463</text:p>
              </table:table-cell>
              <table:table-cell office:value-type="float" office:value="-0.0149803700283848">
                <text:p>-0.01498037002838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-0.0598986354775828">
                <text:p>-0.0598986354775828</text:p>
              </table:table-cell>
              <table:table-cell office:value-type="float" office:value="-0.134771929824561">
                <text:p>-0.134771929824561</text:p>
              </table:table-cell>
              <table:table-cell office:value-type="float" office:value="-0.0149746588693957">
                <text:p>-0.01497465886939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-0.0598757908416265">
                <text:p>-0.0598757908416265</text:p>
              </table:table-cell>
              <table:table-cell office:value-type="float" office:value="-0.13472052939366">
                <text:p>-0.13472052939366</text:p>
              </table:table-cell>
              <table:table-cell office:value-type="float" office:value="-0.0149689477104066">
                <text:p>-0.01496894771040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-0.0598529462056701">
                <text:p>-0.0598529462056701</text:p>
              </table:table-cell>
              <table:table-cell office:value-type="float" office:value="-0.134669128962758">
                <text:p>-0.134669128962758</text:p>
              </table:table-cell>
              <table:table-cell office:value-type="float" office:value="-0.0149632365514175">
                <text:p>-0.01496323655141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-0.0598301015697138">
                <text:p>-0.0598301015697138</text:p>
              </table:table-cell>
              <table:table-cell office:value-type="float" office:value="-0.134617728531856">
                <text:p>-0.134617728531856</text:p>
              </table:table-cell>
              <table:table-cell office:value-type="float" office:value="-0.0149575253924284">
                <text:p>-0.01495752539242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-0.0598072569337574">
                <text:p>-0.0598072569337574</text:p>
              </table:table-cell>
              <table:table-cell office:value-type="float" office:value="-0.134566328100954">
                <text:p>-0.134566328100954</text:p>
              </table:table-cell>
              <table:table-cell office:value-type="float" office:value="-0.0149518142334393">
                <text:p>-0.01495181423343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-0.059784412297801">
                <text:p>-0.059784412297801</text:p>
              </table:table-cell>
              <table:table-cell office:value-type="float" office:value="-0.134514927670052">
                <text:p>-0.134514927670052</text:p>
              </table:table-cell>
              <table:table-cell office:value-type="float" office:value="-0.0149461030744503">
                <text:p>-0.01494610307445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-0.0597615676618447">
                <text:p>-0.0597615676618447</text:p>
              </table:table-cell>
              <table:table-cell office:value-type="float" office:value="-0.134463527239151">
                <text:p>-0.134463527239151</text:p>
              </table:table-cell>
              <table:table-cell office:value-type="float" office:value="-0.0149403919154612">
                <text:p>-0.01494039191546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-0.0597387230258883">
                <text:p>-0.0597387230258883</text:p>
              </table:table-cell>
              <table:table-cell office:value-type="float" office:value="-0.134412126808249">
                <text:p>-0.134412126808249</text:p>
              </table:table-cell>
              <table:table-cell office:value-type="float" office:value="-0.0149346807564721">
                <text:p>-0.01493468075647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-0.0597158783899319">
                <text:p>-0.0597158783899319</text:p>
              </table:table-cell>
              <table:table-cell office:value-type="float" office:value="-0.134360726377347">
                <text:p>-0.134360726377347</text:p>
              </table:table-cell>
              <table:table-cell office:value-type="float" office:value="-0.014928969597483">
                <text:p>-0.0149289695974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-0.0596930337539756">
                <text:p>-0.0596930337539756</text:p>
              </table:table-cell>
              <table:table-cell office:value-type="float" office:value="-0.134309325946445">
                <text:p>-0.134309325946445</text:p>
              </table:table-cell>
              <table:table-cell office:value-type="float" office:value="-0.0149232584384939">
                <text:p>-0.01492325843849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-0.0596701891180192">
                <text:p>-0.0596701891180192</text:p>
              </table:table-cell>
              <table:table-cell office:value-type="float" office:value="-0.134257925515543">
                <text:p>-0.134257925515543</text:p>
              </table:table-cell>
              <table:table-cell office:value-type="float" office:value="-0.0149175472795048">
                <text:p>-0.01491754727950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-0.0596473444820629">
                <text:p>-0.0596473444820629</text:p>
              </table:table-cell>
              <table:table-cell office:value-type="float" office:value="-0.134206525084641">
                <text:p>-0.134206525084641</text:p>
              </table:table-cell>
              <table:table-cell office:value-type="float" office:value="-0.0149118361205157">
                <text:p>-0.01491183612051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-0.0596244998461065">
                <text:p>-0.0596244998461065</text:p>
              </table:table-cell>
              <table:table-cell office:value-type="float" office:value="-0.13415512465374">
                <text:p>-0.13415512465374</text:p>
              </table:table-cell>
              <table:table-cell office:value-type="float" office:value="-0.0149061249615266">
                <text:p>-0.01490612496152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-0.0596016552101501">
                <text:p>-0.0596016552101501</text:p>
              </table:table-cell>
              <table:table-cell office:value-type="float" office:value="-0.134103724222838">
                <text:p>-0.134103724222838</text:p>
              </table:table-cell>
              <table:table-cell office:value-type="float" office:value="-0.0149004138025375">
                <text:p>-0.0149004138025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-0.0595788105741938">
                <text:p>-0.0595788105741938</text:p>
              </table:table-cell>
              <table:table-cell office:value-type="float" office:value="-0.134052323791936">
                <text:p>-0.134052323791936</text:p>
              </table:table-cell>
              <table:table-cell office:value-type="float" office:value="-0.0148947026435484">
                <text:p>-0.01489470264354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-0.0595559659382374">
                <text:p>-0.0595559659382374</text:p>
              </table:table-cell>
              <table:table-cell office:value-type="float" office:value="-0.134000923361034">
                <text:p>-0.134000923361034</text:p>
              </table:table-cell>
              <table:table-cell office:value-type="float" office:value="-0.0148889914845594">
                <text:p>-0.0148889914845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-0.0595331213022811">
                <text:p>-0.0595331213022811</text:p>
              </table:table-cell>
              <table:table-cell office:value-type="float" office:value="-0.133949522930132">
                <text:p>-0.133949522930132</text:p>
              </table:table-cell>
              <table:table-cell office:value-type="float" office:value="-0.0148832803255703">
                <text:p>-0.01488328032557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-0.0595102766663247">
                <text:p>-0.0595102766663247</text:p>
              </table:table-cell>
              <table:table-cell office:value-type="float" office:value="-0.133898122499231">
                <text:p>-0.133898122499231</text:p>
              </table:table-cell>
              <table:table-cell office:value-type="float" office:value="-0.0148775691665812">
                <text:p>-0.01487756916658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-0.0594874320303683">
                <text:p>-0.0594874320303683</text:p>
              </table:table-cell>
              <table:table-cell office:value-type="float" office:value="-0.133846722068329">
                <text:p>-0.133846722068329</text:p>
              </table:table-cell>
              <table:table-cell office:value-type="float" office:value="-0.0148718580075921">
                <text:p>-0.01487185800759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-0.059464587394412">
                <text:p>-0.059464587394412</text:p>
              </table:table-cell>
              <table:table-cell office:value-type="float" office:value="-0.133795321637427">
                <text:p>-0.133795321637427</text:p>
              </table:table-cell>
              <table:table-cell office:value-type="float" office:value="-0.014866146848603">
                <text:p>-0.0148661468486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-0.0594417427584556">
                <text:p>-0.0594417427584556</text:p>
              </table:table-cell>
              <table:table-cell office:value-type="float" office:value="-0.133743921206525">
                <text:p>-0.133743921206525</text:p>
              </table:table-cell>
              <table:table-cell office:value-type="float" office:value="-0.0148604356896139">
                <text:p>-0.01486043568961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-0.0594188981224992">
                <text:p>-0.0594188981224992</text:p>
              </table:table-cell>
              <table:table-cell office:value-type="float" office:value="-0.133692520775623">
                <text:p>-0.133692520775623</text:p>
              </table:table-cell>
              <table:table-cell office:value-type="float" office:value="-0.0148547245306248">
                <text:p>-0.01485472453062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-0.0593960534865429">
                <text:p>-0.0593960534865429</text:p>
              </table:table-cell>
              <table:table-cell office:value-type="float" office:value="-0.133641120344721">
                <text:p>-0.133641120344721</text:p>
              </table:table-cell>
              <table:table-cell office:value-type="float" office:value="-0.0148490133716357">
                <text:p>-0.01484901337163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-0.0593732088505865">
                <text:p>-0.0593732088505865</text:p>
              </table:table-cell>
              <table:table-cell office:value-type="float" office:value="-0.13358971991382">
                <text:p>-0.13358971991382</text:p>
              </table:table-cell>
              <table:table-cell office:value-type="float" office:value="-0.0148433022126466">
                <text:p>-0.01484330221264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-0.0593503642146302">
                <text:p>-0.0593503642146302</text:p>
              </table:table-cell>
              <table:table-cell office:value-type="float" office:value="-0.133538319482918">
                <text:p>-0.133538319482918</text:p>
              </table:table-cell>
              <table:table-cell office:value-type="float" office:value="-0.0148375910536575">
                <text:p>-0.01483759105365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-0.0593275195786738">
                <text:p>-0.0593275195786738</text:p>
              </table:table-cell>
              <table:table-cell office:value-type="float" office:value="-0.133486919052016">
                <text:p>-0.133486919052016</text:p>
              </table:table-cell>
              <table:table-cell office:value-type="float" office:value="-0.0148318798946684">
                <text:p>-0.01483187989466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-0.0593046749427174">
                <text:p>-0.0593046749427174</text:p>
              </table:table-cell>
              <table:table-cell office:value-type="float" office:value="-0.133435518621114">
                <text:p>-0.133435518621114</text:p>
              </table:table-cell>
              <table:table-cell office:value-type="float" office:value="-0.0148261687356794">
                <text:p>-0.01482616873567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-0.0592818303067611">
                <text:p>-0.0592818303067611</text:p>
              </table:table-cell>
              <table:table-cell office:value-type="float" office:value="-0.133384118190212">
                <text:p>-0.133384118190212</text:p>
              </table:table-cell>
              <table:table-cell office:value-type="float" office:value="-0.0148204575766903">
                <text:p>-0.01482045757669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-0.0592589856708047">
                <text:p>-0.0592589856708047</text:p>
              </table:table-cell>
              <table:table-cell office:value-type="float" office:value="-0.133332717759311">
                <text:p>-0.133332717759311</text:p>
              </table:table-cell>
              <table:table-cell office:value-type="float" office:value="-0.0148147464177012">
                <text:p>-0.01481474641770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-0.0592361410348483">
                <text:p>-0.0592361410348483</text:p>
              </table:table-cell>
              <table:table-cell office:value-type="float" office:value="-0.133281317328409">
                <text:p>-0.133281317328409</text:p>
              </table:table-cell>
              <table:table-cell office:value-type="float" office:value="-0.0148090352587121">
                <text:p>-0.01480903525871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-0.059213296398892">
                <text:p>-0.059213296398892</text:p>
              </table:table-cell>
              <table:table-cell office:value-type="float" office:value="-0.133229916897507">
                <text:p>-0.133229916897507</text:p>
              </table:table-cell>
              <table:table-cell office:value-type="float" office:value="-0.014803324099723">
                <text:p>-0.0148033240997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-0.0591904517629356">
                <text:p>-0.0591904517629356</text:p>
              </table:table-cell>
              <table:table-cell office:value-type="float" office:value="-0.133178516466605">
                <text:p>-0.133178516466605</text:p>
              </table:table-cell>
              <table:table-cell office:value-type="float" office:value="-0.0147976129407339">
                <text:p>-0.01479761294073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-0.0591676071269792">
                <text:p>-0.0591676071269792</text:p>
              </table:table-cell>
              <table:table-cell office:value-type="float" office:value="-0.133127116035703">
                <text:p>-0.133127116035703</text:p>
              </table:table-cell>
              <table:table-cell office:value-type="float" office:value="-0.0147919017817448">
                <text:p>-0.01479190178174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-0.0591447624910229">
                <text:p>-0.0591447624910229</text:p>
              </table:table-cell>
              <table:table-cell office:value-type="float" office:value="-0.133075715604802">
                <text:p>-0.133075715604802</text:p>
              </table:table-cell>
              <table:table-cell office:value-type="float" office:value="-0.0147861906227557">
                <text:p>-0.01478619062275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-0.0591219178550665">
                <text:p>-0.0591219178550665</text:p>
              </table:table-cell>
              <table:table-cell office:value-type="float" office:value="-0.1330243151739">
                <text:p>-0.1330243151739</text:p>
              </table:table-cell>
              <table:table-cell office:value-type="float" office:value="-0.0147804794637666">
                <text:p>-0.01478047946376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-0.0590990732191102">
                <text:p>-0.0590990732191102</text:p>
              </table:table-cell>
              <table:table-cell office:value-type="float" office:value="-0.132972914742998">
                <text:p>-0.132972914742998</text:p>
              </table:table-cell>
              <table:table-cell office:value-type="float" office:value="-0.0147747683047775">
                <text:p>-0.01477476830477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-0.0590762285831538">
                <text:p>-0.0590762285831538</text:p>
              </table:table-cell>
              <table:table-cell office:value-type="float" office:value="-0.132921514312096">
                <text:p>-0.132921514312096</text:p>
              </table:table-cell>
              <table:table-cell office:value-type="float" office:value="-0.0147690571457884">
                <text:p>-0.01476905714578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-0.0590533839471974">
                <text:p>-0.0590533839471974</text:p>
              </table:table-cell>
              <table:table-cell office:value-type="float" office:value="-0.132870113881194">
                <text:p>-0.132870113881194</text:p>
              </table:table-cell>
              <table:table-cell office:value-type="float" office:value="-0.0147633459867994">
                <text:p>-0.01476334598679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-0.0590305393112411">
                <text:p>-0.0590305393112411</text:p>
              </table:table-cell>
              <table:table-cell office:value-type="float" office:value="-0.132818713450292">
                <text:p>-0.132818713450292</text:p>
              </table:table-cell>
              <table:table-cell office:value-type="float" office:value="-0.0147576348278103">
                <text:p>-0.01475763482781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-0.0590076946752847">
                <text:p>-0.0590076946752847</text:p>
              </table:table-cell>
              <table:table-cell office:value-type="float" office:value="-0.132767313019391">
                <text:p>-0.132767313019391</text:p>
              </table:table-cell>
              <table:table-cell office:value-type="float" office:value="-0.0147519236688212">
                <text:p>-0.01475192366882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-0.0589848500393283">
                <text:p>-0.0589848500393283</text:p>
              </table:table-cell>
              <table:table-cell office:value-type="float" office:value="-0.132715912588489">
                <text:p>-0.132715912588489</text:p>
              </table:table-cell>
              <table:table-cell office:value-type="float" office:value="-0.0147462125098321">
                <text:p>-0.01474621250983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-0.058962005403372">
                <text:p>-0.058962005403372</text:p>
              </table:table-cell>
              <table:table-cell office:value-type="float" office:value="-0.132664512157587">
                <text:p>-0.132664512157587</text:p>
              </table:table-cell>
              <table:table-cell office:value-type="float" office:value="-0.014740501350843">
                <text:p>-0.0147405013508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-0.0589391607674156">
                <text:p>-0.0589391607674156</text:p>
              </table:table-cell>
              <table:table-cell office:value-type="float" office:value="-0.132613111726685">
                <text:p>-0.132613111726685</text:p>
              </table:table-cell>
              <table:table-cell office:value-type="float" office:value="-0.0147347901918539">
                <text:p>-0.01473479019185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-0.0589163161314592">
                <text:p>-0.0589163161314592</text:p>
              </table:table-cell>
              <table:table-cell office:value-type="float" office:value="-0.132561711295783">
                <text:p>-0.132561711295783</text:p>
              </table:table-cell>
              <table:table-cell office:value-type="float" office:value="-0.0147290790328648">
                <text:p>-0.01472907903286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-0.0588934714955029">
                <text:p>-0.0588934714955029</text:p>
              </table:table-cell>
              <table:table-cell office:value-type="float" office:value="-0.132510310864882">
                <text:p>-0.132510310864882</text:p>
              </table:table-cell>
              <table:table-cell office:value-type="float" office:value="-0.0147233678738757">
                <text:p>-0.01472336787387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-0.0588706268595465">
                <text:p>-0.0588706268595465</text:p>
              </table:table-cell>
              <table:table-cell office:value-type="float" office:value="-0.13245891043398">
                <text:p>-0.13245891043398</text:p>
              </table:table-cell>
              <table:table-cell office:value-type="float" office:value="-0.0147176567148866">
                <text:p>-0.0147176567148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-0.0588477822235902">
                <text:p>-0.0588477822235902</text:p>
              </table:table-cell>
              <table:table-cell office:value-type="float" office:value="-0.132407510003078">
                <text:p>-0.132407510003078</text:p>
              </table:table-cell>
              <table:table-cell office:value-type="float" office:value="-0.0147119455558975">
                <text:p>-0.0147119455558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88cm" xlink:href=".." xlink:type="simple" chart:class="chart:scatter" chart:column-mapping="1 4 2 3" chart:style-name="ch1">
        <chart:title svg:x="4.862cm" svg:y="0.315cm" chart:style-name="ch2">
          <text:p>Steady-state forces on magnets</text:p>
        </chart:title>
        <chart:legend chart:legend-position="end" svg:x="10.61cm" svg:y="3.396cm" style:legend-expansion="high" chart:style-name="ch3"/>
        <chart:plot-area chart:style-name="ch4" table:cell-range-address="Sheet1.A2:Sheet1.D175 Sheet1.B1:Sheet1.D1 Sheet1.E1:Sheet1.E175" chart:data-source-has-labels="row" svg:x="1.358cm" svg:y="1.631cm" svg:width="8.612cm" svg:height="6.17cm">
          <chartooo:coordinate-region svg:x="2.085cm" svg:y="1.843cm" svg:width="7.698cm" svg:height="5.746cm"/>
          <chart:axis chart:dimension="x" chart:name="primary-x" chart:style-name="ch5">
            <chart:title svg:x="4.522cm" svg:y="7.981cm" chart:style-name="ch6">
              <text:p>Distance (mm)</text:p>
            </chart:title>
          </chart:axis>
          <chart:axis chart:dimension="y" chart:name="primary-y" chart:style-name="ch5">
            <chart:title svg:x="0.451cm" svg:y="5.448cm" chart:style-name="ch7">
              <text:p>Force (N)</text:p>
            </chart:title>
            <chart:grid chart:style-name="ch8" chart:class="major"/>
          </chart:axis>
          <chart:series chart:style-name="ch9" chart:values-cell-range-address="Sheet1.B2:Sheet1.B175" chart:label-cell-address="Sheet1.B1:Sheet1.B1" chart:class="chart:scatter">
            <chart:domain table:cell-range-address="Sheet1.A2:Sheet1.A175"/>
            <chart:data-point chart:repeated="174"/>
          </chart:series>
          <chart:series chart:style-name="ch10" chart:values-cell-range-address="Sheet1.E2:Sheet1.E175" chart:label-cell-address="Sheet1.E1:Sheet1.E1" chart:class="chart:scatter">
            <chart:data-point chart:repeated="174"/>
          </chart:series>
          <chart:series chart:style-name="ch11" chart:values-cell-range-address="Sheet1.C2:Sheet1.C175" chart:label-cell-address="Sheet1.C1:Sheet1.C1" chart:class="chart:scatter">
            <chart:data-point chart:repeated="174"/>
          </chart:series>
          <chart:series chart:style-name="ch12" chart:values-cell-range-address="Sheet1.D2:Sheet1.D175" chart:label-cell-address="Sheet1.D1:Sheet1.D1" chart:class="chart:scatter">
            <chart:data-point chart:repeated="17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gnetic force  (N)</text:p>
                <draw:g>
                  <svg:desc>Sheet1.B1:Sheet1.B1</svg:desc>
                </draw:g>
              </table:table-cell>
              <table:table-cell office:value-type="string">
                <text:p>CF force (N) @ 40 km / h</text:p>
                <draw:g>
                  <svg:desc>Sheet1.E1:Sheet1.E1</svg:desc>
                </draw:g>
              </table:table-cell>
              <table:table-cell office:value-type="string">
                <text:p>CF force (N) @ 80 km / h</text:p>
                <draw:g>
                  <svg:desc>Sheet1.C1:Sheet1.C1</svg:desc>
                </draw:g>
              </table:table-cell>
              <table:table-cell office:value-type="string">
                <text:p>CF force (N) @ 120 km / h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75</svg:desc>
                </draw:g>
              </table:table-cell>
              <table:table-cell office:value-type="float" office:value="18.0364210537669">
                <text:p>18.0364210537669</text:p>
                <draw:g>
                  <svg:desc>Sheet1.B2:Sheet1.B175</svg:desc>
                </draw:g>
              </table:table-cell>
              <table:table-cell office:value-type="float" office:value="-0.0156999760610102">
                <text:p>-0.0156999760610102</text:p>
                <draw:g>
                  <svg:desc>Sheet1.E2:Sheet1.E175</svg:desc>
                </draw:g>
              </table:table-cell>
              <table:table-cell office:value-type="float" office:value="-0.0627999042440409">
                <text:p>-0.0627999042440409</text:p>
                <draw:g>
                  <svg:desc>Sheet1.C2:Sheet1.C175</svg:desc>
                </draw:g>
              </table:table-cell>
              <table:table-cell office:value-type="float" office:value="-0.141299784549092">
                <text:p>-0.141299784549092</text:p>
                <draw:g>
                  <svg:desc>Sheet1.D2:Sheet1.D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6.4671634610066">
                <text:p>16.4671634610066</text:p>
              </table:table-cell>
              <table:table-cell office:value-type="float" office:value="-0.0156942649020211">
                <text:p>-0.0156942649020211</text:p>
              </table:table-cell>
              <table:table-cell office:value-type="float" office:value="-0.0627770596080845">
                <text:p>-0.0627770596080845</text:p>
              </table:table-cell>
              <table:table-cell office:value-type="float" office:value="-0.14124838411819">
                <text:p>-0.14124838411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5.3193739584147">
                <text:p>15.3193739584147</text:p>
              </table:table-cell>
              <table:table-cell office:value-type="float" office:value="-0.015688553743032">
                <text:p>-0.015688553743032</text:p>
              </table:table-cell>
              <table:table-cell office:value-type="float" office:value="-0.0627542149721282">
                <text:p>-0.0627542149721282</text:p>
              </table:table-cell>
              <table:table-cell office:value-type="float" office:value="-0.141196983687288">
                <text:p>-0.141196983687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14.2356277381374">
                <text:p>14.2356277381374</text:p>
              </table:table-cell>
              <table:table-cell office:value-type="float" office:value="-0.015682842584043">
                <text:p>-0.015682842584043</text:p>
              </table:table-cell>
              <table:table-cell office:value-type="float" office:value="-0.0627313703361718">
                <text:p>-0.0627313703361718</text:p>
              </table:table-cell>
              <table:table-cell office:value-type="float" office:value="-0.141145583256387">
                <text:p>-0.141145583256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3.3292008312678">
                <text:p>13.3292008312678</text:p>
              </table:table-cell>
              <table:table-cell office:value-type="float" office:value="-0.0156771314250539">
                <text:p>-0.0156771314250539</text:p>
              </table:table-cell>
              <table:table-cell office:value-type="float" office:value="-0.0627085257002155">
                <text:p>-0.0627085257002155</text:p>
              </table:table-cell>
              <table:table-cell office:value-type="float" office:value="-0.141094182825485">
                <text:p>-0.141094182825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2.6607191647974">
                <text:p>12.6607191647974</text:p>
              </table:table-cell>
              <table:table-cell office:value-type="float" office:value="-0.0156714202660648">
                <text:p>-0.0156714202660648</text:p>
              </table:table-cell>
              <table:table-cell office:value-type="float" office:value="-0.0626856810642591">
                <text:p>-0.0626856810642591</text:p>
              </table:table-cell>
              <table:table-cell office:value-type="float" office:value="-0.141042782394583">
                <text:p>-0.141042782394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1.8612526795573">
                <text:p>11.8612526795573</text:p>
              </table:table-cell>
              <table:table-cell office:value-type="float" office:value="-0.0156657091070757">
                <text:p>-0.0156657091070757</text:p>
              </table:table-cell>
              <table:table-cell office:value-type="float" office:value="-0.0626628364283027">
                <text:p>-0.0626628364283027</text:p>
              </table:table-cell>
              <table:table-cell office:value-type="float" office:value="-0.140991381963681">
                <text:p>-0.140991381963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1.2635494282747">
                <text:p>11.2635494282747</text:p>
              </table:table-cell>
              <table:table-cell office:value-type="float" office:value="-0.0156599979480866">
                <text:p>-0.0156599979480866</text:p>
              </table:table-cell>
              <table:table-cell office:value-type="float" office:value="-0.0626399917923464">
                <text:p>-0.0626399917923464</text:p>
              </table:table-cell>
              <table:table-cell office:value-type="float" office:value="-0.140939981532779">
                <text:p>-0.140939981532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0.5428182516789">
                <text:p>10.5428182516789</text:p>
              </table:table-cell>
              <table:table-cell office:value-type="float" office:value="-0.0156542867890975">
                <text:p>-0.0156542867890975</text:p>
              </table:table-cell>
              <table:table-cell office:value-type="float" office:value="-0.06261714715639">
                <text:p>-0.06261714715639</text:p>
              </table:table-cell>
              <table:table-cell office:value-type="float" office:value="-0.140888581101878">
                <text:p>-0.140888581101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.1374835009439">
                <text:p>10.1374835009439</text:p>
              </table:table-cell>
              <table:table-cell office:value-type="float" office:value="-0.0156485756301084">
                <text:p>-0.0156485756301084</text:p>
              </table:table-cell>
              <table:table-cell office:value-type="float" office:value="-0.0625943025204336">
                <text:p>-0.0625943025204336</text:p>
              </table:table-cell>
              <table:table-cell office:value-type="float" office:value="-0.140837180670976">
                <text:p>-0.140837180670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9.51877655945043">
                <text:p>9.51877655945043</text:p>
              </table:table-cell>
              <table:table-cell office:value-type="float" office:value="-0.0156428644711193">
                <text:p>-0.0156428644711193</text:p>
              </table:table-cell>
              <table:table-cell office:value-type="float" office:value="-0.0625714578844773">
                <text:p>-0.0625714578844773</text:p>
              </table:table-cell>
              <table:table-cell office:value-type="float" office:value="-0.140785780240074">
                <text:p>-0.140785780240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9.17906177941164">
                <text:p>9.17906177941164</text:p>
              </table:table-cell>
              <table:table-cell office:value-type="float" office:value="-0.0156371533121302">
                <text:p>-0.0156371533121302</text:p>
              </table:table-cell>
              <table:table-cell office:value-type="float" office:value="-0.0625486132485209">
                <text:p>-0.0625486132485209</text:p>
              </table:table-cell>
              <table:table-cell office:value-type="float" office:value="-0.140734379809172">
                <text:p>-0.140734379809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8.81896538297868">
                <text:p>8.81896538297868</text:p>
              </table:table-cell>
              <table:table-cell office:value-type="float" office:value="-0.0156314421531411">
                <text:p>-0.0156314421531411</text:p>
              </table:table-cell>
              <table:table-cell office:value-type="float" office:value="-0.0625257686125646">
                <text:p>-0.0625257686125646</text:p>
              </table:table-cell>
              <table:table-cell office:value-type="float" office:value="-0.14068297937827">
                <text:p>-0.140682979378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8.40208097592322">
                <text:p>8.40208097592322</text:p>
              </table:table-cell>
              <table:table-cell office:value-type="float" office:value="-0.015625730994152">
                <text:p>-0.015625730994152</text:p>
              </table:table-cell>
              <table:table-cell office:value-type="float" office:value="-0.0625029239766082">
                <text:p>-0.0625029239766082</text:p>
              </table:table-cell>
              <table:table-cell office:value-type="float" office:value="-0.140631578947368">
                <text:p>-0.140631578947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8.05415502335001">
                <text:p>8.05415502335001</text:p>
              </table:table-cell>
              <table:table-cell office:value-type="float" office:value="-0.015620019835163">
                <text:p>-0.015620019835163</text:p>
              </table:table-cell>
              <table:table-cell office:value-type="float" office:value="-0.0624800793406518">
                <text:p>-0.0624800793406518</text:p>
              </table:table-cell>
              <table:table-cell office:value-type="float" office:value="-0.140580178516467">
                <text:p>-0.140580178516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7.64229380266638">
                <text:p>7.64229380266638</text:p>
              </table:table-cell>
              <table:table-cell office:value-type="float" office:value="-0.0156143086761739">
                <text:p>-0.0156143086761739</text:p>
              </table:table-cell>
              <table:table-cell office:value-type="float" office:value="-0.0624572347046955">
                <text:p>-0.0624572347046955</text:p>
              </table:table-cell>
              <table:table-cell office:value-type="float" office:value="-0.140528778085565">
                <text:p>-0.1405287780855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7.37804902947577">
                <text:p>7.37804902947577</text:p>
              </table:table-cell>
              <table:table-cell office:value-type="float" office:value="-0.0156085975171848">
                <text:p>-0.0156085975171848</text:p>
              </table:table-cell>
              <table:table-cell office:value-type="float" office:value="-0.0624343900687391">
                <text:p>-0.0624343900687391</text:p>
              </table:table-cell>
              <table:table-cell office:value-type="float" office:value="-0.140477377654663">
                <text:p>-0.1404773776546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7.07569209310833">
                <text:p>7.07569209310833</text:p>
              </table:table-cell>
              <table:table-cell office:value-type="float" office:value="-0.0156028863581957">
                <text:p>-0.0156028863581957</text:p>
              </table:table-cell>
              <table:table-cell office:value-type="float" office:value="-0.0624115454327827">
                <text:p>-0.0624115454327827</text:p>
              </table:table-cell>
              <table:table-cell office:value-type="float" office:value="-0.140425977223761">
                <text:p>-0.1404259772237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6.7922642783502">
                <text:p>6.7922642783502</text:p>
              </table:table-cell>
              <table:table-cell office:value-type="float" office:value="-0.0155971751992066">
                <text:p>-0.0155971751992066</text:p>
              </table:table-cell>
              <table:table-cell office:value-type="float" office:value="-0.0623887007968264">
                <text:p>-0.0623887007968264</text:p>
              </table:table-cell>
              <table:table-cell office:value-type="float" office:value="-0.140374576792859">
                <text:p>-0.140374576792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6.52995255667304">
                <text:p>6.52995255667304</text:p>
              </table:table-cell>
              <table:table-cell office:value-type="float" office:value="-0.0155914640402175">
                <text:p>-0.0155914640402175</text:p>
              </table:table-cell>
              <table:table-cell office:value-type="float" office:value="-0.06236585616087">
                <text:p>-0.06236585616087</text:p>
              </table:table-cell>
              <table:table-cell office:value-type="float" office:value="-0.140323176361958">
                <text:p>-0.140323176361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6.27833678874649">
                <text:p>6.27833678874649</text:p>
              </table:table-cell>
              <table:table-cell office:value-type="float" office:value="-0.0155857528812284">
                <text:p>-0.0155857528812284</text:p>
              </table:table-cell>
              <table:table-cell office:value-type="float" office:value="-0.0623430115249136">
                <text:p>-0.0623430115249136</text:p>
              </table:table-cell>
              <table:table-cell office:value-type="float" office:value="-0.140271775931056">
                <text:p>-0.140271775931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5.99034531026372">
                <text:p>5.99034531026372</text:p>
              </table:table-cell>
              <table:table-cell office:value-type="float" office:value="-0.0155800417222393">
                <text:p>-0.0155800417222393</text:p>
              </table:table-cell>
              <table:table-cell office:value-type="float" office:value="-0.0623201668889573">
                <text:p>-0.0623201668889573</text:p>
              </table:table-cell>
              <table:table-cell office:value-type="float" office:value="-0.140220375500154">
                <text:p>-0.140220375500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5.82911259040183">
                <text:p>5.82911259040183</text:p>
              </table:table-cell>
              <table:table-cell office:value-type="float" office:value="-0.0155743305632502">
                <text:p>-0.0155743305632502</text:p>
              </table:table-cell>
              <table:table-cell office:value-type="float" office:value="-0.0622973222530009">
                <text:p>-0.0622973222530009</text:p>
              </table:table-cell>
              <table:table-cell office:value-type="float" office:value="-0.140168975069252">
                <text:p>-0.140168975069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5.54690573762257">
                <text:p>5.54690573762257</text:p>
              </table:table-cell>
              <table:table-cell office:value-type="float" office:value="-0.0155686194042611">
                <text:p>-0.0155686194042611</text:p>
              </table:table-cell>
              <table:table-cell office:value-type="float" office:value="-0.0622744776170446">
                <text:p>-0.0622744776170446</text:p>
              </table:table-cell>
              <table:table-cell office:value-type="float" office:value="-0.14011757463835">
                <text:p>-0.14011757463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5.32569684911077">
                <text:p>5.32569684911077</text:p>
              </table:table-cell>
              <table:table-cell office:value-type="float" office:value="-0.015562908245272">
                <text:p>-0.015562908245272</text:p>
              </table:table-cell>
              <table:table-cell office:value-type="float" office:value="-0.0622516329810882">
                <text:p>-0.0622516329810882</text:p>
              </table:table-cell>
              <table:table-cell office:value-type="float" office:value="-0.140066174207448">
                <text:p>-0.140066174207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5.10255120927101">
                <text:p>5.10255120927101</text:p>
              </table:table-cell>
              <table:table-cell office:value-type="float" office:value="-0.015557197086283">
                <text:p>-0.015557197086283</text:p>
              </table:table-cell>
              <table:table-cell office:value-type="float" office:value="-0.0622287883451318">
                <text:p>-0.0622287883451318</text:p>
              </table:table-cell>
              <table:table-cell office:value-type="float" office:value="-0.140014773776547">
                <text:p>-0.140014773776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4.94635483099533">
                <text:p>4.94635483099533</text:p>
              </table:table-cell>
              <table:table-cell office:value-type="float" office:value="-0.0155514859272939">
                <text:p>-0.0155514859272939</text:p>
              </table:table-cell>
              <table:table-cell office:value-type="float" office:value="-0.0622059437091755">
                <text:p>-0.0622059437091755</text:p>
              </table:table-cell>
              <table:table-cell office:value-type="float" office:value="-0.139963373345645">
                <text:p>-0.139963373345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4.77938180927179">
                <text:p>4.77938180927179</text:p>
              </table:table-cell>
              <table:table-cell office:value-type="float" office:value="-0.0155457747683048">
                <text:p>-0.0155457747683048</text:p>
              </table:table-cell>
              <table:table-cell office:value-type="float" office:value="-0.0621830990732191">
                <text:p>-0.0621830990732191</text:p>
              </table:table-cell>
              <table:table-cell office:value-type="float" office:value="-0.139911972914743">
                <text:p>-0.139911972914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4.63819063302441">
                <text:p>4.63819063302441</text:p>
              </table:table-cell>
              <table:table-cell office:value-type="float" office:value="-0.0155400636093157">
                <text:p>-0.0155400636093157</text:p>
              </table:table-cell>
              <table:table-cell office:value-type="float" office:value="-0.0621602544372628">
                <text:p>-0.0621602544372628</text:p>
              </table:table-cell>
              <table:table-cell office:value-type="float" office:value="-0.139860572483841">
                <text:p>-0.139860572483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4.40184211441064">
                <text:p>4.40184211441064</text:p>
              </table:table-cell>
              <table:table-cell office:value-type="float" office:value="-0.0155343524503266">
                <text:p>-0.0155343524503266</text:p>
              </table:table-cell>
              <table:table-cell office:value-type="float" office:value="-0.0621374098013064">
                <text:p>-0.0621374098013064</text:p>
              </table:table-cell>
              <table:table-cell office:value-type="float" office:value="-0.139809172052939">
                <text:p>-0.1398091720529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4.22953556719077">
                <text:p>4.22953556719077</text:p>
              </table:table-cell>
              <table:table-cell office:value-type="float" office:value="-0.0155286412913375">
                <text:p>-0.0155286412913375</text:p>
              </table:table-cell>
              <table:table-cell office:value-type="float" office:value="-0.06211456516535">
                <text:p>-0.06211456516535</text:p>
              </table:table-cell>
              <table:table-cell office:value-type="float" office:value="-0.139757771622038">
                <text:p>-0.1397577716220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4.13497245841757">
                <text:p>4.13497245841757</text:p>
              </table:table-cell>
              <table:table-cell office:value-type="float" office:value="-0.0155229301323484">
                <text:p>-0.0155229301323484</text:p>
              </table:table-cell>
              <table:table-cell office:value-type="float" office:value="-0.0620917205293937">
                <text:p>-0.0620917205293937</text:p>
              </table:table-cell>
              <table:table-cell office:value-type="float" office:value="-0.139706371191136">
                <text:p>-0.139706371191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3.96793524656862">
                <text:p>3.96793524656862</text:p>
              </table:table-cell>
              <table:table-cell office:value-type="float" office:value="-0.0155172189733593">
                <text:p>-0.0155172189733593</text:p>
              </table:table-cell>
              <table:table-cell office:value-type="float" office:value="-0.0620688758934373">
                <text:p>-0.0620688758934373</text:p>
              </table:table-cell>
              <table:table-cell office:value-type="float" office:value="-0.139654970760234">
                <text:p>-0.139654970760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3.79328888506187">
                <text:p>3.79328888506187</text:p>
              </table:table-cell>
              <table:table-cell office:value-type="float" office:value="-0.0155115078143702">
                <text:p>-0.0155115078143702</text:p>
              </table:table-cell>
              <table:table-cell office:value-type="float" office:value="-0.0620460312574809">
                <text:p>-0.0620460312574809</text:p>
              </table:table-cell>
              <table:table-cell office:value-type="float" office:value="-0.139603570329332">
                <text:p>-0.139603570329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3.6565671832032">
                <text:p>3.6565671832032</text:p>
              </table:table-cell>
              <table:table-cell office:value-type="float" office:value="-0.0155057966553811">
                <text:p>-0.0155057966553811</text:p>
              </table:table-cell>
              <table:table-cell office:value-type="float" office:value="-0.0620231866215246">
                <text:p>-0.0620231866215246</text:p>
              </table:table-cell>
              <table:table-cell office:value-type="float" office:value="-0.13955216989843">
                <text:p>-0.139552169898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3.54834181096904">
                <text:p>3.54834181096904</text:p>
              </table:table-cell>
              <table:table-cell office:value-type="float" office:value="-0.0155000854963921">
                <text:p>-0.0155000854963921</text:p>
              </table:table-cell>
              <table:table-cell office:value-type="float" office:value="-0.0620003419855682">
                <text:p>-0.0620003419855682</text:p>
              </table:table-cell>
              <table:table-cell office:value-type="float" office:value="-0.139500769467528">
                <text:p>-0.139500769467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3.42790127942338">
                <text:p>3.42790127942338</text:p>
              </table:table-cell>
              <table:table-cell office:value-type="float" office:value="-0.015494374337403">
                <text:p>-0.015494374337403</text:p>
              </table:table-cell>
              <table:table-cell office:value-type="float" office:value="-0.0619774973496118">
                <text:p>-0.0619774973496118</text:p>
              </table:table-cell>
              <table:table-cell office:value-type="float" office:value="-0.139449369036627">
                <text:p>-0.1394493690366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3.32236782255478">
                <text:p>3.32236782255478</text:p>
              </table:table-cell>
              <table:table-cell office:value-type="float" office:value="-0.0154886631784139">
                <text:p>-0.0154886631784139</text:p>
              </table:table-cell>
              <table:table-cell office:value-type="float" office:value="-0.0619546527136555">
                <text:p>-0.0619546527136555</text:p>
              </table:table-cell>
              <table:table-cell office:value-type="float" office:value="-0.139397968605725">
                <text:p>-0.1393979686057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3.1973697451485">
                <text:p>3.1973697451485</text:p>
              </table:table-cell>
              <table:table-cell office:value-type="float" office:value="-0.0154829520194248">
                <text:p>-0.0154829520194248</text:p>
              </table:table-cell>
              <table:table-cell office:value-type="float" office:value="-0.0619318080776991">
                <text:p>-0.0619318080776991</text:p>
              </table:table-cell>
              <table:table-cell office:value-type="float" office:value="-0.139346568174823">
                <text:p>-0.139346568174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.07342909334429">
                <text:p>3.07342909334429</text:p>
              </table:table-cell>
              <table:table-cell office:value-type="float" office:value="-0.0154772408604357">
                <text:p>-0.0154772408604357</text:p>
              </table:table-cell>
              <table:table-cell office:value-type="float" office:value="-0.0619089634417428">
                <text:p>-0.0619089634417428</text:p>
              </table:table-cell>
              <table:table-cell office:value-type="float" office:value="-0.139295167743921">
                <text:p>-0.1392951677439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2.97205570304071">
                <text:p>2.97205570304071</text:p>
              </table:table-cell>
              <table:table-cell office:value-type="float" office:value="-0.0154715297014466">
                <text:p>-0.0154715297014466</text:p>
              </table:table-cell>
              <table:table-cell office:value-type="float" office:value="-0.0618861188057864">
                <text:p>-0.0618861188057864</text:p>
              </table:table-cell>
              <table:table-cell office:value-type="float" office:value="-0.139243767313019">
                <text:p>-0.1392437673130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2.84817104789785">
                <text:p>2.84817104789785</text:p>
              </table:table-cell>
              <table:table-cell office:value-type="float" office:value="-0.0154658185424575">
                <text:p>-0.0154658185424575</text:p>
              </table:table-cell>
              <table:table-cell office:value-type="float" office:value="-0.06186327416983">
                <text:p>-0.06186327416983</text:p>
              </table:table-cell>
              <table:table-cell office:value-type="float" office:value="-0.139192366882118">
                <text:p>-0.13919236688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2.7123789306619">
                <text:p>2.7123789306619</text:p>
              </table:table-cell>
              <table:table-cell office:value-type="float" office:value="-0.0154601073834684">
                <text:p>-0.0154601073834684</text:p>
              </table:table-cell>
              <table:table-cell office:value-type="float" office:value="-0.0618404295338737">
                <text:p>-0.0618404295338737</text:p>
              </table:table-cell>
              <table:table-cell office:value-type="float" office:value="-0.139140966451216">
                <text:p>-0.139140966451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2.63959300525144">
                <text:p>2.63959300525144</text:p>
              </table:table-cell>
              <table:table-cell office:value-type="float" office:value="-0.0154543962244793">
                <text:p>-0.0154543962244793</text:p>
              </table:table-cell>
              <table:table-cell office:value-type="float" office:value="-0.0618175848979173">
                <text:p>-0.0618175848979173</text:p>
              </table:table-cell>
              <table:table-cell office:value-type="float" office:value="-0.139089566020314">
                <text:p>-0.139089566020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2.54521793713711">
                <text:p>2.54521793713711</text:p>
              </table:table-cell>
              <table:table-cell office:value-type="float" office:value="-0.0154486850654902">
                <text:p>-0.0154486850654902</text:p>
              </table:table-cell>
              <table:table-cell office:value-type="float" office:value="-0.061794740261961">
                <text:p>-0.061794740261961</text:p>
              </table:table-cell>
              <table:table-cell office:value-type="float" office:value="-0.139038165589412">
                <text:p>-0.139038165589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2.42973170589348">
                <text:p>2.42973170589348</text:p>
              </table:table-cell>
              <table:table-cell office:value-type="float" office:value="-0.0154429739065011">
                <text:p>-0.0154429739065011</text:p>
              </table:table-cell>
              <table:table-cell office:value-type="float" office:value="-0.0617718956260046">
                <text:p>-0.0617718956260046</text:p>
              </table:table-cell>
              <table:table-cell office:value-type="float" office:value="-0.13898676515851">
                <text:p>-0.138986765158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2.37100155285009">
                <text:p>2.37100155285009</text:p>
              </table:table-cell>
              <table:table-cell office:value-type="float" office:value="-0.0154372627475121">
                <text:p>-0.0154372627475121</text:p>
              </table:table-cell>
              <table:table-cell office:value-type="float" office:value="-0.0617490509900482">
                <text:p>-0.0617490509900482</text:p>
              </table:table-cell>
              <table:table-cell office:value-type="float" office:value="-0.138935364727609">
                <text:p>-0.1389353647276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2.28255513671789">
                <text:p>2.28255513671789</text:p>
              </table:table-cell>
              <table:table-cell office:value-type="float" office:value="-0.015431551588523">
                <text:p>-0.015431551588523</text:p>
              </table:table-cell>
              <table:table-cell office:value-type="float" office:value="-0.0617262063540919">
                <text:p>-0.0617262063540919</text:p>
              </table:table-cell>
              <table:table-cell office:value-type="float" office:value="-0.138883964296707">
                <text:p>-0.1388839642967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2.18847922405739">
                <text:p>2.18847922405739</text:p>
              </table:table-cell>
              <table:table-cell office:value-type="float" office:value="-0.0154258404295339">
                <text:p>-0.0154258404295339</text:p>
              </table:table-cell>
              <table:table-cell office:value-type="float" office:value="-0.0617033617181355">
                <text:p>-0.0617033617181355</text:p>
              </table:table-cell>
              <table:table-cell office:value-type="float" office:value="-0.138832563865805">
                <text:p>-0.1388325638658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2.10977443714772">
                <text:p>2.10977443714772</text:p>
              </table:table-cell>
              <table:table-cell office:value-type="float" office:value="-0.0154201292705448">
                <text:p>-0.0154201292705448</text:p>
              </table:table-cell>
              <table:table-cell office:value-type="float" office:value="-0.0616805170821791">
                <text:p>-0.0616805170821791</text:p>
              </table:table-cell>
              <table:table-cell office:value-type="float" office:value="-0.138781163434903">
                <text:p>-0.1387811634349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2.03287680251711">
                <text:p>2.03287680251711</text:p>
              </table:table-cell>
              <table:table-cell office:value-type="float" office:value="-0.0154144181115557">
                <text:p>-0.0154144181115557</text:p>
              </table:table-cell>
              <table:table-cell office:value-type="float" office:value="-0.0616576724462228">
                <text:p>-0.0616576724462228</text:p>
              </table:table-cell>
              <table:table-cell office:value-type="float" office:value="-0.138729763004001">
                <text:p>-0.138729763004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1.94885344155656">
                <text:p>1.94885344155656</text:p>
              </table:table-cell>
              <table:table-cell office:value-type="float" office:value="-0.0154087069525666">
                <text:p>-0.0154087069525666</text:p>
              </table:table-cell>
              <table:table-cell office:value-type="float" office:value="-0.0616348278102664">
                <text:p>-0.0616348278102664</text:p>
              </table:table-cell>
              <table:table-cell office:value-type="float" office:value="-0.138678362573099">
                <text:p>-0.1386783625730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1.88673413010869">
                <text:p>1.88673413010869</text:p>
              </table:table-cell>
              <table:table-cell office:value-type="float" office:value="-0.0154029957935775">
                <text:p>-0.0154029957935775</text:p>
              </table:table-cell>
              <table:table-cell office:value-type="float" office:value="-0.06161198317431">
                <text:p>-0.06161198317431</text:p>
              </table:table-cell>
              <table:table-cell office:value-type="float" office:value="-0.138626962142198">
                <text:p>-0.1386269621421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1.79644134210159">
                <text:p>1.79644134210159</text:p>
              </table:table-cell>
              <table:table-cell office:value-type="float" office:value="-0.0153972846345884">
                <text:p>-0.0153972846345884</text:p>
              </table:table-cell>
              <table:table-cell office:value-type="float" office:value="-0.0615891385383537">
                <text:p>-0.0615891385383537</text:p>
              </table:table-cell>
              <table:table-cell office:value-type="float" office:value="-0.138575561711296">
                <text:p>-0.138575561711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1.72292244439377">
                <text:p>1.72292244439377</text:p>
              </table:table-cell>
              <table:table-cell office:value-type="float" office:value="-0.0153915734755993">
                <text:p>-0.0153915734755993</text:p>
              </table:table-cell>
              <table:table-cell office:value-type="float" office:value="-0.0615662939023973">
                <text:p>-0.0615662939023973</text:p>
              </table:table-cell>
              <table:table-cell office:value-type="float" office:value="-0.138524161280394">
                <text:p>-0.1385241612803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1.64895695258702">
                <text:p>1.64895695258702</text:p>
              </table:table-cell>
              <table:table-cell office:value-type="float" office:value="-0.0153858623166102">
                <text:p>-0.0153858623166102</text:p>
              </table:table-cell>
              <table:table-cell office:value-type="float" office:value="-0.061543449266441">
                <text:p>-0.061543449266441</text:p>
              </table:table-cell>
              <table:table-cell office:value-type="float" office:value="-0.138472760849492">
                <text:p>-0.1384727608494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1.58695151662903">
                <text:p>1.58695151662903</text:p>
              </table:table-cell>
              <table:table-cell office:value-type="float" office:value="-0.0153801511576212">
                <text:p>-0.0153801511576212</text:p>
              </table:table-cell>
              <table:table-cell office:value-type="float" office:value="-0.0615206046304846">
                <text:p>-0.0615206046304846</text:p>
              </table:table-cell>
              <table:table-cell office:value-type="float" office:value="-0.13842136041859">
                <text:p>-0.138421360418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1.52767814234212">
                <text:p>1.52767814234212</text:p>
              </table:table-cell>
              <table:table-cell office:value-type="float" office:value="-0.0153744399986321">
                <text:p>-0.0153744399986321</text:p>
              </table:table-cell>
              <table:table-cell office:value-type="float" office:value="-0.0614977599945282">
                <text:p>-0.0614977599945282</text:p>
              </table:table-cell>
              <table:table-cell office:value-type="float" office:value="-0.138369959987689">
                <text:p>-0.138369959987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1.45749625507468">
                <text:p>1.45749625507468</text:p>
              </table:table-cell>
              <table:table-cell office:value-type="float" office:value="-0.015368728839643">
                <text:p>-0.015368728839643</text:p>
              </table:table-cell>
              <table:table-cell office:value-type="float" office:value="-0.0614749153585719">
                <text:p>-0.0614749153585719</text:p>
              </table:table-cell>
              <table:table-cell office:value-type="float" office:value="-0.138318559556787">
                <text:p>-0.1383185595567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1.36861201776194">
                <text:p>1.36861201776194</text:p>
              </table:table-cell>
              <table:table-cell office:value-type="float" office:value="-0.0153630176806539">
                <text:p>-0.0153630176806539</text:p>
              </table:table-cell>
              <table:table-cell office:value-type="float" office:value="-0.0614520707226155">
                <text:p>-0.0614520707226155</text:p>
              </table:table-cell>
              <table:table-cell office:value-type="float" office:value="-0.138267159125885">
                <text:p>-0.1382671591258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1.30187415526629">
                <text:p>1.30187415526629</text:p>
              </table:table-cell>
              <table:table-cell office:value-type="float" office:value="-0.0153573065216648">
                <text:p>-0.0153573065216648</text:p>
              </table:table-cell>
              <table:table-cell office:value-type="float" office:value="-0.0614292260866591">
                <text:p>-0.0614292260866591</text:p>
              </table:table-cell>
              <table:table-cell office:value-type="float" office:value="-0.138215758694983">
                <text:p>-0.1382157586949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1.25822706064188">
                <text:p>1.25822706064188</text:p>
              </table:table-cell>
              <table:table-cell office:value-type="float" office:value="-0.0153515953626757">
                <text:p>-0.0153515953626757</text:p>
              </table:table-cell>
              <table:table-cell office:value-type="float" office:value="-0.0614063814507028">
                <text:p>-0.0614063814507028</text:p>
              </table:table-cell>
              <table:table-cell office:value-type="float" office:value="-0.138164358264081">
                <text:p>-0.1381643582640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1.18451698792173">
                <text:p>1.18451698792173</text:p>
              </table:table-cell>
              <table:table-cell office:value-type="float" office:value="-0.0153458842036866">
                <text:p>-0.0153458842036866</text:p>
              </table:table-cell>
              <table:table-cell office:value-type="float" office:value="-0.0613835368147464">
                <text:p>-0.0613835368147464</text:p>
              </table:table-cell>
              <table:table-cell office:value-type="float" office:value="-0.138112957833179">
                <text:p>-0.1381129578331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1.15903710147695">
                <text:p>1.15903710147695</text:p>
              </table:table-cell>
              <table:table-cell office:value-type="float" office:value="-0.0153401730446975">
                <text:p>-0.0153401730446975</text:p>
              </table:table-cell>
              <table:table-cell office:value-type="float" office:value="-0.0613606921787901">
                <text:p>-0.0613606921787901</text:p>
              </table:table-cell>
              <table:table-cell office:value-type="float" office:value="-0.138061557402278">
                <text:p>-0.1380615574022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1.07479213030776">
                <text:p>1.07479213030776</text:p>
              </table:table-cell>
              <table:table-cell office:value-type="float" office:value="-0.0153344618857084">
                <text:p>-0.0153344618857084</text:p>
              </table:table-cell>
              <table:table-cell office:value-type="float" office:value="-0.0613378475428337">
                <text:p>-0.0613378475428337</text:p>
              </table:table-cell>
              <table:table-cell office:value-type="float" office:value="-0.138010156971376">
                <text:p>-0.1380101569713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1.03274011594334">
                <text:p>1.03274011594334</text:p>
              </table:table-cell>
              <table:table-cell office:value-type="float" office:value="-0.0153287507267193">
                <text:p>-0.0153287507267193</text:p>
              </table:table-cell>
              <table:table-cell office:value-type="float" office:value="-0.0613150029068773">
                <text:p>-0.0613150029068773</text:p>
              </table:table-cell>
              <table:table-cell office:value-type="float" office:value="-0.137958756540474">
                <text:p>-0.137958756540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0.973409923708617">
                <text:p>0.973409923708617</text:p>
              </table:table-cell>
              <table:table-cell office:value-type="float" office:value="-0.0153230395677302">
                <text:p>-0.0153230395677302</text:p>
              </table:table-cell>
              <table:table-cell office:value-type="float" office:value="-0.061292158270921">
                <text:p>-0.061292158270921</text:p>
              </table:table-cell>
              <table:table-cell office:value-type="float" office:value="-0.137907356109572">
                <text:p>-0.1379073561095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0.919428730576074">
                <text:p>0.919428730576074</text:p>
              </table:table-cell>
              <table:table-cell office:value-type="float" office:value="-0.0153173284087412">
                <text:p>-0.0153173284087412</text:p>
              </table:table-cell>
              <table:table-cell office:value-type="float" office:value="-0.0612693136349646">
                <text:p>-0.0612693136349646</text:p>
              </table:table-cell>
              <table:table-cell office:value-type="float" office:value="-0.13785595567867">
                <text:p>-0.137855955678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0.860712819276889">
                <text:p>0.860712819276889</text:p>
              </table:table-cell>
              <table:table-cell office:value-type="float" office:value="-0.0153116172497521">
                <text:p>-0.0153116172497521</text:p>
              </table:table-cell>
              <table:table-cell office:value-type="float" office:value="-0.0612464689990083">
                <text:p>-0.0612464689990083</text:p>
              </table:table-cell>
              <table:table-cell office:value-type="float" office:value="-0.137804555247769">
                <text:p>-0.1378045552477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824831267537031">
                <text:p>0.824831267537031</text:p>
              </table:table-cell>
              <table:table-cell office:value-type="float" office:value="-0.015305906090763">
                <text:p>-0.015305906090763</text:p>
              </table:table-cell>
              <table:table-cell office:value-type="float" office:value="-0.0612236243630519">
                <text:p>-0.0612236243630519</text:p>
              </table:table-cell>
              <table:table-cell office:value-type="float" office:value="-0.137753154816867">
                <text:p>-0.1377531548168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0.772015638361865">
                <text:p>0.772015638361865</text:p>
              </table:table-cell>
              <table:table-cell office:value-type="float" office:value="-0.0153001949317739">
                <text:p>-0.0153001949317739</text:p>
              </table:table-cell>
              <table:table-cell office:value-type="float" office:value="-0.0612007797270955">
                <text:p>-0.0612007797270955</text:p>
              </table:table-cell>
              <table:table-cell office:value-type="float" office:value="-0.137701754385965">
                <text:p>-0.1377017543859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0.71619747980155">
                <text:p>0.71619747980155</text:p>
              </table:table-cell>
              <table:table-cell office:value-type="float" office:value="-0.0152944837727848">
                <text:p>-0.0152944837727848</text:p>
              </table:table-cell>
              <table:table-cell office:value-type="float" office:value="-0.0611779350911392">
                <text:p>-0.0611779350911392</text:p>
              </table:table-cell>
              <table:table-cell office:value-type="float" office:value="-0.137650353955063">
                <text:p>-0.1376503539550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0.672503612927533">
                <text:p>0.672503612927533</text:p>
              </table:table-cell>
              <table:table-cell office:value-type="float" office:value="-0.0152887726137957">
                <text:p>-0.0152887726137957</text:p>
              </table:table-cell>
              <table:table-cell office:value-type="float" office:value="-0.0611550904551828">
                <text:p>-0.0611550904551828</text:p>
              </table:table-cell>
              <table:table-cell office:value-type="float" office:value="-0.137598953524161">
                <text:p>-0.1375989535241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0.629049078534549">
                <text:p>0.629049078534549</text:p>
              </table:table-cell>
              <table:table-cell office:value-type="float" office:value="-0.0152830614548066">
                <text:p>-0.0152830614548066</text:p>
              </table:table-cell>
              <table:table-cell office:value-type="float" office:value="-0.0611322458192264">
                <text:p>-0.0611322458192264</text:p>
              </table:table-cell>
              <table:table-cell office:value-type="float" office:value="-0.13754755309326">
                <text:p>-0.137547553093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0.5659644772902">
                <text:p>0.5659644772902</text:p>
              </table:table-cell>
              <table:table-cell office:value-type="float" office:value="-0.0152773502958175">
                <text:p>-0.0152773502958175</text:p>
              </table:table-cell>
              <table:table-cell office:value-type="float" office:value="-0.0611094011832701">
                <text:p>-0.0611094011832701</text:p>
              </table:table-cell>
              <table:table-cell office:value-type="float" office:value="-0.137496152662358">
                <text:p>-0.1374961526623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0.53957577477387">
                <text:p>0.53957577477387</text:p>
              </table:table-cell>
              <table:table-cell office:value-type="float" office:value="-0.0152716391368284">
                <text:p>-0.0152716391368284</text:p>
              </table:table-cell>
              <table:table-cell office:value-type="float" office:value="-0.0610865565473137">
                <text:p>-0.0610865565473137</text:p>
              </table:table-cell>
              <table:table-cell office:value-type="float" office:value="-0.137444752231456">
                <text:p>-0.1374447522314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0.48467748140425">
                <text:p>0.48467748140425</text:p>
              </table:table-cell>
              <table:table-cell office:value-type="float" office:value="-0.0152659279778393">
                <text:p>-0.0152659279778393</text:p>
              </table:table-cell>
              <table:table-cell office:value-type="float" office:value="-0.0610637119113573">
                <text:p>-0.0610637119113573</text:p>
              </table:table-cell>
              <table:table-cell office:value-type="float" office:value="-0.137393351800554">
                <text:p>-0.1373933518005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0.428769824842867">
                <text:p>0.428769824842867</text:p>
              </table:table-cell>
              <table:table-cell office:value-type="float" office:value="-0.0152602168188502">
                <text:p>-0.0152602168188502</text:p>
              </table:table-cell>
              <table:table-cell office:value-type="float" office:value="-0.061040867275401">
                <text:p>-0.061040867275401</text:p>
              </table:table-cell>
              <table:table-cell office:value-type="float" office:value="-0.137341951369652">
                <text:p>-0.1373419513696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0.382096162730008">
                <text:p>0.382096162730008</text:p>
              </table:table-cell>
              <table:table-cell office:value-type="float" office:value="-0.0152545056598612">
                <text:p>-0.0152545056598612</text:p>
              </table:table-cell>
              <table:table-cell office:value-type="float" office:value="-0.0610180226394446">
                <text:p>-0.0610180226394446</text:p>
              </table:table-cell>
              <table:table-cell office:value-type="float" office:value="-0.13729055093875">
                <text:p>-0.13729055093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.339831814681947">
                <text:p>0.339831814681947</text:p>
              </table:table-cell>
              <table:table-cell office:value-type="float" office:value="-0.0152487945008721">
                <text:p>-0.0152487945008721</text:p>
              </table:table-cell>
              <table:table-cell office:value-type="float" office:value="-0.0609951780034883">
                <text:p>-0.0609951780034883</text:p>
              </table:table-cell>
              <table:table-cell office:value-type="float" office:value="-0.137239150507849">
                <text:p>-0.1372391505078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0.28380126496084">
                <text:p>0.28380126496084</text:p>
              </table:table-cell>
              <table:table-cell office:value-type="float" office:value="-0.015243083341883">
                <text:p>-0.015243083341883</text:p>
              </table:table-cell>
              <table:table-cell office:value-type="float" office:value="-0.0609723333675319">
                <text:p>-0.0609723333675319</text:p>
              </table:table-cell>
              <table:table-cell office:value-type="float" office:value="-0.137187750076947">
                <text:p>-0.137187750076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0.245049375932815">
                <text:p>0.245049375932815</text:p>
              </table:table-cell>
              <table:table-cell office:value-type="float" office:value="-0.0152373721828939">
                <text:p>-0.0152373721828939</text:p>
              </table:table-cell>
              <table:table-cell office:value-type="float" office:value="-0.0609494887315755">
                <text:p>-0.0609494887315755</text:p>
              </table:table-cell>
              <table:table-cell office:value-type="float" office:value="-0.137136349646045">
                <text:p>-0.1371363496460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0.204857766577419">
                <text:p>0.204857766577419</text:p>
              </table:table-cell>
              <table:table-cell office:value-type="float" office:value="-0.0152316610239048">
                <text:p>-0.0152316610239048</text:p>
              </table:table-cell>
              <table:table-cell office:value-type="float" office:value="-0.0609266440956192">
                <text:p>-0.0609266440956192</text:p>
              </table:table-cell>
              <table:table-cell office:value-type="float" office:value="-0.137084949215143">
                <text:p>-0.1370849492151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0.177546339435688">
                <text:p>0.177546339435688</text:p>
              </table:table-cell>
              <table:table-cell office:value-type="float" office:value="-0.0152259498649157">
                <text:p>-0.0152259498649157</text:p>
              </table:table-cell>
              <table:table-cell office:value-type="float" office:value="-0.0609037994596628">
                <text:p>-0.0609037994596628</text:p>
              </table:table-cell>
              <table:table-cell office:value-type="float" office:value="-0.137033548784241">
                <text:p>-0.1370335487842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0.10245794789946">
                <text:p>0.10245794789946</text:p>
              </table:table-cell>
              <table:table-cell office:value-type="float" office:value="-0.0152202387059266">
                <text:p>-0.0152202387059266</text:p>
              </table:table-cell>
              <table:table-cell office:value-type="float" office:value="-0.0608809548237064">
                <text:p>-0.0608809548237064</text:p>
              </table:table-cell>
              <table:table-cell office:value-type="float" office:value="-0.136982148353339">
                <text:p>-0.1369821483533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0.0766226719466564">
                <text:p>0.0766226719466564</text:p>
              </table:table-cell>
              <table:table-cell office:value-type="float" office:value="-0.0152145275469375">
                <text:p>-0.0152145275469375</text:p>
              </table:table-cell>
              <table:table-cell office:value-type="float" office:value="-0.0608581101877501">
                <text:p>-0.0608581101877501</text:p>
              </table:table-cell>
              <table:table-cell office:value-type="float" office:value="-0.136930747922438">
                <text:p>-0.1369307479224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0.025413256260665">
                <text:p>0.025413256260665</text:p>
              </table:table-cell>
              <table:table-cell office:value-type="float" office:value="-0.0152088163879484">
                <text:p>-0.0152088163879484</text:p>
              </table:table-cell>
              <table:table-cell office:value-type="float" office:value="-0.0608352655517937">
                <text:p>-0.0608352655517937</text:p>
              </table:table-cell>
              <table:table-cell office:value-type="float" office:value="-0.136879347491536">
                <text:p>-0.1368793474915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-0.019518320789474">
                <text:p>-0.019518320789474</text:p>
              </table:table-cell>
              <table:table-cell office:value-type="float" office:value="-0.0152031052289593">
                <text:p>-0.0152031052289593</text:p>
              </table:table-cell>
              <table:table-cell office:value-type="float" office:value="-0.0608124209158374">
                <text:p>-0.0608124209158374</text:p>
              </table:table-cell>
              <table:table-cell office:value-type="float" office:value="-0.136827947060634">
                <text:p>-0.1368279470606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-0.0514768670082581">
                <text:p>-0.0514768670082581</text:p>
              </table:table-cell>
              <table:table-cell office:value-type="float" office:value="-0.0151973940699702">
                <text:p>-0.0151973940699702</text:p>
              </table:table-cell>
              <table:table-cell office:value-type="float" office:value="-0.060789576279881">
                <text:p>-0.060789576279881</text:p>
              </table:table-cell>
              <table:table-cell office:value-type="float" office:value="-0.136776546629732">
                <text:p>-0.1367765466297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-0.113293458190722">
                <text:p>-0.113293458190722</text:p>
              </table:table-cell>
              <table:table-cell office:value-type="float" office:value="-0.0151916829109812">
                <text:p>-0.0151916829109812</text:p>
              </table:table-cell>
              <table:table-cell office:value-type="float" office:value="-0.0607667316439246">
                <text:p>-0.0607667316439246</text:p>
              </table:table-cell>
              <table:table-cell office:value-type="float" office:value="-0.13672514619883">
                <text:p>-0.136725146198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-0.181127409278164">
                <text:p>-0.181127409278164</text:p>
              </table:table-cell>
              <table:table-cell office:value-type="float" office:value="-0.0151859717519921">
                <text:p>-0.0151859717519921</text:p>
              </table:table-cell>
              <table:table-cell office:value-type="float" office:value="-0.0607438870079683">
                <text:p>-0.0607438870079683</text:p>
              </table:table-cell>
              <table:table-cell office:value-type="float" office:value="-0.136673745767929">
                <text:p>-0.1366737457679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-0.210778089129449">
                <text:p>-0.210778089129449</text:p>
              </table:table-cell>
              <table:table-cell office:value-type="float" office:value="-0.015180260593003">
                <text:p>-0.015180260593003</text:p>
              </table:table-cell>
              <table:table-cell office:value-type="float" office:value="-0.0607210423720119">
                <text:p>-0.0607210423720119</text:p>
              </table:table-cell>
              <table:table-cell office:value-type="float" office:value="-0.136622345337027">
                <text:p>-0.1366223453370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-0.259601603318689">
                <text:p>-0.259601603318689</text:p>
              </table:table-cell>
              <table:table-cell office:value-type="float" office:value="-0.0151745494340139">
                <text:p>-0.0151745494340139</text:p>
              </table:table-cell>
              <table:table-cell office:value-type="float" office:value="-0.0606981977360555">
                <text:p>-0.0606981977360555</text:p>
              </table:table-cell>
              <table:table-cell office:value-type="float" office:value="-0.136570944906125">
                <text:p>-0.136570944906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-0.302947704129194">
                <text:p>-0.302947704129194</text:p>
              </table:table-cell>
              <table:table-cell office:value-type="float" office:value="-0.0151688382750248">
                <text:p>-0.0151688382750248</text:p>
              </table:table-cell>
              <table:table-cell office:value-type="float" office:value="-0.0606753531000992">
                <text:p>-0.0606753531000992</text:p>
              </table:table-cell>
              <table:table-cell office:value-type="float" office:value="-0.136519544475223">
                <text:p>-0.1365195444752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-0.335069526023325">
                <text:p>-0.335069526023325</text:p>
              </table:table-cell>
              <table:table-cell office:value-type="float" office:value="-0.0151631271160357">
                <text:p>-0.0151631271160357</text:p>
              </table:table-cell>
              <table:table-cell office:value-type="float" office:value="-0.0606525084641428">
                <text:p>-0.0606525084641428</text:p>
              </table:table-cell>
              <table:table-cell office:value-type="float" office:value="-0.136468144044321">
                <text:p>-0.1364681440443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-0.380298231055044">
                <text:p>-0.380298231055044</text:p>
              </table:table-cell>
              <table:table-cell office:value-type="float" office:value="-0.0151574159570466">
                <text:p>-0.0151574159570466</text:p>
              </table:table-cell>
              <table:table-cell office:value-type="float" office:value="-0.0606296638281864">
                <text:p>-0.0606296638281864</text:p>
              </table:table-cell>
              <table:table-cell office:value-type="float" office:value="-0.13641674361342">
                <text:p>-0.136416743613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-0.426776859405506">
                <text:p>-0.426776859405506</text:p>
              </table:table-cell>
              <table:table-cell office:value-type="float" office:value="-0.0151517047980575">
                <text:p>-0.0151517047980575</text:p>
              </table:table-cell>
              <table:table-cell office:value-type="float" office:value="-0.0606068191922301">
                <text:p>-0.0606068191922301</text:p>
              </table:table-cell>
              <table:table-cell office:value-type="float" office:value="-0.136365343182518">
                <text:p>-0.1363653431825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-0.46784072510684">
                <text:p>-0.46784072510684</text:p>
              </table:table-cell>
              <table:table-cell office:value-type="float" office:value="-0.0151459936390684">
                <text:p>-0.0151459936390684</text:p>
              </table:table-cell>
              <table:table-cell office:value-type="float" office:value="-0.0605839745562737">
                <text:p>-0.0605839745562737</text:p>
              </table:table-cell>
              <table:table-cell office:value-type="float" office:value="-0.136313942751616">
                <text:p>-0.1363139427516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-0.527824775130189">
                <text:p>-0.527824775130189</text:p>
              </table:table-cell>
              <table:table-cell office:value-type="float" office:value="-0.0151402824800793">
                <text:p>-0.0151402824800793</text:p>
              </table:table-cell>
              <table:table-cell office:value-type="float" office:value="-0.0605611299203174">
                <text:p>-0.0605611299203174</text:p>
              </table:table-cell>
              <table:table-cell office:value-type="float" office:value="-0.136262542320714">
                <text:p>-0.136262542320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-0.581735812961555">
                <text:p>-0.581735812961555</text:p>
              </table:table-cell>
              <table:table-cell office:value-type="float" office:value="-0.0151345713210903">
                <text:p>-0.0151345713210903</text:p>
              </table:table-cell>
              <table:table-cell office:value-type="float" office:value="-0.060538285284361">
                <text:p>-0.060538285284361</text:p>
              </table:table-cell>
              <table:table-cell office:value-type="float" office:value="-0.136211141889812">
                <text:p>-0.136211141889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-0.641375371133581">
                <text:p>-0.641375371133581</text:p>
              </table:table-cell>
              <table:table-cell office:value-type="float" office:value="-0.0151288601621012">
                <text:p>-0.0151288601621012</text:p>
              </table:table-cell>
              <table:table-cell office:value-type="float" office:value="-0.0605154406484046">
                <text:p>-0.0605154406484046</text:p>
              </table:table-cell>
              <table:table-cell office:value-type="float" office:value="-0.13615974145891">
                <text:p>-0.136159741458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-0.671866432710976">
                <text:p>-0.671866432710976</text:p>
              </table:table-cell>
              <table:table-cell office:value-type="float" office:value="-0.0151231490031121">
                <text:p>-0.0151231490031121</text:p>
              </table:table-cell>
              <table:table-cell office:value-type="float" office:value="-0.0604925960124483">
                <text:p>-0.0604925960124483</text:p>
              </table:table-cell>
              <table:table-cell office:value-type="float" office:value="-0.136108341028009">
                <text:p>-0.1361083410280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-0.733600691683774">
                <text:p>-0.733600691683774</text:p>
              </table:table-cell>
              <table:table-cell office:value-type="float" office:value="-0.015117437844123">
                <text:p>-0.015117437844123</text:p>
              </table:table-cell>
              <table:table-cell office:value-type="float" office:value="-0.0604697513764919">
                <text:p>-0.0604697513764919</text:p>
              </table:table-cell>
              <table:table-cell office:value-type="float" office:value="-0.136056940597107">
                <text:p>-0.1360569405971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-0.783406327788778">
                <text:p>-0.783406327788778</text:p>
              </table:table-cell>
              <table:table-cell office:value-type="float" office:value="-0.0151117266851339">
                <text:p>-0.0151117266851339</text:p>
              </table:table-cell>
              <table:table-cell office:value-type="float" office:value="-0.0604469067405356">
                <text:p>-0.0604469067405356</text:p>
              </table:table-cell>
              <table:table-cell office:value-type="float" office:value="-0.136005540166205">
                <text:p>-0.1360055401662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-0.821160470897368">
                <text:p>-0.821160470897368</text:p>
              </table:table-cell>
              <table:table-cell office:value-type="float" office:value="-0.0151060155261448">
                <text:p>-0.0151060155261448</text:p>
              </table:table-cell>
              <table:table-cell office:value-type="float" office:value="-0.0604240621045792">
                <text:p>-0.0604240621045792</text:p>
              </table:table-cell>
              <table:table-cell office:value-type="float" office:value="-0.135954139735303">
                <text:p>-0.1359541397353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-0.865101522686813">
                <text:p>-0.865101522686813</text:p>
              </table:table-cell>
              <table:table-cell office:value-type="float" office:value="-0.0151003043671557">
                <text:p>-0.0151003043671557</text:p>
              </table:table-cell>
              <table:table-cell office:value-type="float" office:value="-0.0604012174686228">
                <text:p>-0.0604012174686228</text:p>
              </table:table-cell>
              <table:table-cell office:value-type="float" office:value="-0.135902739304401">
                <text:p>-0.1359027393044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-0.910644600557078">
                <text:p>-0.910644600557078</text:p>
              </table:table-cell>
              <table:table-cell office:value-type="float" office:value="-0.0150945932081666">
                <text:p>-0.0150945932081666</text:p>
              </table:table-cell>
              <table:table-cell office:value-type="float" office:value="-0.0603783728326665">
                <text:p>-0.0603783728326665</text:p>
              </table:table-cell>
              <table:table-cell office:value-type="float" office:value="-0.1358513388735">
                <text:p>-0.13585133887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-0.99306368657094">
                <text:p>-0.99306368657094</text:p>
              </table:table-cell>
              <table:table-cell office:value-type="float" office:value="-0.0150888820491775">
                <text:p>-0.0150888820491775</text:p>
              </table:table-cell>
              <table:table-cell office:value-type="float" office:value="-0.0603555281967101">
                <text:p>-0.0603555281967101</text:p>
              </table:table-cell>
              <table:table-cell office:value-type="float" office:value="-0.135799938442598">
                <text:p>-0.1357999384425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-1.03837411930568">
                <text:p>-1.03837411930568</text:p>
              </table:table-cell>
              <table:table-cell office:value-type="float" office:value="-0.0150831708901884">
                <text:p>-0.0150831708901884</text:p>
              </table:table-cell>
              <table:table-cell office:value-type="float" office:value="-0.0603326835607537">
                <text:p>-0.0603326835607537</text:p>
              </table:table-cell>
              <table:table-cell office:value-type="float" office:value="-0.135748538011696">
                <text:p>-0.1357485380116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-1.10884365371636">
                <text:p>-1.10884365371636</text:p>
              </table:table-cell>
              <table:table-cell office:value-type="float" office:value="-0.0150774597311993">
                <text:p>-0.0150774597311993</text:p>
              </table:table-cell>
              <table:table-cell office:value-type="float" office:value="-0.0603098389247974">
                <text:p>-0.0603098389247974</text:p>
              </table:table-cell>
              <table:table-cell office:value-type="float" office:value="-0.135697137580794">
                <text:p>-0.1356971375807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-1.1322280167079">
                <text:p>-1.1322280167079</text:p>
              </table:table-cell>
              <table:table-cell office:value-type="float" office:value="-0.0150717485722103">
                <text:p>-0.0150717485722103</text:p>
              </table:table-cell>
              <table:table-cell office:value-type="float" office:value="-0.060286994288841">
                <text:p>-0.060286994288841</text:p>
              </table:table-cell>
              <table:table-cell office:value-type="float" office:value="-0.135645737149892">
                <text:p>-0.1356457371498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-1.19124944632452">
                <text:p>-1.19124944632452</text:p>
              </table:table-cell>
              <table:table-cell office:value-type="float" office:value="-0.0150660374132212">
                <text:p>-0.0150660374132212</text:p>
              </table:table-cell>
              <table:table-cell office:value-type="float" office:value="-0.0602641496528847">
                <text:p>-0.0602641496528847</text:p>
              </table:table-cell>
              <table:table-cell office:value-type="float" office:value="-0.13559433671899">
                <text:p>-0.135594336718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-1.26454616624246">
                <text:p>-1.26454616624246</text:p>
              </table:table-cell>
              <table:table-cell office:value-type="float" office:value="-0.0150603262542321">
                <text:p>-0.0150603262542321</text:p>
              </table:table-cell>
              <table:table-cell office:value-type="float" office:value="-0.0602413050169283">
                <text:p>-0.0602413050169283</text:p>
              </table:table-cell>
              <table:table-cell office:value-type="float" office:value="-0.135542936288089">
                <text:p>-0.1355429362880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-1.31599741216918">
                <text:p>-1.31599741216918</text:p>
              </table:table-cell>
              <table:table-cell office:value-type="float" office:value="-0.015054615095243">
                <text:p>-0.015054615095243</text:p>
              </table:table-cell>
              <table:table-cell office:value-type="float" office:value="-0.0602184603809719">
                <text:p>-0.0602184603809719</text:p>
              </table:table-cell>
              <table:table-cell office:value-type="float" office:value="-0.135491535857187">
                <text:p>-0.135491535857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-1.38458643869045">
                <text:p>-1.38458643869045</text:p>
              </table:table-cell>
              <table:table-cell office:value-type="float" office:value="-0.0150489039362539">
                <text:p>-0.0150489039362539</text:p>
              </table:table-cell>
              <table:table-cell office:value-type="float" office:value="-0.0601956157450156">
                <text:p>-0.0601956157450156</text:p>
              </table:table-cell>
              <table:table-cell office:value-type="float" office:value="-0.135440135426285">
                <text:p>-0.1354401354262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-1.45895939501221">
                <text:p>-1.45895939501221</text:p>
              </table:table-cell>
              <table:table-cell office:value-type="float" office:value="-0.0150431927772648">
                <text:p>-0.0150431927772648</text:p>
              </table:table-cell>
              <table:table-cell office:value-type="float" office:value="-0.0601727711090592">
                <text:p>-0.0601727711090592</text:p>
              </table:table-cell>
              <table:table-cell office:value-type="float" office:value="-0.135388734995383">
                <text:p>-0.1353887349953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-1.5430509988143">
                <text:p>-1.5430509988143</text:p>
              </table:table-cell>
              <table:table-cell office:value-type="float" office:value="-0.0150374816182757">
                <text:p>-0.0150374816182757</text:p>
              </table:table-cell>
              <table:table-cell office:value-type="float" office:value="-0.0601499264731028">
                <text:p>-0.0601499264731028</text:p>
              </table:table-cell>
              <table:table-cell office:value-type="float" office:value="-0.135337334564481">
                <text:p>-0.1353373345644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-1.58063969949606">
                <text:p>-1.58063969949606</text:p>
              </table:table-cell>
              <table:table-cell office:value-type="float" office:value="-0.0150317704592866">
                <text:p>-0.0150317704592866</text:p>
              </table:table-cell>
              <table:table-cell office:value-type="float" office:value="-0.0601270818371465">
                <text:p>-0.0601270818371465</text:p>
              </table:table-cell>
              <table:table-cell office:value-type="float" office:value="-0.13528593413358">
                <text:p>-0.135285934133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-1.64049662189303">
                <text:p>-1.64049662189303</text:p>
              </table:table-cell>
              <table:table-cell office:value-type="float" office:value="-0.0150260593002975">
                <text:p>-0.0150260593002975</text:p>
              </table:table-cell>
              <table:table-cell office:value-type="float" office:value="-0.0601042372011901">
                <text:p>-0.0601042372011901</text:p>
              </table:table-cell>
              <table:table-cell office:value-type="float" office:value="-0.135234533702678">
                <text:p>-0.1352345337026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-1.69673640955018">
                <text:p>-1.69673640955018</text:p>
              </table:table-cell>
              <table:table-cell office:value-type="float" office:value="-0.0150203481413084">
                <text:p>-0.0150203481413084</text:p>
              </table:table-cell>
              <table:table-cell office:value-type="float" office:value="-0.0600813925652338">
                <text:p>-0.0600813925652338</text:p>
              </table:table-cell>
              <table:table-cell office:value-type="float" office:value="-0.135183133271776">
                <text:p>-0.135183133271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-1.78395512540529">
                <text:p>-1.78395512540529</text:p>
              </table:table-cell>
              <table:table-cell office:value-type="float" office:value="-0.0150146369823193">
                <text:p>-0.0150146369823193</text:p>
              </table:table-cell>
              <table:table-cell office:value-type="float" office:value="-0.0600585479292774">
                <text:p>-0.0600585479292774</text:p>
              </table:table-cell>
              <table:table-cell office:value-type="float" office:value="-0.135131732840874">
                <text:p>-0.1351317328408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-1.87183089979907">
                <text:p>-1.87183089979907</text:p>
              </table:table-cell>
              <table:table-cell office:value-type="float" office:value="-0.0150089258233303">
                <text:p>-0.0150089258233303</text:p>
              </table:table-cell>
              <table:table-cell office:value-type="float" office:value="-0.060035703293321">
                <text:p>-0.060035703293321</text:p>
              </table:table-cell>
              <table:table-cell office:value-type="float" office:value="-0.135080332409972">
                <text:p>-0.1350803324099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-1.93665387862193">
                <text:p>-1.93665387862193</text:p>
              </table:table-cell>
              <table:table-cell office:value-type="float" office:value="-0.0150032146643412">
                <text:p>-0.0150032146643412</text:p>
              </table:table-cell>
              <table:table-cell office:value-type="float" office:value="-0.0600128586573647">
                <text:p>-0.0600128586573647</text:p>
              </table:table-cell>
              <table:table-cell office:value-type="float" office:value="-0.135028931979071">
                <text:p>-0.1350289319790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-2.01401293660121">
                <text:p>-2.01401293660121</text:p>
              </table:table-cell>
              <table:table-cell office:value-type="float" office:value="-0.0149975035053521">
                <text:p>-0.0149975035053521</text:p>
              </table:table-cell>
              <table:table-cell office:value-type="float" office:value="-0.0599900140214083">
                <text:p>-0.0599900140214083</text:p>
              </table:table-cell>
              <table:table-cell office:value-type="float" office:value="-0.134977531548169">
                <text:p>-0.1349775315481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-2.10656160854119">
                <text:p>-2.10656160854119</text:p>
              </table:table-cell>
              <table:table-cell office:value-type="float" office:value="-0.014991792346363">
                <text:p>-0.014991792346363</text:p>
              </table:table-cell>
              <table:table-cell office:value-type="float" office:value="-0.0599671693854519">
                <text:p>-0.0599671693854519</text:p>
              </table:table-cell>
              <table:table-cell office:value-type="float" office:value="-0.134926131117267">
                <text:p>-0.1349261311172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-2.19946985699484">
                <text:p>-2.19946985699484</text:p>
              </table:table-cell>
              <table:table-cell office:value-type="float" office:value="-0.0149860811873739">
                <text:p>-0.0149860811873739</text:p>
              </table:table-cell>
              <table:table-cell office:value-type="float" office:value="-0.0599443247494956">
                <text:p>-0.0599443247494956</text:p>
              </table:table-cell>
              <table:table-cell office:value-type="float" office:value="-0.134874730686365">
                <text:p>-0.1348747306863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-2.28511747720168">
                <text:p>-2.28511747720168</text:p>
              </table:table-cell>
              <table:table-cell office:value-type="float" office:value="-0.0149803700283848">
                <text:p>-0.0149803700283848</text:p>
              </table:table-cell>
              <table:table-cell office:value-type="float" office:value="-0.0599214801135392">
                <text:p>-0.0599214801135392</text:p>
              </table:table-cell>
              <table:table-cell office:value-type="float" office:value="-0.134823330255463">
                <text:p>-0.1348233302554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-2.36436720195699">
                <text:p>-2.36436720195699</text:p>
              </table:table-cell>
              <table:table-cell office:value-type="float" office:value="-0.0149746588693957">
                <text:p>-0.0149746588693957</text:p>
              </table:table-cell>
              <table:table-cell office:value-type="float" office:value="-0.0598986354775828">
                <text:p>-0.0598986354775828</text:p>
              </table:table-cell>
              <table:table-cell office:value-type="float" office:value="-0.134771929824561">
                <text:p>-0.1347719298245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-2.44769725006867">
                <text:p>-2.44769725006867</text:p>
              </table:table-cell>
              <table:table-cell office:value-type="float" office:value="-0.0149689477104066">
                <text:p>-0.0149689477104066</text:p>
              </table:table-cell>
              <table:table-cell office:value-type="float" office:value="-0.0598757908416265">
                <text:p>-0.0598757908416265</text:p>
              </table:table-cell>
              <table:table-cell office:value-type="float" office:value="-0.13472052939366">
                <text:p>-0.134720529393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-2.51225556545775">
                <text:p>-2.51225556545775</text:p>
              </table:table-cell>
              <table:table-cell office:value-type="float" office:value="-0.0149632365514175">
                <text:p>-0.0149632365514175</text:p>
              </table:table-cell>
              <table:table-cell office:value-type="float" office:value="-0.0598529462056701">
                <text:p>-0.0598529462056701</text:p>
              </table:table-cell>
              <table:table-cell office:value-type="float" office:value="-0.134669128962758">
                <text:p>-0.1346691289627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-2.64201153793617">
                <text:p>-2.64201153793617</text:p>
              </table:table-cell>
              <table:table-cell office:value-type="float" office:value="-0.0149575253924284">
                <text:p>-0.0149575253924284</text:p>
              </table:table-cell>
              <table:table-cell office:value-type="float" office:value="-0.0598301015697138">
                <text:p>-0.0598301015697138</text:p>
              </table:table-cell>
              <table:table-cell office:value-type="float" office:value="-0.134617728531856">
                <text:p>-0.134617728531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-2.74615831114593">
                <text:p>-2.74615831114593</text:p>
              </table:table-cell>
              <table:table-cell office:value-type="float" office:value="-0.0149518142334393">
                <text:p>-0.0149518142334393</text:p>
              </table:table-cell>
              <table:table-cell office:value-type="float" office:value="-0.0598072569337574">
                <text:p>-0.0598072569337574</text:p>
              </table:table-cell>
              <table:table-cell office:value-type="float" office:value="-0.134566328100954">
                <text:p>-0.1345663281009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-2.85766921580363">
                <text:p>-2.85766921580363</text:p>
              </table:table-cell>
              <table:table-cell office:value-type="float" office:value="-0.0149461030744503">
                <text:p>-0.0149461030744503</text:p>
              </table:table-cell>
              <table:table-cell office:value-type="float" office:value="-0.059784412297801">
                <text:p>-0.059784412297801</text:p>
              </table:table-cell>
              <table:table-cell office:value-type="float" office:value="-0.134514927670052">
                <text:p>-0.1345149276700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-2.95814396372965">
                <text:p>-2.95814396372965</text:p>
              </table:table-cell>
              <table:table-cell office:value-type="float" office:value="-0.0149403919154612">
                <text:p>-0.0149403919154612</text:p>
              </table:table-cell>
              <table:table-cell office:value-type="float" office:value="-0.0597615676618447">
                <text:p>-0.0597615676618447</text:p>
              </table:table-cell>
              <table:table-cell office:value-type="float" office:value="-0.134463527239151">
                <text:p>-0.1344635272391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-3.05909354252215">
                <text:p>-3.05909354252215</text:p>
              </table:table-cell>
              <table:table-cell office:value-type="float" office:value="-0.0149346807564721">
                <text:p>-0.0149346807564721</text:p>
              </table:table-cell>
              <table:table-cell office:value-type="float" office:value="-0.0597387230258883">
                <text:p>-0.0597387230258883</text:p>
              </table:table-cell>
              <table:table-cell office:value-type="float" office:value="-0.134412126808249">
                <text:p>-0.1344121268082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-3.18426876853989">
                <text:p>-3.18426876853989</text:p>
              </table:table-cell>
              <table:table-cell office:value-type="float" office:value="-0.014928969597483">
                <text:p>-0.014928969597483</text:p>
              </table:table-cell>
              <table:table-cell office:value-type="float" office:value="-0.0597158783899319">
                <text:p>-0.0597158783899319</text:p>
              </table:table-cell>
              <table:table-cell office:value-type="float" office:value="-0.134360726377347">
                <text:p>-0.1343607263773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-3.28712086827283">
                <text:p>-3.28712086827283</text:p>
              </table:table-cell>
              <table:table-cell office:value-type="float" office:value="-0.0149232584384939">
                <text:p>-0.0149232584384939</text:p>
              </table:table-cell>
              <table:table-cell office:value-type="float" office:value="-0.0596930337539756">
                <text:p>-0.0596930337539756</text:p>
              </table:table-cell>
              <table:table-cell office:value-type="float" office:value="-0.134309325946445">
                <text:p>-0.1343093259464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-3.42090269914972">
                <text:p>-3.42090269914972</text:p>
              </table:table-cell>
              <table:table-cell office:value-type="float" office:value="-0.0149175472795048">
                <text:p>-0.0149175472795048</text:p>
              </table:table-cell>
              <table:table-cell office:value-type="float" office:value="-0.0596701891180192">
                <text:p>-0.0596701891180192</text:p>
              </table:table-cell>
              <table:table-cell office:value-type="float" office:value="-0.134257925515543">
                <text:p>-0.1342579255155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-3.54677192684326">
                <text:p>-3.54677192684326</text:p>
              </table:table-cell>
              <table:table-cell office:value-type="float" office:value="-0.0149118361205157">
                <text:p>-0.0149118361205157</text:p>
              </table:table-cell>
              <table:table-cell office:value-type="float" office:value="-0.0596473444820629">
                <text:p>-0.0596473444820629</text:p>
              </table:table-cell>
              <table:table-cell office:value-type="float" office:value="-0.134206525084641">
                <text:p>-0.1342065250846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-3.65513363201121">
                <text:p>-3.65513363201121</text:p>
              </table:table-cell>
              <table:table-cell office:value-type="float" office:value="-0.0149061249615266">
                <text:p>-0.0149061249615266</text:p>
              </table:table-cell>
              <table:table-cell office:value-type="float" office:value="-0.0596244998461065">
                <text:p>-0.0596244998461065</text:p>
              </table:table-cell>
              <table:table-cell office:value-type="float" office:value="-0.13415512465374">
                <text:p>-0.134155124653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-3.80279405654295">
                <text:p>-3.80279405654295</text:p>
              </table:table-cell>
              <table:table-cell office:value-type="float" office:value="-0.0149004138025375">
                <text:p>-0.0149004138025375</text:p>
              </table:table-cell>
              <table:table-cell office:value-type="float" office:value="-0.0596016552101501">
                <text:p>-0.0596016552101501</text:p>
              </table:table-cell>
              <table:table-cell office:value-type="float" office:value="-0.134103724222838">
                <text:p>-0.1341037242228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-3.94881433614501">
                <text:p>-3.94881433614501</text:p>
              </table:table-cell>
              <table:table-cell office:value-type="float" office:value="-0.0148947026435484">
                <text:p>-0.0148947026435484</text:p>
              </table:table-cell>
              <table:table-cell office:value-type="float" office:value="-0.0595788105741938">
                <text:p>-0.0595788105741938</text:p>
              </table:table-cell>
              <table:table-cell office:value-type="float" office:value="-0.134052323791936">
                <text:p>-0.1340523237919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-4.10796510766688">
                <text:p>-4.10796510766688</text:p>
              </table:table-cell>
              <table:table-cell office:value-type="float" office:value="-0.0148889914845594">
                <text:p>-0.0148889914845594</text:p>
              </table:table-cell>
              <table:table-cell office:value-type="float" office:value="-0.0595559659382374">
                <text:p>-0.0595559659382374</text:p>
              </table:table-cell>
              <table:table-cell office:value-type="float" office:value="-0.134000923361034">
                <text:p>-0.1340009233610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-4.25753688612769">
                <text:p>-4.25753688612769</text:p>
              </table:table-cell>
              <table:table-cell office:value-type="float" office:value="-0.0148832803255703">
                <text:p>-0.0148832803255703</text:p>
              </table:table-cell>
              <table:table-cell office:value-type="float" office:value="-0.0595331213022811">
                <text:p>-0.0595331213022811</text:p>
              </table:table-cell>
              <table:table-cell office:value-type="float" office:value="-0.133949522930132">
                <text:p>-0.1339495229301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-4.41373183260511">
                <text:p>-4.41373183260511</text:p>
              </table:table-cell>
              <table:table-cell office:value-type="float" office:value="-0.0148775691665812">
                <text:p>-0.0148775691665812</text:p>
              </table:table-cell>
              <table:table-cell office:value-type="float" office:value="-0.0595102766663247">
                <text:p>-0.0595102766663247</text:p>
              </table:table-cell>
              <table:table-cell office:value-type="float" office:value="-0.133898122499231">
                <text:p>-0.1338981224992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-4.62163556279956">
                <text:p>-4.62163556279956</text:p>
              </table:table-cell>
              <table:table-cell office:value-type="float" office:value="-0.0148718580075921">
                <text:p>-0.0148718580075921</text:p>
              </table:table-cell>
              <table:table-cell office:value-type="float" office:value="-0.0594874320303683">
                <text:p>-0.0594874320303683</text:p>
              </table:table-cell>
              <table:table-cell office:value-type="float" office:value="-0.133846722068329">
                <text:p>-0.133846722068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-4.78240641985742">
                <text:p>-4.78240641985742</text:p>
              </table:table-cell>
              <table:table-cell office:value-type="float" office:value="-0.014866146848603">
                <text:p>-0.014866146848603</text:p>
              </table:table-cell>
              <table:table-cell office:value-type="float" office:value="-0.059464587394412">
                <text:p>-0.059464587394412</text:p>
              </table:table-cell>
              <table:table-cell office:value-type="float" office:value="-0.133795321637427">
                <text:p>-0.1337953216374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-4.94698712475864">
                <text:p>-4.94698712475864</text:p>
              </table:table-cell>
              <table:table-cell office:value-type="float" office:value="-0.0148604356896139">
                <text:p>-0.0148604356896139</text:p>
              </table:table-cell>
              <table:table-cell office:value-type="float" office:value="-0.0594417427584556">
                <text:p>-0.0594417427584556</text:p>
              </table:table-cell>
              <table:table-cell office:value-type="float" office:value="-0.133743921206525">
                <text:p>-0.1337439212065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-5.12079452581331">
                <text:p>-5.12079452581331</text:p>
              </table:table-cell>
              <table:table-cell office:value-type="float" office:value="-0.0148547245306248">
                <text:p>-0.0148547245306248</text:p>
              </table:table-cell>
              <table:table-cell office:value-type="float" office:value="-0.0594188981224992">
                <text:p>-0.0594188981224992</text:p>
              </table:table-cell>
              <table:table-cell office:value-type="float" office:value="-0.133692520775623">
                <text:p>-0.1336925207756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-5.3578479714941">
                <text:p>-5.3578479714941</text:p>
              </table:table-cell>
              <table:table-cell office:value-type="float" office:value="-0.0148490133716357">
                <text:p>-0.0148490133716357</text:p>
              </table:table-cell>
              <table:table-cell office:value-type="float" office:value="-0.0593960534865429">
                <text:p>-0.0593960534865429</text:p>
              </table:table-cell>
              <table:table-cell office:value-type="float" office:value="-0.133641120344721">
                <text:p>-0.1336411203447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-5.5581987152103">
                <text:p>-5.5581987152103</text:p>
              </table:table-cell>
              <table:table-cell office:value-type="float" office:value="-0.0148433022126466">
                <text:p>-0.0148433022126466</text:p>
              </table:table-cell>
              <table:table-cell office:value-type="float" office:value="-0.0593732088505865">
                <text:p>-0.0593732088505865</text:p>
              </table:table-cell>
              <table:table-cell office:value-type="float" office:value="-0.13358971991382">
                <text:p>-0.133589719913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-5.76285592463878">
                <text:p>-5.76285592463878</text:p>
              </table:table-cell>
              <table:table-cell office:value-type="float" office:value="-0.0148375910536575">
                <text:p>-0.0148375910536575</text:p>
              </table:table-cell>
              <table:table-cell office:value-type="float" office:value="-0.0593503642146302">
                <text:p>-0.0593503642146302</text:p>
              </table:table-cell>
              <table:table-cell office:value-type="float" office:value="-0.133538319482918">
                <text:p>-0.1335383194829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-6.02286458484476">
                <text:p>-6.02286458484476</text:p>
              </table:table-cell>
              <table:table-cell office:value-type="float" office:value="-0.0148318798946684">
                <text:p>-0.0148318798946684</text:p>
              </table:table-cell>
              <table:table-cell office:value-type="float" office:value="-0.0593275195786738">
                <text:p>-0.0593275195786738</text:p>
              </table:table-cell>
              <table:table-cell office:value-type="float" office:value="-0.133486919052016">
                <text:p>-0.1334869190520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-6.28546776167305">
                <text:p>-6.28546776167305</text:p>
              </table:table-cell>
              <table:table-cell office:value-type="float" office:value="-0.0148261687356794">
                <text:p>-0.0148261687356794</text:p>
              </table:table-cell>
              <table:table-cell office:value-type="float" office:value="-0.0593046749427174">
                <text:p>-0.0593046749427174</text:p>
              </table:table-cell>
              <table:table-cell office:value-type="float" office:value="-0.133435518621114">
                <text:p>-0.1334355186211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-6.52847000007049">
                <text:p>-6.52847000007049</text:p>
              </table:table-cell>
              <table:table-cell office:value-type="float" office:value="-0.0148204575766903">
                <text:p>-0.0148204575766903</text:p>
              </table:table-cell>
              <table:table-cell office:value-type="float" office:value="-0.0592818303067611">
                <text:p>-0.0592818303067611</text:p>
              </table:table-cell>
              <table:table-cell office:value-type="float" office:value="-0.133384118190212">
                <text:p>-0.1333841181902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-6.79838826770711">
                <text:p>-6.79838826770711</text:p>
              </table:table-cell>
              <table:table-cell office:value-type="float" office:value="-0.0148147464177012">
                <text:p>-0.0148147464177012</text:p>
              </table:table-cell>
              <table:table-cell office:value-type="float" office:value="-0.0592589856708047">
                <text:p>-0.0592589856708047</text:p>
              </table:table-cell>
              <table:table-cell office:value-type="float" office:value="-0.133332717759311">
                <text:p>-0.1333327177593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-7.08170754100709">
                <text:p>-7.08170754100709</text:p>
              </table:table-cell>
              <table:table-cell office:value-type="float" office:value="-0.0148090352587121">
                <text:p>-0.0148090352587121</text:p>
              </table:table-cell>
              <table:table-cell office:value-type="float" office:value="-0.0592361410348483">
                <text:p>-0.0592361410348483</text:p>
              </table:table-cell>
              <table:table-cell office:value-type="float" office:value="-0.133281317328409">
                <text:p>-0.1332813173284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-7.40892486440722">
                <text:p>-7.40892486440722</text:p>
              </table:table-cell>
              <table:table-cell office:value-type="float" office:value="-0.014803324099723">
                <text:p>-0.014803324099723</text:p>
              </table:table-cell>
              <table:table-cell office:value-type="float" office:value="-0.059213296398892">
                <text:p>-0.059213296398892</text:p>
              </table:table-cell>
              <table:table-cell office:value-type="float" office:value="-0.133229916897507">
                <text:p>-0.1332299168975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-7.74683334564801">
                <text:p>-7.74683334564801</text:p>
              </table:table-cell>
              <table:table-cell office:value-type="float" office:value="-0.0147976129407339">
                <text:p>-0.0147976129407339</text:p>
              </table:table-cell>
              <table:table-cell office:value-type="float" office:value="-0.0591904517629356">
                <text:p>-0.0591904517629356</text:p>
              </table:table-cell>
              <table:table-cell office:value-type="float" office:value="-0.133178516466605">
                <text:p>-0.1331785164666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-8.04640582153761">
                <text:p>-8.04640582153761</text:p>
              </table:table-cell>
              <table:table-cell office:value-type="float" office:value="-0.0147919017817448">
                <text:p>-0.0147919017817448</text:p>
              </table:table-cell>
              <table:table-cell office:value-type="float" office:value="-0.0591676071269792">
                <text:p>-0.0591676071269792</text:p>
              </table:table-cell>
              <table:table-cell office:value-type="float" office:value="-0.133127116035703">
                <text:p>-0.1331271160357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-8.39429184148411">
                <text:p>-8.39429184148411</text:p>
              </table:table-cell>
              <table:table-cell office:value-type="float" office:value="-0.0147861906227557">
                <text:p>-0.0147861906227557</text:p>
              </table:table-cell>
              <table:table-cell office:value-type="float" office:value="-0.0591447624910229">
                <text:p>-0.0591447624910229</text:p>
              </table:table-cell>
              <table:table-cell office:value-type="float" office:value="-0.133075715604802">
                <text:p>-0.1330757156048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-8.85773580861947">
                <text:p>-8.85773580861947</text:p>
              </table:table-cell>
              <table:table-cell office:value-type="float" office:value="-0.0147804794637666">
                <text:p>-0.0147804794637666</text:p>
              </table:table-cell>
              <table:table-cell office:value-type="float" office:value="-0.0591219178550665">
                <text:p>-0.0591219178550665</text:p>
              </table:table-cell>
              <table:table-cell office:value-type="float" office:value="-0.1330243151739">
                <text:p>-0.13302431517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-9.15576749589094">
                <text:p>-9.15576749589094</text:p>
              </table:table-cell>
              <table:table-cell office:value-type="float" office:value="-0.0147747683047775">
                <text:p>-0.0147747683047775</text:p>
              </table:table-cell>
              <table:table-cell office:value-type="float" office:value="-0.0590990732191102">
                <text:p>-0.0590990732191102</text:p>
              </table:table-cell>
              <table:table-cell office:value-type="float" office:value="-0.132972914742998">
                <text:p>-0.1329729147429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-9.65101736767527">
                <text:p>-9.65101736767527</text:p>
              </table:table-cell>
              <table:table-cell office:value-type="float" office:value="-0.0147690571457884">
                <text:p>-0.0147690571457884</text:p>
              </table:table-cell>
              <table:table-cell office:value-type="float" office:value="-0.0590762285831538">
                <text:p>-0.0590762285831538</text:p>
              </table:table-cell>
              <table:table-cell office:value-type="float" office:value="-0.132921514312096">
                <text:p>-0.1329215143120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-10.1468033111562">
                <text:p>-10.1468033111562</text:p>
              </table:table-cell>
              <table:table-cell office:value-type="float" office:value="-0.0147633459867994">
                <text:p>-0.0147633459867994</text:p>
              </table:table-cell>
              <table:table-cell office:value-type="float" office:value="-0.0590533839471974">
                <text:p>-0.0590533839471974</text:p>
              </table:table-cell>
              <table:table-cell office:value-type="float" office:value="-0.132870113881194">
                <text:p>-0.132870113881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-10.484719882939">
                <text:p>-10.484719882939</text:p>
              </table:table-cell>
              <table:table-cell office:value-type="float" office:value="-0.0147576348278103">
                <text:p>-0.0147576348278103</text:p>
              </table:table-cell>
              <table:table-cell office:value-type="float" office:value="-0.0590305393112411">
                <text:p>-0.0590305393112411</text:p>
              </table:table-cell>
              <table:table-cell office:value-type="float" office:value="-0.132818713450292">
                <text:p>-0.1328187134502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-11.3171655636683">
                <text:p>-11.3171655636683</text:p>
              </table:table-cell>
              <table:table-cell office:value-type="float" office:value="-0.0147519236688212">
                <text:p>-0.0147519236688212</text:p>
              </table:table-cell>
              <table:table-cell office:value-type="float" office:value="-0.0590076946752847">
                <text:p>-0.0590076946752847</text:p>
              </table:table-cell>
              <table:table-cell office:value-type="float" office:value="-0.132767313019391">
                <text:p>-0.1327673130193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-11.8248857169044">
                <text:p>-11.8248857169044</text:p>
              </table:table-cell>
              <table:table-cell office:value-type="float" office:value="-0.0147462125098321">
                <text:p>-0.0147462125098321</text:p>
              </table:table-cell>
              <table:table-cell office:value-type="float" office:value="-0.0589848500393283">
                <text:p>-0.0589848500393283</text:p>
              </table:table-cell>
              <table:table-cell office:value-type="float" office:value="-0.132715912588489">
                <text:p>-0.1327159125884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-12.6527692277617">
                <text:p>-12.6527692277617</text:p>
              </table:table-cell>
              <table:table-cell office:value-type="float" office:value="-0.014740501350843">
                <text:p>-0.014740501350843</text:p>
              </table:table-cell>
              <table:table-cell office:value-type="float" office:value="-0.058962005403372">
                <text:p>-0.058962005403372</text:p>
              </table:table-cell>
              <table:table-cell office:value-type="float" office:value="-0.132664512157587">
                <text:p>-0.1326645121575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-13.2977656404211">
                <text:p>-13.2977656404211</text:p>
              </table:table-cell>
              <table:table-cell office:value-type="float" office:value="-0.0147347901918539">
                <text:p>-0.0147347901918539</text:p>
              </table:table-cell>
              <table:table-cell office:value-type="float" office:value="-0.0589391607674156">
                <text:p>-0.0589391607674156</text:p>
              </table:table-cell>
              <table:table-cell office:value-type="float" office:value="-0.132613111726685">
                <text:p>-0.1326131117266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-14.2859127326723">
                <text:p>-14.2859127326723</text:p>
              </table:table-cell>
              <table:table-cell office:value-type="float" office:value="-0.0147290790328648">
                <text:p>-0.0147290790328648</text:p>
              </table:table-cell>
              <table:table-cell office:value-type="float" office:value="-0.0589163161314592">
                <text:p>-0.0589163161314592</text:p>
              </table:table-cell>
              <table:table-cell office:value-type="float" office:value="-0.132561711295783">
                <text:p>-0.1325617112957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-15.3394128853218">
                <text:p>-15.3394128853218</text:p>
              </table:table-cell>
              <table:table-cell office:value-type="float" office:value="-0.0147233678738757">
                <text:p>-0.0147233678738757</text:p>
              </table:table-cell>
              <table:table-cell office:value-type="float" office:value="-0.0588934714955029">
                <text:p>-0.0588934714955029</text:p>
              </table:table-cell>
              <table:table-cell office:value-type="float" office:value="-0.132510310864882">
                <text:p>-0.1325103108648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-16.4608967694675">
                <text:p>-16.4608967694675</text:p>
              </table:table-cell>
              <table:table-cell office:value-type="float" office:value="-0.0147176567148866">
                <text:p>-0.0147176567148866</text:p>
              </table:table-cell>
              <table:table-cell office:value-type="float" office:value="-0.0588706268595465">
                <text:p>-0.0588706268595465</text:p>
              </table:table-cell>
              <table:table-cell office:value-type="float" office:value="-0.13245891043398">
                <text:p>-0.132458910433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-17.9944501101242">
                <text:p>-17.9944501101242</text:p>
              </table:table-cell>
              <table:table-cell office:value-type="float" office:value="-0.0147119455558975">
                <text:p>-0.0147119455558975</text:p>
              </table:table-cell>
              <table:table-cell office:value-type="float" office:value="-0.0588477822235902">
                <text:p>-0.0588477822235902</text:p>
              </table:table-cell>
              <table:table-cell office:value-type="float" office:value="-0.132407510003078">
                <text:p>-0.132407510003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